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yfn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13739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" table:style-name="ta1">
        <table:shapes>
          <draw:frame draw:z-index="0" draw:style-name="gr1" draw:text-style-name="P1" svg:width="1364.57pt" svg:height="810.17pt" svg:x="886.37pt" svg:y="15.82pt">
            <loext:p draw:notify-on-update-of-ranges="bench.A2:bench.A70 bench.B1:bench.B1 bench.B2:bench.B70 bench.A2:bench.A70 bench.C1:bench.C1 bench.C2:bench.C70 bench.A2:bench.A70 bench.D1:bench.D1 bench.D2:bench.D70 bench.A2:bench.A70 bench.E1:bench.E1 bench.E2:bench.E70 bench.A2:bench.A70 bench.F1:bench.F1 bench.F2:bench.F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qrt</text:p>
          </table:table-cell>
          <table:table-cell table:style-name="Default" office:value-type="string" calcext:value-type="string">
            <text:p>other2</text:p>
          </table:table-cell>
          <table:table-cell office:value-type="string" calcext:value-type="string">
            <text:p>other3</text:p>
          </table:table-cell>
          <table:table-cell office:value-type="string" calcext:value-type="string">
            <text:p>constant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G([.A2]/[.$H$7];2)/[.$H$6]" office:value-type="float" office:value="1.85754247590989" calcext:value-type="float">
            <text:p>1.8575424759</text:p>
          </table:table-cell>
          <table:table-cell table:formula="of:=SQRT(SQRT(3)*[.A2]/[.$G$2])" office:value-type="float" office:value="0.537284965911771" calcext:value-type="float">
            <text:p>0.5372849659</text:p>
          </table:table-cell>
          <table:table-cell table:style-name="ce1" table:formula="of:=-CRAZYCALC([.$G$3];[.$G$4]*[.A2];[.$G$5])" office:value-type="string" office:string-value="" calcext:value-type="error">
            <text:p>#VALUE!</text:p>
          </table:table-cell>
          <table:table-cell table:formula="of:=-([.I2]+[.$G$5]^2/(27*[.$G$3]^2*[.I2])+[.$G$5]/(3^(3/2)*[.$G$3]))" office:value-type="float" office:value="1.68536049557808" calcext:value-type="float">
            <text:p>1.68536049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qrt t</text:p>
          </table:table-cell>
          <table:table-cell table:formula="of:=(SQRT(-[.$G$4]*[.A2]*(4*[.$G$5]^3-3^(9/2)*[.$G$3]^2*[.$G$4]*[.A2]))/(2*3^(9/4)*[.$G$3]^2)-(3^(9/2)*[.$G$3]^2*[.$G$4]*[.A2]-2*[.$G$5]^3)/(2*3^(9/2)*[.$G$3]^3))^(1/3)" office:value-type="float" office:value="-0.191403045111924" calcext:value-type="float">
            <text:p>-0.1914030451</text:p>
          </table:table-cell>
          <table:table-cell table:formula="of:=([.K2]-[.L2])^(1/3)" office:value-type="float" office:value="-0.191403045111916" calcext:value-type="float">
            <text:p>-0.1914030451</text:p>
          </table:table-cell>
          <table:table-cell table:formula="of:=SQRT(-[.$G$4]*[.A2]*(4*([.$G$5]/3^(3/2))^3-[.$G$3]^2*[.$G$4]*[.A2]))/(2*[.$G$3]^2)" office:value-type="float" office:value="4.84802956929668" calcext:value-type="float">
            <text:p>4.8480295693</text:p>
          </table:table-cell>
          <table:table-cell table:formula="of:=([.$G$4]*[.A2])/(2*[.$G$3])-([.$G$5]/([.$G$3]*3^(3/2)))^3" office:value-type="float" office:value="4.85504164390953" calcext:value-type="float">
            <text:p>4.85504164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G([.A3]/[.$H$7];2)/[.$H$6]" office:value-type="float" office:value="1.96754529490984" calcext:value-type="float">
            <text:p>1.9675452949</text:p>
          </table:table-cell>
          <table:table-cell table:formula="of:=SQRT(SQRT(3)*[.A3]/[.$G$2])" office:value-type="float" office:value="0.563509226237064" calcext:value-type="float">
            <text:p>0.5635092262</text:p>
          </table:table-cell>
          <table:table-cell table:formula="of:=-([.J3]+[.$G$5]^2/(27*[.$G$3]^2*[.J3])+[.$G$5]/(3^(3/2)*[.$G$3]))" office:value-type="float" office:value="1.75159160355413" calcext:value-type="float">
            <text:p>1.7515916036</text:p>
          </table:table-cell>
          <table:table-cell table:formula="of:=-([.I3]+[.$G$5]^2/(27*[.$G$3]^2*[.I3])+[.$G$5]/(3^(3/2)*[.$G$3]))" office:value-type="float" office:value="1.75159160355404" calcext:value-type="float">
            <text:p>1.7515916036</text:p>
          </table:table-cell>
          <table:table-cell office:value-type="float" office:value="5.77151710583296" calcext:value-type="float">
            <text:p>5.7715171058</text:p>
          </table:table-cell>
          <table:table-cell office:value-type="string" calcext:value-type="string">
            <text:p>other a</text:p>
          </table:table-cell>
          <table:table-cell table:formula="of:=(SQRT(-[.$G$4]*[.A3]*(4*[.$G$5]^3-3^(9/2)*[.$G$3]^2*[.$G$4]*[.A3]))/(2*3^(9/4)*[.$G$3]^2)-(3^(9/2)*[.$G$3]^2*[.$G$4]*[.A3]-2*[.$G$5]^3)/(2*3^(9/2)*[.$G$3]^3))^(1/3)" office:value-type="float" office:value="-0.18510874604397" calcext:value-type="float">
            <text:p>-0.185108746</text:p>
          </table:table-cell>
          <table:table-cell table:formula="of:=([.K3]-[.L3])^(1/3)" office:value-type="float" office:value="-0.185108746043961" calcext:value-type="float">
            <text:p>-0.185108746</text:p>
          </table:table-cell>
          <table:table-cell table:formula="of:=SQRT(-[.$G$4]*[.A3]*(4*([.$G$5]/3^(3/2))^3-[.$G$3]^2*[.$G$4]*[.A3]))/(2*[.$G$3]^2)" office:value-type="float" office:value="5.36028723238981" calcext:value-type="float">
            <text:p>5.3602872324</text:p>
          </table:table-cell>
          <table:table-cell table:formula="of:=([.$G$4]*[.A3])/(2*[.$G$3])-([.$G$5]/([.$G$3]*3^(3/2)))^3" office:value-type="float" office:value="5.36663002945443" calcext:value-type="float">
            <text:p>5.36663002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LOG([.A4]/[.$H$7];2)/[.$H$6]" office:value-type="float" office:value="2.06797000057692" calcext:value-type="float">
            <text:p>2.0679700006</text:p>
          </table:table-cell>
          <table:table-cell table:formula="of:=SQRT(SQRT(3)*[.A4]/[.$G$2])" office:value-type="float" office:value="0.588566191276542" calcext:value-type="float">
            <text:p>0.5885661913</text:p>
          </table:table-cell>
          <table:table-cell table:formula="of:=-([.J4]+[.$G$5]^2/(27*[.$G$3]^2*[.J4])+[.$G$5]/(3^(3/2)*[.$G$3]))" office:value-type="float" office:value="1.8140898159584" calcext:value-type="float">
            <text:p>1.814089816</text:p>
          </table:table-cell>
          <table:table-cell table:formula="of:=-([.I4]+[.$G$5]^2/(27*[.$G$3]^2*[.I4])+[.$G$5]/(3^(3/2)*[.$G$3]))" office:value-type="float" office:value="1.8140898159584" calcext:value-type="float">
            <text:p>1.814089816</text:p>
          </table:table-cell>
          <table:table-cell office:value-type="float" office:value="5.90528223663569" calcext:value-type="float">
            <text:p>5.9052822366</text:p>
          </table:table-cell>
          <table:table-cell office:value-type="string" calcext:value-type="string">
            <text:p>other b</text:p>
          </table:table-cell>
          <table:table-cell table:formula="of:=(SQRT(-[.$G$4]*[.A4]*(4*[.$G$5]^3-3^(9/2)*[.$G$3]^2*[.$G$4]*[.A4]))/(2*3^(9/4)*[.$G$3]^2)-(3^(9/2)*[.$G$3]^2*[.$G$4]*[.A4]-2*[.$G$5]^3)/(2*3^(9/2)*[.$G$3]^3))^(1/3)" office:value-type="float" office:value="-0.179568984708863" calcext:value-type="float">
            <text:p>-0.1795689847</text:p>
          </table:table-cell>
          <table:table-cell table:formula="of:=([.K4]-[.L4])^(1/3)" office:value-type="float" office:value="-0.179568984708863" calcext:value-type="float">
            <text:p>-0.1795689847</text:p>
          </table:table-cell>
          <table:table-cell table:formula="of:=SQRT(-[.$G$4]*[.A4]*(4*([.$G$5]/3^(3/2))^3-[.$G$3]^2*[.$G$4]*[.A4]))/(2*[.$G$3]^2)" office:value-type="float" office:value="5.87242820944764" calcext:value-type="float">
            <text:p>5.8724282094</text:p>
          </table:table-cell>
          <table:table-cell table:formula="of:=([.$G$4]*[.A4])/(2*[.$G$3])-([.$G$5]/([.$G$3]*3^(3/2)))^3" office:value-type="float" office:value="5.87821841499933" calcext:value-type="float">
            <text:p>5.8782184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LOG([.A5]/[.$H$7];2)/[.$H$6]" office:value-type="float" office:value="2.16035177451287" calcext:value-type="float">
            <text:p>2.1603517745</text:p>
          </table:table-cell>
          <table:table-cell table:formula="of:=SQRT(SQRT(3)*[.A5]/[.$G$2])" office:value-type="float" office:value="0.612599114407829" calcext:value-type="float">
            <text:p>0.6125991144</text:p>
          </table:table-cell>
          <table:table-cell table:formula="of:=-([.J5]+[.$G$5]^2/(27*[.$G$3]^2*[.J5])+[.$G$5]/(3^(3/2)*[.$G$3]))" office:value-type="float" office:value="1.87334633843676" calcext:value-type="float">
            <text:p>1.8733463384</text:p>
          </table:table-cell>
          <table:table-cell table:formula="of:=-([.I5]+[.$G$5]^2/(27*[.$G$3]^2*[.I5])+[.$G$5]/(3^(3/2)*[.$G$3]))" office:value-type="float" office:value="1.87334633843664" calcext:value-type="float">
            <text:p>1.8733463384</text:p>
          </table:table-cell>
          <table:table-cell office:value-type="float" office:value="19.161573107953" calcext:value-type="float">
            <text:p>19.161573108</text:p>
          </table:table-cell>
          <table:table-cell office:value-type="string" calcext:value-type="string">
            <text:p>other t</text:p>
          </table:table-cell>
          <table:table-cell table:formula="of:=(SQRT(-[.$G$4]*[.A5]*(4*[.$G$5]^3-3^(9/2)*[.$G$3]^2*[.$G$4]*[.A5]))/(2*3^(9/4)*[.$G$3]^2)-(3^(9/2)*[.$G$3]^2*[.$G$4]*[.A5]-2*[.$G$5]^3)/(2*3^(9/2)*[.$G$3]^3))^(1/3)" office:value-type="float" office:value="-0.174638377719932" calcext:value-type="float">
            <text:p>-0.1746383777</text:p>
          </table:table-cell>
          <table:table-cell table:formula="of:=([.K5]-[.L5])^(1/3)" office:value-type="float" office:value="-0.174638377719923" calcext:value-type="float">
            <text:p>-0.1746383777</text:p>
          </table:table-cell>
          <table:table-cell table:formula="of:=SQRT(-[.$G$4]*[.A5]*(4*([.$G$5]/3^(3/2))^3-[.$G$3]^2*[.$G$4]*[.A5]))/(2*[.$G$3]^2)" office:value-type="float" office:value="6.38448058098389" calcext:value-type="float">
            <text:p>6.384480581</text:p>
          </table:table-cell>
          <table:table-cell table:formula="of:=([.$G$4]*[.A5])/(2*[.$G$3])-([.$G$5]/([.$G$3]*3^(3/2)))^3" office:value-type="float" office:value="6.38980680054422" calcext:value-type="float">
            <text:p>6.38980680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LOG([.A6]/[.$H$7];2)/[.$H$6]" office:value-type="float" office:value="2.24588393764608" calcext:value-type="float">
            <text:p>2.2458839376</text:p>
          </table:table-cell>
          <table:table-cell table:formula="of:=SQRT(SQRT(3)*[.A6]/[.$G$2])" office:value-type="float" office:value="0.635724144918799" calcext:value-type="float">
            <text:p>0.6357241449</text:p>
          </table:table-cell>
          <table:table-cell table:formula="of:=-([.J6]+[.$G$5]^2/(27*[.$G$3]^2*[.J6])+[.$G$5]/(3^(3/2)*[.$G$3]))" office:value-type="float" office:value="1.92975596795366" calcext:value-type="float">
            <text:p>1.929755968</text:p>
          </table:table-cell>
          <table:table-cell table:formula="of:=-([.I6]+[.$G$5]^2/(27*[.$G$3]^2*[.I6])+[.$G$5]/(3^(3/2)*[.$G$3]))" office:value-type="float" office:value="1.92975596795352" calcext:value-type="float">
            <text:p>1.929755968</text:p>
          </table:table-cell>
          <table:table-cell office:value-type="string" calcext:value-type="string">
            <text:p>logdenom</text:p>
          </table:table-cell>
          <table:table-cell office:value-type="float" office:value="1.25" calcext:value-type="float">
            <text:p>1.25</text:p>
          </table:table-cell>
          <table:table-cell table:formula="of:=(SQRT(-[.$G$4]*[.A6]*(4*[.$G$5]^3-3^(9/2)*[.$G$3]^2*[.$G$4]*[.A6]))/(2*3^(9/4)*[.$G$3]^2)-(3^(9/2)*[.$G$3]^2*[.$G$4]*[.A6]-2*[.$G$5]^3)/(2*3^(9/2)*[.$G$3]^3))^(1/3)" office:value-type="float" office:value="-0.170208539594211" calcext:value-type="float">
            <text:p>-0.1702085396</text:p>
          </table:table-cell>
          <table:table-cell table:formula="of:=([.K6]-[.L6])^(1/3)" office:value-type="float" office:value="-0.170208539594201" calcext:value-type="float">
            <text:p>-0.1702085396</text:p>
          </table:table-cell>
          <table:table-cell table:formula="of:=SQRT(-[.$G$4]*[.A6]*(4*([.$G$5]/3^(3/2))^3-[.$G$3]^2*[.$G$4]*[.A6]))/(2*[.$G$3]^2)" office:value-type="float" office:value="6.89646408351796" calcext:value-type="float">
            <text:p>6.8964640835</text:p>
          </table:table-cell>
          <table:table-cell table:formula="of:=([.$G$4]*[.A6])/(2*[.$G$3])-([.$G$5]/([.$G$3]*3^(3/2)))^3" office:value-type="float" office:value="6.90139518608912" calcext:value-type="float">
            <text:p>6.901395186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LOG([.A7]/[.$H$7];2)/[.$H$6]" office:value-type="float" office:value="2.32551247648682" calcext:value-type="float">
            <text:p>2.3255124765</text:p>
          </table:table-cell>
          <table:table-cell table:formula="of:=SQRT(SQRT(3)*[.A7]/[.$G$2])" office:value-type="float" office:value="0.658037006476246" calcext:value-type="float">
            <text:p>0.6580370065</text:p>
          </table:table-cell>
          <table:table-cell table:formula="of:=-([.J7]+[.$G$5]^2/(27*[.$G$3]^2*[.J7])+[.$G$5]/(3^(3/2)*[.$G$3]))" office:value-type="float" office:value="1.98364140995166" calcext:value-type="float">
            <text:p>1.98364141</text:p>
          </table:table-cell>
          <table:table-cell table:formula="of:=-([.I7]+[.$G$5]^2/(27*[.$G$3]^2*[.I7])+[.$G$5]/(3^(3/2)*[.$G$3]))" office:value-type="float" office:value="1.98364140995137" calcext:value-type="float">
            <text:p>1.98364141</text:p>
          </table:table-cell>
          <table:table-cell office:value-type="string" calcext:value-type="string">
            <text:p>logsquish</text:p>
          </table:table-cell>
          <table:table-cell office:value-type="float" office:value="2" calcext:value-type="float">
            <text:p>2</text:p>
          </table:table-cell>
          <table:table-cell table:formula="of:=(SQRT(-[.$G$4]*[.A7]*(4*[.$G$5]^3-3^(9/2)*[.$G$3]^2*[.$G$4]*[.A7]))/(2*3^(9/4)*[.$G$3]^2)-(3^(9/2)*[.$G$3]^2*[.$G$4]*[.A7]-2*[.$G$5]^3)/(2*3^(9/2)*[.$G$3]^3))^(1/3)" office:value-type="float" office:value="-0.166196702205696" calcext:value-type="float">
            <text:p>-0.1661967022</text:p>
          </table:table-cell>
          <table:table-cell table:formula="of:=([.K7]-[.L7])^(1/3)" office:value-type="float" office:value="-0.166196702205675" calcext:value-type="float">
            <text:p>-0.1661967022</text:p>
          </table:table-cell>
          <table:table-cell table:formula="of:=SQRT(-[.$G$4]*[.A7]*(4*([.$G$5]/3^(3/2))^3-[.$G$3]^2*[.$G$4]*[.A7]))/(2*[.$G$3]^2)" office:value-type="float" office:value="7.40839299537997" calcext:value-type="float">
            <text:p>7.4083929954</text:p>
          </table:table-cell>
          <table:table-cell table:formula="of:=([.$G$4]*[.A7])/(2*[.$G$3])-([.$G$5]/([.$G$3]*3^(3/2)))^3" office:value-type="float" office:value="7.41298357163402" calcext:value-type="float">
            <text:p>7.41298357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LOG([.A8]/[.$H$7];2)/[.$H$6]" office:value-type="float" office:value="2.4" calcext:value-type="float">
            <text:p>2.4</text:p>
          </table:table-cell>
          <table:table-cell table:formula="of:=SQRT(SQRT(3)*[.A8]/[.$G$2])" office:value-type="float" office:value="0.679617697938849" calcext:value-type="float">
            <text:p>0.6796176979</text:p>
          </table:table-cell>
          <table:table-cell table:formula="of:=-([.J8]+[.$G$5]^2/(27*[.$G$3]^2*[.J8])+[.$G$5]/(3^(3/2)*[.$G$3]))" office:value-type="float" office:value="2.03527027489624" calcext:value-type="float">
            <text:p>2.0352702749</text:p>
          </table:table-cell>
          <table:table-cell table:formula="of:=-([.I8]+[.$G$5]^2/(27*[.$G$3]^2*[.I8])+[.$G$5]/(3^(3/2)*[.$G$3]))" office:value-type="float" office:value="2.03527027489624" calcext:value-type="float">
            <text:p>2.0352702749</text:p>
          </table:table-cell>
          <table:table-cell table:number-columns-repeated="2"/>
          <table:table-cell table:formula="of:=(SQRT(-[.$G$4]*[.A8]*(4*[.$G$5]^3-3^(9/2)*[.$G$3]^2*[.$G$4]*[.A8]))/(2*3^(9/4)*[.$G$3]^2)-(3^(9/2)*[.$G$3]^2*[.$G$4]*[.A8]-2*[.$G$5]^3)/(2*3^(9/2)*[.$G$3]^3))^(1/3)" office:value-type="float" office:value="-0.16253835984638" calcext:value-type="float">
            <text:p>-0.1625383598</text:p>
          </table:table-cell>
          <table:table-cell table:formula="of:=([.K8]-[.L8])^(1/3)" office:value-type="float" office:value="-0.16253835984638" calcext:value-type="float">
            <text:p>-0.1625383598</text:p>
          </table:table-cell>
          <table:table-cell table:formula="of:=SQRT(-[.$G$4]*[.A8]*(4*([.$G$5]/3^(3/2))^3-[.$G$3]^2*[.$G$4]*[.A8]))/(2*[.$G$3]^2)" office:value-type="float" office:value="7.92027790201743" calcext:value-type="float">
            <text:p>7.920277902</text:p>
          </table:table-cell>
          <table:table-cell table:formula="of:=([.$G$4]*[.A8])/(2*[.$G$3])-([.$G$5]/([.$G$3]*3^(3/2)))^3" office:value-type="float" office:value="7.92457195717891" calcext:value-type="float">
            <text:p>7.92457195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LOG([.A9]/[.$H$7];2)/[.$H$6]" office:value-type="float" office:value="2.53594000115385" calcext:value-type="float">
            <text:p>2.5359400012</text:p>
          </table:table-cell>
          <table:table-cell table:formula="of:=SQRT(SQRT(3)*[.A9]/[.$G$2])" office:value-type="float" office:value="0.720843424240426" calcext:value-type="float">
            <text:p>0.7208434242</text:p>
          </table:table-cell>
          <table:table-cell table:formula="of:=-([.J9]+[.$G$5]^2/(27*[.$G$3]^2*[.J9])+[.$G$5]/(3^(3/2)*[.$G$3]))" office:value-type="float" office:value="2.13262315851117" calcext:value-type="float">
            <text:p>2.1326231585</text:p>
          </table:table-cell>
          <table:table-cell table:formula="of:=-([.I9]+[.$G$5]^2/(27*[.$G$3]^2*[.I9])+[.$G$5]/(3^(3/2)*[.$G$3]))" office:value-type="float" office:value="2.13262315851117" calcext:value-type="float">
            <text:p>2.1326231585</text:p>
          </table:table-cell>
          <table:table-cell table:number-columns-repeated="2"/>
          <table:table-cell table:formula="of:=(SQRT(-[.$G$4]*[.A9]*(4*[.$G$5]^3-3^(9/2)*[.$G$3]^2*[.$G$4]*[.A9]))/(2*3^(9/4)*[.$G$3]^2)-(3^(9/2)*[.$G$3]^2*[.$G$4]*[.A9]-2*[.$G$5]^3)/(2*3^(9/2)*[.$G$3]^3))^(1/3)" office:value-type="float" office:value="-0.156087487490862" calcext:value-type="float">
            <text:p>-0.1560874875</text:p>
          </table:table-cell>
          <table:table-cell table:formula="of:=([.K9]-[.L9])^(1/3)" office:value-type="float" office:value="-0.156087487490862" calcext:value-type="float">
            <text:p>-0.1560874875</text:p>
          </table:table-cell>
          <table:table-cell table:formula="of:=SQRT(-[.$G$4]*[.A9]*(4*([.$G$5]/3^(3/2))^3-[.$G$3]^2*[.$G$4]*[.A9]))/(2*[.$G$3]^2)" office:value-type="float" office:value="8.94394592139921" calcext:value-type="float">
            <text:p>8.9439459214</text:p>
          </table:table-cell>
          <table:table-cell table:formula="of:=([.$G$4]*[.A9])/(2*[.$G$3])-([.$G$5]/([.$G$3]*3^(3/2)))^3" office:value-type="float" office:value="8.94774872826871" calcext:value-type="float">
            <text:p>8.947748728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LOG([.A10]/[.$H$7];2)/[.$H$6]" office:value-type="float" office:value="2.65754247590989" calcext:value-type="float">
            <text:p>2.6575424759</text:p>
          </table:table-cell>
          <table:table-cell table:formula="of:=SQRT(SQRT(3)*[.A10]/[.$G$2])" office:value-type="float" office:value="0.759835685651593" calcext:value-type="float">
            <text:p>0.7598356857</text:p>
          </table:table-cell>
          <table:table-cell table:formula="of:=-([.J10]+[.$G$5]^2/(27*[.$G$3]^2*[.J10])+[.$G$5]/(3^(3/2)*[.$G$3]))" office:value-type="float" office:value="2.22324343280618" calcext:value-type="float">
            <text:p>2.2232434328</text:p>
          </table:table-cell>
          <table:table-cell table:formula="of:=-([.I10]+[.$G$5]^2/(27*[.$G$3]^2*[.I10])+[.$G$5]/(3^(3/2)*[.$G$3]))" office:value-type="float" office:value="2.22324343280529" calcext:value-type="float">
            <text:p>2.2232434328</text:p>
          </table:table-cell>
          <table:table-cell table:number-columns-repeated="2"/>
          <table:table-cell table:formula="of:=(SQRT(-[.$G$4]*[.A10]*(4*[.$G$5]^3-3^(9/2)*[.$G$3]^2*[.$G$4]*[.A10]))/(2*3^(9/4)*[.$G$3]^2)-(3^(9/2)*[.$G$3]^2*[.$G$4]*[.A10]-2*[.$G$5]^3)/(2*3^(9/2)*[.$G$3]^3))^(1/3)" office:value-type="float" office:value="-0.150552579525069" calcext:value-type="float">
            <text:p>-0.1505525795</text:p>
          </table:table-cell>
          <table:table-cell table:formula="of:=([.K10]-[.L10])^(1/3)" office:value-type="float" office:value="-0.150552579525017" calcext:value-type="float">
            <text:p>-0.1505525795</text:p>
          </table:table-cell>
          <table:table-cell table:formula="of:=SQRT(-[.$G$4]*[.A10]*(4*([.$G$5]/3^(3/2))^3-[.$G$3]^2*[.$G$4]*[.A10]))/(2*[.$G$3]^2)" office:value-type="float" office:value="9.96751306266698" calcext:value-type="float">
            <text:p>9.9675130627</text:p>
          </table:table-cell>
          <table:table-cell table:formula="of:=([.$G$4]*[.A10])/(2*[.$G$3])-([.$G$5]/([.$G$3]*3^(3/2)))^3" office:value-type="float" office:value="9.9709254993585" calcext:value-type="float">
            <text:p>9.970925499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LOG([.A11]/[.$H$7];2)/[.$H$6]" office:value-type="float" office:value="2.76754529490984" calcext:value-type="float">
            <text:p>2.7675452949</text:p>
          </table:table-cell>
          <table:table-cell table:formula="of:=SQRT(SQRT(3)*[.A11]/[.$G$2])" office:value-type="float" office:value="0.796922390266824" calcext:value-type="float">
            <text:p>0.7969223903</text:p>
          </table:table-cell>
          <table:table-cell table:formula="of:=-([.J11]+[.$G$5]^2/(27*[.$G$3]^2*[.J11])+[.$G$5]/(3^(3/2)*[.$G$3]))" office:value-type="float" office:value="2.30819596515837" calcext:value-type="float">
            <text:p>2.3081959652</text:p>
          </table:table-cell>
          <table:table-cell table:formula="of:=-([.I11]+[.$G$5]^2/(27*[.$G$3]^2*[.I11])+[.$G$5]/(3^(3/2)*[.$G$3]))" office:value-type="float" office:value="2.30819596515786" calcext:value-type="float">
            <text:p>2.3081959652</text:p>
          </table:table-cell>
          <table:table-cell table:number-columns-repeated="2"/>
          <table:table-cell table:formula="of:=(SQRT(-[.$G$4]*[.A11]*(4*[.$G$5]^3-3^(9/2)*[.$G$3]^2*[.$G$4]*[.A11]))/(2*3^(9/4)*[.$G$3]^2)-(3^(9/2)*[.$G$3]^2*[.$G$4]*[.A11]-2*[.$G$5]^3)/(2*3^(9/2)*[.$G$3]^3))^(1/3)" office:value-type="float" office:value="-0.145727786929912" calcext:value-type="float">
            <text:p>-0.1457277869</text:p>
          </table:table-cell>
          <table:table-cell table:formula="of:=([.K11]-[.L11])^(1/3)" office:value-type="float" office:value="-0.145727786929884" calcext:value-type="float">
            <text:p>-0.1457277869</text:p>
          </table:table-cell>
          <table:table-cell table:formula="of:=SQRT(-[.$G$4]*[.A11]*(4*([.$G$5]/3^(3/2))^3-[.$G$3]^2*[.$G$4]*[.A11]))/(2*[.$G$3]^2)" office:value-type="float" office:value="10.9910075094941" calcext:value-type="float">
            <text:p>10.9910075095</text:p>
          </table:table-cell>
          <table:table-cell table:formula="of:=([.$G$4]*[.A11])/(2*[.$G$3])-([.$G$5]/([.$G$3]*3^(3/2)))^3" office:value-type="float" office:value="10.9941022704483" calcext:value-type="float">
            <text:p>10.99410227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LOG([.A12]/[.$H$7];2)/[.$H$6]" office:value-type="float" office:value="2.86797000057693" calcext:value-type="float">
            <text:p>2.8679700006</text:p>
          </table:table-cell>
          <table:table-cell table:formula="of:=SQRT(SQRT(3)*[.A12]/[.$G$2])" office:value-type="float" office:value="0.832358290057563" calcext:value-type="float">
            <text:p>0.8323582901</text:p>
          </table:table-cell>
          <table:table-cell table:formula="of:=-([.J12]+[.$G$5]^2/(27*[.$G$3]^2*[.J12])+[.$G$5]/(3^(3/2)*[.$G$3]))" office:value-type="float" office:value="2.38829837481261" calcext:value-type="float">
            <text:p>2.3882983748</text:p>
          </table:table-cell>
          <table:table-cell table:formula="of:=-([.I12]+[.$G$5]^2/(27*[.$G$3]^2*[.I12])+[.$G$5]/(3^(3/2)*[.$G$3]))" office:value-type="float" office:value="2.38829837481204" calcext:value-type="float">
            <text:p>2.3882983748</text:p>
          </table:table-cell>
          <table:table-cell table:number-columns-repeated="2"/>
          <table:table-cell table:formula="of:=(SQRT(-[.$G$4]*[.A12]*(4*[.$G$5]^3-3^(9/2)*[.$G$3]^2*[.$G$4]*[.A12]))/(2*3^(9/4)*[.$G$3]^2)-(3^(9/2)*[.$G$3]^2*[.$G$4]*[.A12]-2*[.$G$5]^3)/(2*3^(9/2)*[.$G$3]^3))^(1/3)" office:value-type="float" office:value="-0.141467579415598" calcext:value-type="float">
            <text:p>-0.1414675794</text:p>
          </table:table-cell>
          <table:table-cell table:formula="of:=([.K12]-[.L12])^(1/3)" office:value-type="float" office:value="-0.141467579415568" calcext:value-type="float">
            <text:p>-0.1414675794</text:p>
          </table:table-cell>
          <table:table-cell table:formula="of:=SQRT(-[.$G$4]*[.A12]*(4*([.$G$5]/3^(3/2))^3-[.$G$3]^2*[.$G$4]*[.A12]))/(2*[.$G$3]^2)" office:value-type="float" office:value="12.0144478401161" calcext:value-type="float">
            <text:p>12.0144478401</text:p>
          </table:table-cell>
          <table:table-cell table:formula="of:=([.$G$4]*[.A12])/(2*[.$G$3])-([.$G$5]/([.$G$3]*3^(3/2)))^3" office:value-type="float" office:value="12.0172790415381" calcext:value-type="float">
            <text:p>12.017279041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LOG([.A13]/[.$H$7];2)/[.$H$6]" office:value-type="float" office:value="3.00391000173077" calcext:value-type="float">
            <text:p>3.0039100017</text:p>
          </table:table-cell>
          <table:table-cell table:formula="of:=SQRT(SQRT(3)*[.A13]/[.$G$2])" office:value-type="float" office:value="0.882849286914813" calcext:value-type="float">
            <text:p>0.8828492869</text:p>
          </table:table-cell>
          <table:table-cell table:formula="of:=-([.J13]+[.$G$5]^2/(27*[.$G$3]^2*[.J13])+[.$G$5]/(3^(3/2)*[.$G$3]))" office:value-type="float" office:value="2.50072931591324" calcext:value-type="float">
            <text:p>2.5007293159</text:p>
          </table:table-cell>
          <table:table-cell table:formula="of:=-([.I13]+[.$G$5]^2/(27*[.$G$3]^2*[.I13])+[.$G$5]/(3^(3/2)*[.$G$3]))" office:value-type="float" office:value="2.50072931591121" calcext:value-type="float">
            <text:p>2.5007293159</text:p>
          </table:table-cell>
          <table:table-cell table:number-columns-repeated="2"/>
          <table:table-cell table:formula="of:=(SQRT(-[.$G$4]*[.A13]*(4*[.$G$5]^3-3^(9/2)*[.$G$3]^2*[.$G$4]*[.A13]))/(2*3^(9/4)*[.$G$3]^2)-(3^(9/2)*[.$G$3]^2*[.$G$4]*[.A13]-2*[.$G$5]^3)/(2*3^(9/2)*[.$G$3]^3))^(1/3)" office:value-type="float" office:value="-0.135910723232094" calcext:value-type="float">
            <text:p>-0.1359107232</text:p>
          </table:table-cell>
          <table:table-cell table:formula="of:=([.K13]-[.L13])^(1/3)" office:value-type="float" office:value="-0.135910723231998" calcext:value-type="float">
            <text:p>-0.1359107232</text:p>
          </table:table-cell>
          <table:table-cell table:formula="of:=SQRT(-[.$G$4]*[.A13]*(4*([.$G$5]/3^(3/2))^3-[.$G$3]^2*[.$G$4]*[.A13]))/(2*[.$G$3]^2)" office:value-type="float" office:value="13.5495336927109" calcext:value-type="float">
            <text:p>13.5495336927</text:p>
          </table:table-cell>
          <table:table-cell table:formula="of:=([.$G$4]*[.A13])/(2*[.$G$3])-([.$G$5]/([.$G$3]*3^(3/2)))^3" office:value-type="float" office:value="13.5520441981728" calcext:value-type="float">
            <text:p>13.552044198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LOG([.A14]/[.$H$7];2)/[.$H$6]" office:value-type="float" office:value="3.12551247648681" calcext:value-type="float">
            <text:p>3.1255124765</text:p>
          </table:table-cell>
          <table:table-cell table:formula="of:=SQRT(SQRT(3)*[.A14]/[.$G$2])" office:value-type="float" office:value="0.930604859102099" calcext:value-type="float">
            <text:p>0.9306048591</text:p>
          </table:table-cell>
          <table:table-cell table:formula="of:=-([.J14]+[.$G$5]^2/(27*[.$G$3]^2*[.J14])+[.$G$5]/(3^(3/2)*[.$G$3]))" office:value-type="float" office:value="2.60533422741969" calcext:value-type="float">
            <text:p>2.6053342274</text:p>
          </table:table-cell>
          <table:table-cell table:formula="of:=-([.I14]+[.$G$5]^2/(27*[.$G$3]^2*[.I14])+[.$G$5]/(3^(3/2)*[.$G$3]))" office:value-type="float" office:value="2.60533422741812" calcext:value-type="float">
            <text:p>2.6053342274</text:p>
          </table:table-cell>
          <table:table-cell table:number-columns-repeated="2"/>
          <table:table-cell table:formula="of:=(SQRT(-[.$G$4]*[.A14]*(4*[.$G$5]^3-3^(9/2)*[.$G$3]^2*[.$G$4]*[.A14]))/(2*3^(9/4)*[.$G$3]^2)-(3^(9/2)*[.$G$3]^2*[.$G$4]*[.A14]-2*[.$G$5]^3)/(2*3^(9/2)*[.$G$3]^3))^(1/3)" office:value-type="float" office:value="-0.131135497864873" calcext:value-type="float">
            <text:p>-0.1311354979</text:p>
          </table:table-cell>
          <table:table-cell table:formula="of:=([.K14]-[.L14])^(1/3)" office:value-type="float" office:value="-0.131135497864805" calcext:value-type="float">
            <text:p>-0.1311354979</text:p>
          </table:table-cell>
          <table:table-cell table:formula="of:=SQRT(-[.$G$4]*[.A14]*(4*([.$G$5]/3^(3/2))^3-[.$G$3]^2*[.$G$4]*[.A14]))/(2*[.$G$3]^2)" office:value-type="float" office:value="15.0845542807531" calcext:value-type="float">
            <text:p>15.0845542808</text:p>
          </table:table-cell>
          <table:table-cell table:formula="of:=([.$G$4]*[.A14])/(2*[.$G$3])-([.$G$5]/([.$G$3]*3^(3/2)))^3" office:value-type="float" office:value="15.0868093548075" calcext:value-type="float">
            <text:p>15.08680935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LOG([.A15]/[.$H$7];2)/[.$H$6]" office:value-type="float" office:value="3.23551529548676" calcext:value-type="float">
            <text:p>3.2355152955</text:p>
          </table:table-cell>
          <table:table-cell table:formula="of:=SQRT(SQRT(3)*[.A15]/[.$G$2])" office:value-type="float" office:value="0.976026610376419" calcext:value-type="float">
            <text:p>0.9760266104</text:p>
          </table:table-cell>
          <table:table-cell table:formula="of:=-([.J15]+[.$G$5]^2/(27*[.$G$3]^2*[.J15])+[.$G$5]/(3^(3/2)*[.$G$3]))" office:value-type="float" office:value="2.70335584673393" calcext:value-type="float">
            <text:p>2.7033558467</text:p>
          </table:table-cell>
          <table:table-cell table:formula="of:=-([.I15]+[.$G$5]^2/(27*[.$G$3]^2*[.I15])+[.$G$5]/(3^(3/2)*[.$G$3]))" office:value-type="float" office:value="2.70335584673393" calcext:value-type="float">
            <text:p>2.7033558467</text:p>
          </table:table-cell>
          <table:table-cell table:number-columns-repeated="2"/>
          <table:table-cell table:formula="of:=(SQRT(-[.$G$4]*[.A15]*(4*[.$G$5]^3-3^(9/2)*[.$G$3]^2*[.$G$4]*[.A15]))/(2*3^(9/4)*[.$G$3]^2)-(3^(9/2)*[.$G$3]^2*[.$G$4]*[.A15]-2*[.$G$5]^3)/(2*3^(9/2)*[.$G$3]^3))^(1/3)" office:value-type="float" office:value="-0.126967755973295" calcext:value-type="float">
            <text:p>-0.126967756</text:p>
          </table:table-cell>
          <table:table-cell table:formula="of:=([.K15]-[.L15])^(1/3)" office:value-type="float" office:value="-0.126967755973295" calcext:value-type="float">
            <text:p>-0.126967756</text:p>
          </table:table-cell>
          <table:table-cell table:formula="of:=SQRT(-[.$G$4]*[.A15]*(4*([.$G$5]/3^(3/2))^3-[.$G$3]^2*[.$G$4]*[.A15]))/(2*[.$G$3]^2)" office:value-type="float" office:value="16.6195276882378" calcext:value-type="float">
            <text:p>16.6195276882</text:p>
          </table:table-cell>
          <table:table-cell table:formula="of:=([.$G$4]*[.A15])/(2*[.$G$3])-([.$G$5]/([.$G$3]*3^(3/2)))^3" office:value-type="float" office:value="16.6215745114422" calcext:value-type="float">
            <text:p>16.62157451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LOG([.A16]/[.$H$7];2)/[.$H$6]" office:value-type="float" office:value="3.36756269250316" calcext:value-type="float">
            <text:p>3.3675626925</text:p>
          </table:table-cell>
          <table:table-cell table:formula="of:=SQRT(SQRT(3)*[.A16]/[.$G$2])" office:value-type="float" office:value="1.03348826698749" calcext:value-type="float">
            <text:p>1.033488267</text:p>
          </table:table-cell>
          <table:table-cell table:formula="of:=-([.J16]+[.$G$5]^2/(27*[.$G$3]^2*[.J16])+[.$G$5]/(3^(3/2)*[.$G$3]))" office:value-type="float" office:value="2.82542790549874" calcext:value-type="float">
            <text:p>2.8254279055</text:p>
          </table:table-cell>
          <table:table-cell table:formula="of:=-([.I16]+[.$G$5]^2/(27*[.$G$3]^2*[.I16])+[.$G$5]/(3^(3/2)*[.$G$3]))" office:value-type="float" office:value="2.82542790549665" calcext:value-type="float">
            <text:p>2.8254279055</text:p>
          </table:table-cell>
          <table:table-cell table:number-columns-repeated="2"/>
          <table:table-cell table:formula="of:=(SQRT(-[.$G$4]*[.A16]*(4*[.$G$5]^3-3^(9/2)*[.$G$3]^2*[.$G$4]*[.A16]))/(2*3^(9/4)*[.$G$3]^2)-(3^(9/2)*[.$G$3]^2*[.$G$4]*[.A16]-2*[.$G$5]^3)/(2*3^(9/2)*[.$G$3]^3))^(1/3)" office:value-type="float" office:value="-0.122147226666374" calcext:value-type="float">
            <text:p>-0.1221472267</text:p>
          </table:table-cell>
          <table:table-cell table:formula="of:=([.K16]-[.L16])^(1/3)" office:value-type="float" office:value="-0.122147226666295" calcext:value-type="float">
            <text:p>-0.1221472267</text:p>
          </table:table-cell>
          <table:table-cell table:formula="of:=SQRT(-[.$G$4]*[.A16]*(4*([.$G$5]/3^(3/2))^3-[.$G$3]^2*[.$G$4]*[.A16]))/(2*[.$G$3]^2)" office:value-type="float" office:value="18.6661056237202" calcext:value-type="float">
            <text:p>18.6661056237</text:p>
          </table:table-cell>
          <table:table-cell table:formula="of:=([.$G$4]*[.A16])/(2*[.$G$3])-([.$G$5]/([.$G$3]*3^(3/2)))^3" office:value-type="float" office:value="18.6679280536218" calcext:value-type="float">
            <text:p>18.66792805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LOG([.A17]/[.$H$7];2)/[.$H$6]" office:value-type="float" office:value="3.48604160369447" calcext:value-type="float">
            <text:p>3.4860416037</text:p>
          </table:table-cell>
          <table:table-cell table:formula="of:=SQRT(SQRT(3)*[.A17]/[.$G$2])" office:value-type="float" office:value="1.08791913846514" calcext:value-type="float">
            <text:p>1.0879191385</text:p>
          </table:table-cell>
          <table:table-cell table:formula="of:=-([.J17]+[.$G$5]^2/(27*[.$G$3]^2*[.J17])+[.$G$5]/(3^(3/2)*[.$G$3]))" office:value-type="float" office:value="2.93918985406044" calcext:value-type="float">
            <text:p>2.9391898541</text:p>
          </table:table-cell>
          <table:table-cell table:formula="of:=-([.I17]+[.$G$5]^2/(27*[.$G$3]^2*[.I17])+[.$G$5]/(3^(3/2)*[.$G$3]))" office:value-type="float" office:value="2.93918985405803" calcext:value-type="float">
            <text:p>2.9391898541</text:p>
          </table:table-cell>
          <table:table-cell table:number-columns-repeated="2"/>
          <table:table-cell table:formula="of:=(SQRT(-[.$G$4]*[.A17]*(4*[.$G$5]^3-3^(9/2)*[.$G$3]^2*[.$G$4]*[.A17]))/(2*3^(9/4)*[.$G$3]^2)-(3^(9/2)*[.$G$3]^2*[.$G$4]*[.A17]-2*[.$G$5]^3)/(2*3^(9/2)*[.$G$3]^3))^(1/3)" office:value-type="float" office:value="-0.117984339171505" calcext:value-type="float">
            <text:p>-0.1179843392</text:p>
          </table:table-cell>
          <table:table-cell table:formula="of:=([.K17]-[.L17])^(1/3)" office:value-type="float" office:value="-0.11798433917142" calcext:value-type="float">
            <text:p>-0.1179843392</text:p>
          </table:table-cell>
          <table:table-cell table:formula="of:=SQRT(-[.$G$4]*[.A17]*(4*([.$G$5]/3^(3/2))^3-[.$G$3]^2*[.$G$4]*[.A17]))/(2*[.$G$3]^2)" office:value-type="float" office:value="20.7126392178987" calcext:value-type="float">
            <text:p>20.7126392179</text:p>
          </table:table-cell>
          <table:table-cell table:formula="of:=([.$G$4]*[.A17])/(2*[.$G$3])-([.$G$5]/([.$G$3]*3^(3/2)))^3" office:value-type="float" office:value="20.7142815958013" calcext:value-type="float">
            <text:p>20.714281595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LOG([.A18]/[.$H$7];2)/[.$H$6]" office:value-type="float" office:value="3.61884956484561" calcext:value-type="float">
            <text:p>3.6188495648</text:p>
          </table:table-cell>
          <table:table-cell table:formula="of:=SQRT(SQRT(3)*[.A18]/[.$G$2])" office:value-type="float" office:value="1.15234787244831" calcext:value-type="float">
            <text:p>1.1523478724</text:p>
          </table:table-cell>
          <table:table-cell table:formula="of:=-([.J18]+[.$G$5]^2/(27*[.$G$3]^2*[.J18])+[.$G$5]/(3^(3/2)*[.$G$3]))" office:value-type="float" office:value="3.07164454936881" calcext:value-type="float">
            <text:p>3.0716445494</text:p>
          </table:table-cell>
          <table:table-cell table:formula="of:=-([.I18]+[.$G$5]^2/(27*[.$G$3]^2*[.I18])+[.$G$5]/(3^(3/2)*[.$G$3]))" office:value-type="float" office:value="3.07164454936881" calcext:value-type="float">
            <text:p>3.0716445494</text:p>
          </table:table-cell>
          <table:table-cell table:number-columns-repeated="2"/>
          <table:table-cell table:formula="of:=(SQRT(-[.$G$4]*[.A18]*(4*[.$G$5]^3-3^(9/2)*[.$G$3]^2*[.$G$4]*[.A18]))/(2*3^(9/4)*[.$G$3]^2)-(3^(9/2)*[.$G$3]^2*[.$G$4]*[.A18]-2*[.$G$5]^3)/(2*3^(9/2)*[.$G$3]^3))^(1/3)" office:value-type="float" office:value="-0.113492502125006" calcext:value-type="float">
            <text:p>-0.1134925021</text:p>
          </table:table-cell>
          <table:table-cell table:formula="of:=([.K18]-[.L18])^(1/3)" office:value-type="float" office:value="-0.113492502125006" calcext:value-type="float">
            <text:p>-0.1134925021</text:p>
          </table:table-cell>
          <table:table-cell table:formula="of:=SQRT(-[.$G$4]*[.A18]*(4*([.$G$5]/3^(3/2))^3-[.$G$3]^2*[.$G$4]*[.A18]))/(2*[.$G$3]^2)" office:value-type="float" office:value="23.2707616779002" calcext:value-type="float">
            <text:p>23.2707616779</text:p>
          </table:table-cell>
          <table:table-cell table:formula="of:=([.$G$4]*[.A18])/(2*[.$G$3])-([.$G$5]/([.$G$3]*3^(3/2)))^3" office:value-type="float" office:value="23.2722235235258" calcext:value-type="float">
            <text:p>23.272223523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LOG([.A19]/[.$H$7];2)/[.$H$6]" office:value-type="float" office:value="3.7379402735772" calcext:value-type="float">
            <text:p>3.7379402736</text:p>
          </table:table-cell>
          <table:table-cell table:formula="of:=SQRT(SQRT(3)*[.A19]/[.$G$2])" office:value-type="float" office:value="1.21336028715034" calcext:value-type="float">
            <text:p>1.2133602872</text:p>
          </table:table-cell>
          <table:table-cell table:formula="of:=-([.J19]+[.$G$5]^2/(27*[.$G$3]^2*[.J19])+[.$G$5]/(3^(3/2)*[.$G$3]))" office:value-type="float" office:value="3.19501083187191" calcext:value-type="float">
            <text:p>3.1950108319</text:p>
          </table:table-cell>
          <table:table-cell table:formula="of:=-([.I19]+[.$G$5]^2/(27*[.$G$3]^2*[.I19])+[.$G$5]/(3^(3/2)*[.$G$3]))" office:value-type="float" office:value="3.19501083187191" calcext:value-type="float">
            <text:p>3.1950108319</text:p>
          </table:table-cell>
          <table:table-cell table:number-columns-repeated="2"/>
          <table:table-cell table:formula="of:=(SQRT(-[.$G$4]*[.A19]*(4*[.$G$5]^3-3^(9/2)*[.$G$3]^2*[.$G$4]*[.A19]))/(2*3^(9/4)*[.$G$3]^2)-(3^(9/2)*[.$G$3]^2*[.$G$4]*[.A19]-2*[.$G$5]^3)/(2*3^(9/2)*[.$G$3]^3))^(1/3)" office:value-type="float" office:value="-0.109614972368568" calcext:value-type="float">
            <text:p>-0.1096149724</text:p>
          </table:table-cell>
          <table:table-cell table:formula="of:=([.K19]-[.L19])^(1/3)" office:value-type="float" office:value="-0.109614972368568" calcext:value-type="float">
            <text:p>-0.1096149724</text:p>
          </table:table-cell>
          <table:table-cell table:formula="of:=SQRT(-[.$G$4]*[.A19]*(4*([.$G$5]/3^(3/2))^3-[.$G$3]^2*[.$G$4]*[.A19]))/(2*[.$G$3]^2)" office:value-type="float" office:value="25.8288483788891" calcext:value-type="float">
            <text:p>25.8288483789</text:p>
          </table:table-cell>
          <table:table-cell table:formula="of:=([.$G$4]*[.A19])/(2*[.$G$3])-([.$G$5]/([.$G$3]*3^(3/2)))^3" office:value-type="float" office:value="25.8301654512503" calcext:value-type="float">
            <text:p>25.830165451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LOG([.A20]/[.$H$7];2)/[.$H$6]" office:value-type="float" office:value="3.86631201133179" calcext:value-type="float">
            <text:p>3.8663120113</text:p>
          </table:table-cell>
          <table:table-cell table:formula="of:=SQRT(SQRT(3)*[.A20]/[.$G$2])" office:value-type="float" office:value="1.28275027467954" calcext:value-type="float">
            <text:p>1.2827502747</text:p>
          </table:table-cell>
          <table:table-cell table:formula="of:=-([.J20]+[.$G$5]^2/(27*[.$G$3]^2*[.J20])+[.$G$5]/(3^(3/2)*[.$G$3]))" office:value-type="float" office:value="3.33303138192745" calcext:value-type="float">
            <text:p>3.3330313819</text:p>
          </table:table-cell>
          <table:table-cell table:formula="of:=-([.I20]+[.$G$5]^2/(27*[.$G$3]^2*[.I20])+[.$G$5]/(3^(3/2)*[.$G$3]))" office:value-type="float" office:value="3.33303138192366" calcext:value-type="float">
            <text:p>3.3330313819</text:p>
          </table:table-cell>
          <table:table-cell table:number-columns-repeated="2"/>
          <table:table-cell table:formula="of:=(SQRT(-[.$G$4]*[.A20]*(4*[.$G$5]^3-3^(9/2)*[.$G$3]^2*[.$G$4]*[.A20]))/(2*3^(9/4)*[.$G$3]^2)-(3^(9/2)*[.$G$3]^2*[.$G$4]*[.A20]-2*[.$G$5]^3)/(2*3^(9/2)*[.$G$3]^3))^(1/3)" office:value-type="float" office:value="-0.105587808323047" calcext:value-type="float">
            <text:p>-0.1055878083</text:p>
          </table:table-cell>
          <table:table-cell table:formula="of:=([.K20]-[.L20])^(1/3)" office:value-type="float" office:value="-0.10558780832294" calcext:value-type="float">
            <text:p>-0.1055878083</text:p>
          </table:table-cell>
          <table:table-cell table:formula="of:=SQRT(-[.$G$4]*[.A20]*(4*([.$G$5]/3^(3/2))^3-[.$G$3]^2*[.$G$4]*[.A20]))/(2*[.$G$3]^2)" office:value-type="float" office:value="28.898518588718" calcext:value-type="float">
            <text:p>28.8985185887</text:p>
          </table:table-cell>
          <table:table-cell table:formula="of:=([.$G$4]*[.A20])/(2*[.$G$3])-([.$G$5]/([.$G$3]*3^(3/2)))^3" office:value-type="float" office:value="28.8996957645197" calcext:value-type="float">
            <text:p>28.899695764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LOG([.A21]/[.$H$7];2)/[.$H$6]" office:value-type="float" office:value="4" calcext:value-type="float">
            <text:p>4</text:p>
          </table:table-cell>
          <table:table-cell table:formula="of:=SQRT(SQRT(3)*[.A21]/[.$G$2])" office:value-type="float" office:value="1.3592353958777" calcext:value-type="float">
            <text:p>1.3592353959</text:p>
          </table:table-cell>
          <table:table-cell table:formula="of:=-([.J21]+[.$G$5]^2/(27*[.$G$3]^2*[.J21])+[.$G$5]/(3^(3/2)*[.$G$3]))" office:value-type="float" office:value="3.48252912652359" calcext:value-type="float">
            <text:p>3.4825291265</text:p>
          </table:table-cell>
          <table:table-cell table:formula="of:=-([.I21]+[.$G$5]^2/(27*[.$G$3]^2*[.I21])+[.$G$5]/(3^(3/2)*[.$G$3]))" office:value-type="float" office:value="3.48252912652359" calcext:value-type="float">
            <text:p>3.4825291265</text:p>
          </table:table-cell>
          <table:table-cell table:number-columns-repeated="2"/>
          <table:table-cell table:formula="of:=(SQRT(-[.$G$4]*[.A21]*(4*[.$G$5]^3-3^(9/2)*[.$G$3]^2*[.$G$4]*[.A21]))/(2*3^(9/4)*[.$G$3]^2)-(3^(9/2)*[.$G$3]^2*[.$G$4]*[.A21]-2*[.$G$5]^3)/(2*3^(9/2)*[.$G$3]^3))^(1/3)" office:value-type="float" office:value="-0.101555149013721" calcext:value-type="float">
            <text:p>-0.101555149</text:p>
          </table:table-cell>
          <table:table-cell table:formula="of:=([.K21]-[.L21])^(1/3)" office:value-type="float" office:value="-0.101555149013721" calcext:value-type="float">
            <text:p>-0.101555149</text:p>
          </table:table-cell>
          <table:table-cell table:formula="of:=SQRT(-[.$G$4]*[.A21]*(4*([.$G$5]/3^(3/2))^3-[.$G$3]^2*[.$G$4]*[.A21]))/(2*[.$G$3]^2)" office:value-type="float" office:value="32.4797670795559" calcext:value-type="float">
            <text:p>32.4797670796</text:p>
          </table:table-cell>
          <table:table-cell table:formula="of:=([.$G$4]*[.A21])/(2*[.$G$3])-([.$G$5]/([.$G$3]*3^(3/2)))^3" office:value-type="float" office:value="32.480814463334" calcext:value-type="float">
            <text:p>32.480814463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LOG([.A22]/[.$H$7];2)/[.$H$6]" office:value-type="float" office:value="4.13594000115385" calcext:value-type="float">
            <text:p>4.1359400012</text:p>
          </table:table-cell>
          <table:table-cell table:formula="of:=SQRT(SQRT(3)*[.A22]/[.$G$2])" office:value-type="float" office:value="1.44168684848085" calcext:value-type="float">
            <text:p>1.4416868485</text:p>
          </table:table-cell>
          <table:table-cell table:formula="of:=-([.J22]+[.$G$5]^2/(27*[.$G$3]^2*[.J22])+[.$G$5]/(3^(3/2)*[.$G$3]))" office:value-type="float" office:value="3.64080298612976" calcext:value-type="float">
            <text:p>3.6408029861</text:p>
          </table:table-cell>
          <table:table-cell table:formula="of:=-([.I22]+[.$G$5]^2/(27*[.$G$3]^2*[.I22])+[.$G$5]/(3^(3/2)*[.$G$3]))" office:value-type="float" office:value="3.64080298611936" calcext:value-type="float">
            <text:p>3.6408029861</text:p>
          </table:table-cell>
          <table:table-cell table:number-columns-repeated="2"/>
          <table:table-cell table:formula="of:=(SQRT(-[.$G$4]*[.A22]*(4*[.$G$5]^3-3^(9/2)*[.$G$3]^2*[.$G$4]*[.A22]))/(2*3^(9/4)*[.$G$3]^2)-(3^(9/2)*[.$G$3]^2*[.$G$4]*[.A22]-2*[.$G$5]^3)/(2*3^(9/2)*[.$G$3]^3))^(1/3)" office:value-type="float" office:value="-0.0976161103131468" calcext:value-type="float">
            <text:p>-0.0976161103</text:p>
          </table:table-cell>
          <table:table-cell table:formula="of:=([.K22]-[.L22])^(1/3)" office:value-type="float" office:value="-0.0976161103128982" calcext:value-type="float">
            <text:p>-0.0976161103</text:p>
          </table:table-cell>
          <table:table-cell table:formula="of:=SQRT(-[.$G$4]*[.A22]*(4*([.$G$5]/3^(3/2))^3-[.$G$3]^2*[.$G$4]*[.A22]))/(2*[.$G$3]^2)" office:value-type="float" office:value="36.5725913730522" calcext:value-type="float">
            <text:p>36.5725913731</text:p>
          </table:table-cell>
          <table:table-cell table:formula="of:=([.$G$4]*[.A22])/(2*[.$G$3])-([.$G$5]/([.$G$3]*3^(3/2)))^3" office:value-type="float" office:value="36.5735215476932" calcext:value-type="float">
            <text:p>36.573521547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LOG([.A23]/[.$H$7];2)/[.$H$6]" office:value-type="float" office:value="4.2718800023077" calcext:value-type="float">
            <text:p>4.2718800023</text:p>
          </table:table-cell>
          <table:table-cell table:formula="of:=SQRT(SQRT(3)*[.A23]/[.$G$2])" office:value-type="float" office:value="1.52913982036241" calcext:value-type="float">
            <text:p>1.5291398204</text:p>
          </table:table-cell>
          <table:table-cell table:formula="of:=-([.J23]+[.$G$5]^2/(27*[.$G$3]^2*[.J23])+[.$G$5]/(3^(3/2)*[.$G$3]))" office:value-type="float" office:value="3.80563270749786" calcext:value-type="float">
            <text:p>3.8056327075</text:p>
          </table:table-cell>
          <table:table-cell table:formula="of:=-([.I23]+[.$G$5]^2/(27*[.$G$3]^2*[.I23])+[.$G$5]/(3^(3/2)*[.$G$3]))" office:value-type="float" office:value="3.80563270749786" calcext:value-type="float">
            <text:p>3.8056327075</text:p>
          </table:table-cell>
          <table:table-cell table:number-columns-repeated="2"/>
          <table:table-cell table:formula="of:=(SQRT(-[.$G$4]*[.A23]*(4*[.$G$5]^3-3^(9/2)*[.$G$3]^2*[.$G$4]*[.A23]))/(2*3^(9/4)*[.$G$3]^2)-(3^(9/2)*[.$G$3]^2*[.$G$4]*[.A23]-2*[.$G$5]^3)/(2*3^(9/2)*[.$G$3]^3))^(1/3)" office:value-type="float" office:value="-0.0938329988496112" calcext:value-type="float">
            <text:p>-0.0938329988</text:p>
          </table:table-cell>
          <table:table-cell table:formula="of:=([.K23]-[.L23])^(1/3)" office:value-type="float" office:value="-0.0938329988496112" calcext:value-type="float">
            <text:p>-0.0938329988</text:p>
          </table:table-cell>
          <table:table-cell table:formula="of:=SQRT(-[.$G$4]*[.A23]*(4*([.$G$5]/3^(3/2))^3-[.$G$3]^2*[.$G$4]*[.A23]))/(2*[.$G$3]^2)" office:value-type="float" office:value="41.1769908526036" calcext:value-type="float">
            <text:p>41.1769908526</text:p>
          </table:table-cell>
          <table:table-cell table:formula="of:=([.$G$4]*[.A23])/(2*[.$G$3])-([.$G$5]/([.$G$3]*3^(3/2)))^3" office:value-type="float" office:value="41.1778170175972" calcext:value-type="float">
            <text:p>41.177817017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LOG([.A24]/[.$H$7];2)/[.$H$6]" office:value-type="float" office:value="4.40623571215896" calcext:value-type="float">
            <text:p>4.4062357122</text:p>
          </table:table-cell>
          <table:table-cell table:formula="of:=SQRT(SQRT(3)*[.A24]/[.$G$2])" office:value-type="float" office:value="1.62078491010152" calcext:value-type="float">
            <text:p>1.6207849101</text:p>
          </table:table-cell>
          <table:table-cell table:formula="of:=-([.J24]+[.$G$5]^2/(27*[.$G$3]^2*[.J24])+[.$G$5]/(3^(3/2)*[.$G$3]))" office:value-type="float" office:value="3.97523470168749" calcext:value-type="float">
            <text:p>3.9752347017</text:p>
          </table:table-cell>
          <table:table-cell table:formula="of:=-([.I24]+[.$G$5]^2/(27*[.$G$3]^2*[.I24])+[.$G$5]/(3^(3/2)*[.$G$3]))" office:value-type="float" office:value="3.97523470164462" calcext:value-type="float">
            <text:p>3.9752347016</text:p>
          </table:table-cell>
          <table:table-cell table:number-columns-repeated="2"/>
          <table:table-cell table:formula="of:=(SQRT(-[.$G$4]*[.A24]*(4*[.$G$5]^3-3^(9/2)*[.$G$3]^2*[.$G$4]*[.A24]))/(2*3^(9/4)*[.$G$3]^2)-(3^(9/2)*[.$G$3]^2*[.$G$4]*[.A24]-2*[.$G$5]^3)/(2*3^(9/2)*[.$G$3]^3))^(1/3)" office:value-type="float" office:value="-0.0902406952318103" calcext:value-type="float">
            <text:p>-0.0902406952</text:p>
          </table:table-cell>
          <table:table-cell table:formula="of:=([.K24]-[.L24])^(1/3)" office:value-type="float" office:value="-0.0902406952309378" calcext:value-type="float">
            <text:p>-0.0902406952</text:p>
          </table:table-cell>
          <table:table-cell table:formula="of:=SQRT(-[.$G$4]*[.A24]*(4*([.$G$5]/3^(3/2))^3-[.$G$3]^2*[.$G$4]*[.A24]))/(2*[.$G$3]^2)" office:value-type="float" office:value="46.2929660084959" calcext:value-type="float">
            <text:p>46.2929660085</text:p>
          </table:table-cell>
          <table:table-cell table:formula="of:=([.$G$4]*[.A24])/(2*[.$G$3])-([.$G$5]/([.$G$3]*3^(3/2)))^3" office:value-type="float" office:value="46.2937008730462" calcext:value-type="float">
            <text:p>46.29370087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LOG([.A25]/[.$H$7];2)/[.$H$6]" office:value-type="float" office:value="4.5379402735772" calcext:value-type="float">
            <text:p>4.5379402736</text:p>
          </table:table-cell>
          <table:table-cell table:formula="of:=SQRT(SQRT(3)*[.A25]/[.$G$2])" office:value-type="float" office:value="1.71595057413292" calcext:value-type="float">
            <text:p>1.7159505741</text:p>
          </table:table-cell>
          <table:table-cell table:formula="of:=-([.J25]+[.$G$5]^2/(27*[.$G$3]^2*[.J25])+[.$G$5]/(3^(3/2)*[.$G$3]))" office:value-type="float" office:value="4.14819815118322" calcext:value-type="float">
            <text:p>4.1481981512</text:p>
          </table:table-cell>
          <table:table-cell table:formula="of:=-([.I25]+[.$G$5]^2/(27*[.$G$3]^2*[.I25])+[.$G$5]/(3^(3/2)*[.$G$3]))" office:value-type="float" office:value="4.14819815113319" calcext:value-type="float">
            <text:p>4.1481981511</text:p>
          </table:table-cell>
          <table:table-cell table:number-columns-repeated="2"/>
          <table:table-cell table:formula="of:=(SQRT(-[.$G$4]*[.A25]*(4*[.$G$5]^3-3^(9/2)*[.$G$3]^2*[.$G$4]*[.A25]))/(2*3^(9/4)*[.$G$3]^2)-(3^(9/2)*[.$G$3]^2*[.$G$4]*[.A25]-2*[.$G$5]^3)/(2*3^(9/2)*[.$G$3]^3))^(1/3)" office:value-type="float" office:value="-0.0868549681177991" calcext:value-type="float">
            <text:p>-0.0868549681</text:p>
          </table:table-cell>
          <table:table-cell table:formula="of:=([.K25]-[.L25])^(1/3)" office:value-type="float" office:value="-0.0868549681168572" calcext:value-type="float">
            <text:p>-0.0868549681</text:p>
          </table:table-cell>
          <table:table-cell table:formula="of:=SQRT(-[.$G$4]*[.A25]*(4*([.$G$5]/3^(3/2))^3-[.$G$3]^2*[.$G$4]*[.A25]))/(2*[.$G$3]^2)" office:value-type="float" office:value="51.9205178987922" calcext:value-type="float">
            <text:p>51.9205178988</text:p>
          </table:table-cell>
          <table:table-cell table:formula="of:=([.$G$4]*[.A25])/(2*[.$G$3])-([.$G$5]/([.$G$3]*3^(3/2)))^3" office:value-type="float" office:value="51.9211731140401" calcext:value-type="float">
            <text:p>51.92117311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LOG([.A26]/[.$H$7];2)/[.$H$6]" office:value-type="float" office:value="4.66631201133179" calcext:value-type="float">
            <text:p>4.6663120113</text:p>
          </table:table-cell>
          <table:table-cell table:formula="of:=SQRT(SQRT(3)*[.A26]/[.$G$2])" office:value-type="float" office:value="1.81408283558962" calcext:value-type="float">
            <text:p>1.8140828356</text:p>
          </table:table-cell>
          <table:table-cell table:formula="of:=-([.J26]+[.$G$5]^2/(27*[.$G$3]^2*[.J26])+[.$G$5]/(3^(3/2)*[.$G$3]))" office:value-type="float" office:value="4.32341858494774" calcext:value-type="float">
            <text:p>4.3234185849</text:p>
          </table:table-cell>
          <table:table-cell table:formula="of:=-([.I26]+[.$G$5]^2/(27*[.$G$3]^2*[.I26])+[.$G$5]/(3^(3/2)*[.$G$3]))" office:value-type="float" office:value="4.32341858492836" calcext:value-type="float">
            <text:p>4.3234185849</text:p>
          </table:table-cell>
          <table:table-cell table:number-columns-repeated="2"/>
          <table:table-cell table:formula="of:=(SQRT(-[.$G$4]*[.A26]*(4*[.$G$5]^3-3^(9/2)*[.$G$3]^2*[.$G$4]*[.A26]))/(2*3^(9/4)*[.$G$3]^2)-(3^(9/2)*[.$G$3]^2*[.$G$4]*[.A26]-2*[.$G$5]^3)/(2*3^(9/2)*[.$G$3]^3))^(1/3)" office:value-type="float" office:value="-0.0836789819279924" calcext:value-type="float">
            <text:p>-0.0836789819</text:p>
          </table:table-cell>
          <table:table-cell table:formula="of:=([.K26]-[.L26])^(1/3)" office:value-type="float" office:value="-0.0836789819276541" calcext:value-type="float">
            <text:p>-0.0836789819</text:p>
          </table:table-cell>
          <table:table-cell table:formula="of:=SQRT(-[.$G$4]*[.A26]*(4*([.$G$5]/3^(3/2))^3-[.$G$3]^2*[.$G$4]*[.A26]))/(2*[.$G$3]^2)" office:value-type="float" office:value="58.0596478059532" calcext:value-type="float">
            <text:p>58.059647806</text:p>
          </table:table-cell>
          <table:table-cell table:formula="of:=([.$G$4]*[.A26])/(2*[.$G$3])-([.$G$5]/([.$G$3]*3^(3/2)))^3" office:value-type="float" office:value="58.0602337405789" calcext:value-type="float">
            <text:p>58.060233740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LOG([.A27]/[.$H$7];2)/[.$H$6]" office:value-type="float" office:value="4.8" calcext:value-type="float">
            <text:p>4.8</text:p>
          </table:table-cell>
          <table:table-cell table:formula="of:=SQRT(SQRT(3)*[.A27]/[.$G$2])" office:value-type="float" office:value="1.9222491313078" calcext:value-type="float">
            <text:p>1.9222491313</text:p>
          </table:table-cell>
          <table:table-cell table:formula="of:=-([.J27]+[.$G$5]^2/(27*[.$G$3]^2*[.J27])+[.$G$5]/(3^(3/2)*[.$G$3]))" office:value-type="float" office:value="4.51312074287608" calcext:value-type="float">
            <text:p>4.5131207429</text:p>
          </table:table-cell>
          <table:table-cell table:formula="of:=-([.I27]+[.$G$5]^2/(27*[.$G$3]^2*[.I27])+[.$G$5]/(3^(3/2)*[.$G$3]))" office:value-type="float" office:value="4.51312074283075" calcext:value-type="float">
            <text:p>4.5131207428</text:p>
          </table:table-cell>
          <table:table-cell table:number-columns-repeated="2"/>
          <table:table-cell table:formula="of:=(SQRT(-[.$G$4]*[.A27]*(4*[.$G$5]^3-3^(9/2)*[.$G$3]^2*[.$G$4]*[.A27]))/(2*3^(9/4)*[.$G$3]^2)-(3^(9/2)*[.$G$3]^2*[.$G$4]*[.A27]-2*[.$G$5]^3)/(2*3^(9/2)*[.$G$3]^3))^(1/3)" office:value-type="float" office:value="-0.0804964534323784" calcext:value-type="float">
            <text:p>-0.0804964534</text:p>
          </table:table-cell>
          <table:table-cell table:formula="of:=([.K27]-[.L27])^(1/3)" office:value-type="float" office:value="-0.0804964534316474" calcext:value-type="float">
            <text:p>-0.0804964534</text:p>
          </table:table-cell>
          <table:table-cell table:formula="of:=SQRT(-[.$G$4]*[.A27]*(4*([.$G$5]/3^(3/2))^3-[.$G$3]^2*[.$G$4]*[.A27]))/(2*[.$G$3]^2)" office:value-type="float" office:value="65.2219495470273" calcext:value-type="float">
            <text:p>65.221949547</text:p>
          </table:table-cell>
          <table:table-cell table:formula="of:=([.$G$4]*[.A27])/(2*[.$G$3])-([.$G$5]/([.$G$3]*3^(3/2)))^3" office:value-type="float" office:value="65.2224711382074" calcext:value-type="float">
            <text:p>65.222471138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LOG([.A28]/[.$H$7];2)/[.$H$6]" office:value-type="float" office:value="4.93594000115385" calcext:value-type="float">
            <text:p>4.9359400012</text:p>
          </table:table-cell>
          <table:table-cell table:formula="of:=SQRT(SQRT(3)*[.A28]/[.$G$2])" office:value-type="float" office:value="2.03885309381655" calcext:value-type="float">
            <text:p>2.0388530938</text:p>
          </table:table-cell>
          <table:table-cell table:formula="of:=-([.J28]+[.$G$5]^2/(27*[.$G$3]^2*[.J28])+[.$G$5]/(3^(3/2)*[.$G$3]))" office:value-type="float" office:value="4.71386785620704" calcext:value-type="float">
            <text:p>4.7138678562</text:p>
          </table:table-cell>
          <table:table-cell table:formula="of:=-([.I28]+[.$G$5]^2/(27*[.$G$3]^2*[.I28])+[.$G$5]/(3^(3/2)*[.$G$3]))" office:value-type="float" office:value="4.71386785610077" calcext:value-type="float">
            <text:p>4.7138678561</text:p>
          </table:table-cell>
          <table:table-cell table:number-columns-repeated="2"/>
          <table:table-cell table:formula="of:=(SQRT(-[.$G$4]*[.A28]*(4*[.$G$5]^3-3^(9/2)*[.$G$3]^2*[.$G$4]*[.A28]))/(2*3^(9/4)*[.$G$3]^2)-(3^(9/2)*[.$G$3]^2*[.$G$4]*[.A28]-2*[.$G$5]^3)/(2*3^(9/2)*[.$G$3]^3))^(1/3)" office:value-type="float" office:value="-0.0773858344176088" calcext:value-type="float">
            <text:p>-0.0773858344</text:p>
          </table:table-cell>
          <table:table-cell table:formula="of:=([.K28]-[.L28])^(1/3)" office:value-type="float" office:value="-0.0773858344160268" calcext:value-type="float">
            <text:p>-0.0773858344</text:p>
          </table:table-cell>
          <table:table-cell table:formula="of:=SQRT(-[.$G$4]*[.A28]*(4*([.$G$5]/3^(3/2))^3-[.$G$3]^2*[.$G$4]*[.A28]))/(2*[.$G$3]^2)" office:value-type="float" office:value="73.407421876643" calcext:value-type="float">
            <text:p>73.4074218766</text:p>
          </table:table-cell>
          <table:table-cell table:formula="of:=([.$G$4]*[.A28])/(2*[.$G$3])-([.$G$5]/([.$G$3]*3^(3/2)))^3" office:value-type="float" office:value="73.4078853069258" calcext:value-type="float">
            <text:p>73.407885306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LOG([.A29]/[.$H$7];2)/[.$H$6]" office:value-type="float" office:value="5.0718800023077" calcext:value-type="float">
            <text:p>5.0718800023</text:p>
          </table:table-cell>
          <table:table-cell table:formula="of:=SQRT(SQRT(3)*[.A29]/[.$G$2])" office:value-type="float" office:value="2.16253027272128" calcext:value-type="float">
            <text:p>2.1625302727</text:p>
          </table:table-cell>
          <table:table-cell table:formula="of:=-([.J29]+[.$G$5]^2/(27*[.$G$3]^2*[.J29])+[.$G$5]/(3^(3/2)*[.$G$3]))" office:value-type="float" office:value="4.92283979925994" calcext:value-type="float">
            <text:p>4.9228397993</text:p>
          </table:table-cell>
          <table:table-cell table:formula="of:=-([.I29]+[.$G$5]^2/(27*[.$G$3]^2*[.I29])+[.$G$5]/(3^(3/2)*[.$G$3]))" office:value-type="float" office:value="4.92283979919767" calcext:value-type="float">
            <text:p>4.9228397992</text:p>
          </table:table-cell>
          <table:table-cell table:number-columns-repeated="2"/>
          <table:table-cell table:formula="of:=(SQRT(-[.$G$4]*[.A29]*(4*[.$G$5]^3-3^(9/2)*[.$G$3]^2*[.$G$4]*[.A29]))/(2*3^(9/4)*[.$G$3]^2)-(3^(9/2)*[.$G$3]^2*[.$G$4]*[.A29]-2*[.$G$5]^3)/(2*3^(9/2)*[.$G$3]^3))^(1/3)" office:value-type="float" office:value="-0.0743966514832465" calcext:value-type="float">
            <text:p>-0.0743966515</text:p>
          </table:table-cell>
          <table:table-cell table:formula="of:=([.K29]-[.L29])^(1/3)" office:value-type="float" office:value="-0.0743966514823907" calcext:value-type="float">
            <text:p>-0.0743966515</text:p>
          </table:table-cell>
          <table:table-cell table:formula="of:=SQRT(-[.$G$4]*[.A29]*(4*([.$G$5]/3^(3/2))^3-[.$G$3]^2*[.$G$4]*[.A29]))/(2*[.$G$3]^2)" office:value-type="float" office:value="82.6160644715532" calcext:value-type="float">
            <text:p>82.6160644716</text:p>
          </table:table-cell>
          <table:table-cell table:formula="of:=([.$G$4]*[.A29])/(2*[.$G$3])-([.$G$5]/([.$G$3]*3^(3/2)))^3" office:value-type="float" office:value="82.6164762467339" calcext:value-type="float">
            <text:p>82.616476246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formula="of:=LOG([.A30]/[.$H$7];2)/[.$H$6]" office:value-type="float" office:value="5.20623571215896" calcext:value-type="float">
            <text:p>5.2062357122</text:p>
          </table:table-cell>
          <table:table-cell table:formula="of:=SQRT(SQRT(3)*[.A30]/[.$G$2])" office:value-type="float" office:value="2.29213600155523" calcext:value-type="float">
            <text:p>2.2921360016</text:p>
          </table:table-cell>
          <table:table-cell table:formula="of:=-([.J30]+[.$G$5]^2/(27*[.$G$3]^2*[.J30])+[.$G$5]/(3^(3/2)*[.$G$3]))" office:value-type="float" office:value="5.1377751081718" calcext:value-type="float">
            <text:p>5.1377751082</text:p>
          </table:table-cell>
          <table:table-cell table:formula="of:=-([.I30]+[.$G$5]^2/(27*[.$G$3]^2*[.I30])+[.$G$5]/(3^(3/2)*[.$G$3]))" office:value-type="float" office:value="5.1377751081718" calcext:value-type="float">
            <text:p>5.1377751082</text:p>
          </table:table-cell>
          <table:table-cell table:number-columns-repeated="2"/>
          <table:table-cell table:formula="of:=(SQRT(-[.$G$4]*[.A30]*(4*[.$G$5]^3-3^(9/2)*[.$G$3]^2*[.$G$4]*[.A30]))/(2*3^(9/4)*[.$G$3]^2)-(3^(9/2)*[.$G$3]^2*[.$G$4]*[.A30]-2*[.$G$5]^3)/(2*3^(9/2)*[.$G$3]^3))^(1/3)" office:value-type="float" office:value="-0.0715568099908855" calcext:value-type="float">
            <text:p>-0.07155681</text:p>
          </table:table-cell>
          <table:table-cell table:formula="of:=([.K30]-[.L30])^(1/3)" office:value-type="float" office:value="-0.0715568099908855" calcext:value-type="float">
            <text:p>-0.07155681</text:p>
          </table:table-cell>
          <table:table-cell table:formula="of:=SQRT(-[.$G$4]*[.A30]*(4*([.$G$5]/3^(3/2))^3-[.$G$3]^2*[.$G$4]*[.A30]))/(2*[.$G$3]^2)" office:value-type="float" office:value="92.8478775597838" calcext:value-type="float">
            <text:p>92.8478775598</text:p>
          </table:table-cell>
          <table:table-cell table:formula="of:=([.$G$4]*[.A30])/(2*[.$G$3])-([.$G$5]/([.$G$3]*3^(3/2)))^3" office:value-type="float" office:value="92.8482439576318" calcext:value-type="float">
            <text:p>92.848243957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LOG([.A31]/[.$H$7];2)/[.$H$6]" office:value-type="float" office:value="5.3379402735772" calcext:value-type="float">
            <text:p>5.3379402736</text:p>
          </table:table-cell>
          <table:table-cell table:formula="of:=SQRT(SQRT(3)*[.A31]/[.$G$2])" office:value-type="float" office:value="2.42672057430067" calcext:value-type="float">
            <text:p>2.4267205743</text:p>
          </table:table-cell>
          <table:table-cell table:formula="of:=-([.J31]+[.$G$5]^2/(27*[.$G$3]^2*[.J31])+[.$G$5]/(3^(3/2)*[.$G$3]))" office:value-type="float" office:value="5.35688823096028" calcext:value-type="float">
            <text:p>5.356888231</text:p>
          </table:table-cell>
          <table:table-cell table:formula="of:=-([.I31]+[.$G$5]^2/(27*[.$G$3]^2*[.I31])+[.$G$5]/(3^(3/2)*[.$G$3]))" office:value-type="float" office:value="5.35688823096028" calcext:value-type="float">
            <text:p>5.356888231</text:p>
          </table:table-cell>
          <table:table-cell table:number-columns-repeated="2"/>
          <table:table-cell table:formula="of:=(SQRT(-[.$G$4]*[.A31]*(4*[.$G$5]^3-3^(9/2)*[.$G$3]^2*[.$G$4]*[.A31]))/(2*3^(9/4)*[.$G$3]^2)-(3^(9/2)*[.$G$3]^2*[.$G$4]*[.A31]-2*[.$G$5]^3)/(2*3^(9/2)*[.$G$3]^3))^(1/3)" office:value-type="float" office:value="-0.0688791005679966" calcext:value-type="float">
            <text:p>-0.0688791006</text:p>
          </table:table-cell>
          <table:table-cell table:formula="of:=([.K31]-[.L31])^(1/3)" office:value-type="float" office:value="-0.0688791005679966" calcext:value-type="float">
            <text:p>-0.0688791006</text:p>
          </table:table-cell>
          <table:table-cell table:formula="of:=SQRT(-[.$G$4]*[.A31]*(4*([.$G$5]/3^(3/2))^3-[.$G$3]^2*[.$G$4]*[.A31]))/(2*[.$G$3]^2)" office:value-type="float" office:value="104.102861654402" calcext:value-type="float">
            <text:p>104.1028616544</text:p>
          </table:table-cell>
          <table:table-cell table:formula="of:=([.$G$4]*[.A31])/(2*[.$G$3])-([.$G$5]/([.$G$3]*3^(3/2)))^3" office:value-type="float" office:value="104.10318843962" calcext:value-type="float">
            <text:p>104.103188439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table:formula="of:=LOG([.A32]/[.$H$7];2)/[.$H$6]" office:value-type="float" office:value="5.47136303047756" calcext:value-type="float">
            <text:p>5.4713630305</text:p>
          </table:table-cell>
          <table:table-cell table:formula="of:=SQRT(SQRT(3)*[.A32]/[.$G$2])" office:value-type="float" office:value="2.57112049157973" calcext:value-type="float">
            <text:p>2.5711204916</text:p>
          </table:table-cell>
          <table:table-cell table:formula="of:=-([.J32]+[.$G$5]^2/(27*[.$G$3]^2*[.J32])+[.$G$5]/(3^(3/2)*[.$G$3]))" office:value-type="float" office:value="5.58768721877898" calcext:value-type="float">
            <text:p>5.5876872188</text:p>
          </table:table-cell>
          <table:table-cell table:formula="of:=-([.I32]+[.$G$5]^2/(27*[.$G$3]^2*[.I32])+[.$G$5]/(3^(3/2)*[.$G$3]))" office:value-type="float" office:value="5.58768721877898" calcext:value-type="float">
            <text:p>5.5876872188</text:p>
          </table:table-cell>
          <table:table-cell table:number-columns-repeated="2"/>
          <table:table-cell table:formula="of:=(SQRT(-[.$G$4]*[.A32]*(4*[.$G$5]^3-3^(9/2)*[.$G$3]^2*[.$G$4]*[.A32]))/(2*3^(9/4)*[.$G$3]^2)-(3^(9/2)*[.$G$3]^2*[.$G$4]*[.A32]-2*[.$G$5]^3)/(2*3^(9/2)*[.$G$3]^3))^(1/3)" office:value-type="float" office:value="-0.0662693517170349" calcext:value-type="float">
            <text:p>-0.0662693517</text:p>
          </table:table-cell>
          <table:table-cell table:formula="of:=([.K32]-[.L32])^(1/3)" office:value-type="float" office:value="-0.0662693517170349" calcext:value-type="float">
            <text:p>-0.0662693517</text:p>
          </table:table-cell>
          <table:table-cell table:formula="of:=SQRT(-[.$G$4]*[.A32]*(4*([.$G$5]/3^(3/2))^3-[.$G$3]^2*[.$G$4]*[.A32]))/(2*[.$G$3]^2)" office:value-type="float" office:value="116.892607047969" calcext:value-type="float">
            <text:p>116.892607048</text:p>
          </table:table-cell>
          <table:table-cell table:formula="of:=([.$G$4]*[.A32])/(2*[.$G$3])-([.$G$5]/([.$G$3]*3^(3/2)))^3" office:value-type="float" office:value="116.892898078242" calcext:value-type="float">
            <text:p>116.892898078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formula="of:=LOG([.A33]/[.$H$7];2)/[.$H$6]" office:value-type="float" office:value="5.6044996393551" calcext:value-type="float">
            <text:p>5.6044996394</text:p>
          </table:table-cell>
          <table:table-cell table:formula="of:=SQRT(SQRT(3)*[.A33]/[.$G$2])" office:value-type="float" office:value="2.72377513005143" calcext:value-type="float">
            <text:p>2.7237751301</text:p>
          </table:table-cell>
          <table:table-cell table:formula="of:=-([.J33]+[.$G$5]^2/(27*[.$G$3]^2*[.J33])+[.$G$5]/(3^(3/2)*[.$G$3]))" office:value-type="float" office:value="5.82718866953734" calcext:value-type="float">
            <text:p>5.8271886695</text:p>
          </table:table-cell>
          <table:table-cell table:formula="of:=-([.I33]+[.$G$5]^2/(27*[.$G$3]^2*[.I33])+[.$G$5]/(3^(3/2)*[.$G$3]))" office:value-type="float" office:value="5.82718866953734" calcext:value-type="float">
            <text:p>5.8271886695</text:p>
          </table:table-cell>
          <table:table-cell table:number-columns-repeated="2"/>
          <table:table-cell table:formula="of:=(SQRT(-[.$G$4]*[.A33]*(4*[.$G$5]^3-3^(9/2)*[.$G$3]^2*[.$G$4]*[.A33]))/(2*3^(9/4)*[.$G$3]^2)-(3^(9/2)*[.$G$3]^2*[.$G$4]*[.A33]-2*[.$G$5]^3)/(2*3^(9/2)*[.$G$3]^3))^(1/3)" office:value-type="float" office:value="-0.0637644004842235" calcext:value-type="float">
            <text:p>-0.0637644005</text:p>
          </table:table-cell>
          <table:table-cell table:formula="of:=([.K33]-[.L33])^(1/3)" office:value-type="float" office:value="-0.0637644004842235" calcext:value-type="float">
            <text:p>-0.0637644005</text:p>
          </table:table-cell>
          <table:table-cell table:formula="of:=SQRT(-[.$G$4]*[.A33]*(4*([.$G$5]/3^(3/2))^3-[.$G$3]^2*[.$G$4]*[.A33]))/(2*[.$G$3]^2)" office:value-type="float" office:value="131.217113613902" calcext:value-type="float">
            <text:p>131.2171136139</text:p>
          </table:table-cell>
          <table:table-cell table:formula="of:=([.$G$4]*[.A33])/(2*[.$G$3])-([.$G$5]/([.$G$3]*3^(3/2)))^3" office:value-type="float" office:value="131.217372873499" calcext:value-type="float">
            <text:p>131.217372873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formula="of:=LOG([.A34]/[.$H$7];2)/[.$H$6]" office:value-type="float" office:value="5.73994054600054" calcext:value-type="float">
            <text:p>5.739940546</text:p>
          </table:table-cell>
          <table:table-cell table:formula="of:=SQRT(SQRT(3)*[.A34]/[.$G$2])" office:value-type="float" office:value="2.88837521624011" calcext:value-type="float">
            <text:p>2.8883752162</text:p>
          </table:table-cell>
          <table:table-cell table:formula="of:=-([.J34]+[.$G$5]^2/(27*[.$G$3]^2*[.J34])+[.$G$5]/(3^(3/2)*[.$G$3]))" office:value-type="float" office:value="6.08063007024032" calcext:value-type="float">
            <text:p>6.0806300702</text:p>
          </table:table-cell>
          <table:table-cell table:formula="of:=-([.I34]+[.$G$5]^2/(27*[.$G$3]^2*[.I34])+[.$G$5]/(3^(3/2)*[.$G$3]))" office:value-type="float" office:value="6.08063006996918" calcext:value-type="float">
            <text:p>6.08063007</text:p>
          </table:table-cell>
          <table:table-cell table:number-columns-repeated="2"/>
          <table:table-cell table:formula="of:=(SQRT(-[.$G$4]*[.A34]*(4*[.$G$5]^3-3^(9/2)*[.$G$3]^2*[.$G$4]*[.A34]))/(2*3^(9/4)*[.$G$3]^2)-(3^(9/2)*[.$G$3]^2*[.$G$4]*[.A34]-2*[.$G$5]^3)/(2*3^(9/2)*[.$G$3]^3))^(1/3)" office:value-type="float" office:value="-0.0613137883548561" calcext:value-type="float">
            <text:p>-0.0613137884</text:p>
          </table:table-cell>
          <table:table-cell table:formula="of:=([.K34]-[.L34])^(1/3)" office:value-type="float" office:value="-0.061313788352336" calcext:value-type="float">
            <text:p>-0.0613137884</text:p>
          </table:table-cell>
          <table:table-cell table:formula="of:=SQRT(-[.$G$4]*[.A34]*(4*([.$G$5]/3^(3/2))^3-[.$G$3]^2*[.$G$4]*[.A34]))/(2*[.$G$3]^2)" office:value-type="float" office:value="147.587970709067" calcext:value-type="float">
            <text:p>147.5879707091</text:p>
          </table:table-cell>
          <table:table-cell table:formula="of:=([.$G$4]*[.A34])/(2*[.$G$3])-([.$G$5]/([.$G$3]*3^(3/2)))^3" office:value-type="float" office:value="147.588201210936" calcext:value-type="float">
            <text:p>147.588201210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formula="of:=LOG([.A35]/[.$H$7];2)/[.$H$6]" office:value-type="float" office:value="5.87543672633265" calcext:value-type="float">
            <text:p>5.8754367263</text:p>
          </table:table-cell>
          <table:table-cell table:formula="of:=SQRT(SQRT(3)*[.A35]/[.$G$2])" office:value-type="float" office:value="3.06299557203915" calcext:value-type="float">
            <text:p>3.062995572</text:p>
          </table:table-cell>
          <table:table-cell table:formula="of:=-([.J35]+[.$G$5]^2/(27*[.$G$3]^2*[.J35])+[.$G$5]/(3^(3/2)*[.$G$3]))" office:value-type="float" office:value="6.34444704867838" calcext:value-type="float">
            <text:p>6.3444470487</text:p>
          </table:table-cell>
          <table:table-cell table:formula="of:=-([.I35]+[.$G$5]^2/(27*[.$G$3]^2*[.I35])+[.$G$5]/(3^(3/2)*[.$G$3]))" office:value-type="float" office:value="6.34444704836099" calcext:value-type="float">
            <text:p>6.3444470484</text:p>
          </table:table-cell>
          <table:table-cell table:number-columns-repeated="2"/>
          <table:table-cell table:formula="of:=(SQRT(-[.$G$4]*[.A35]*(4*[.$G$5]^3-3^(9/2)*[.$G$3]^2*[.$G$4]*[.A35]))/(2*3^(9/4)*[.$G$3]^2)-(3^(9/2)*[.$G$3]^2*[.$G$4]*[.A35]-2*[.$G$5]^3)/(2*3^(9/2)*[.$G$3]^3))^(1/3)" office:value-type="float" office:value="-0.058956896784387" calcext:value-type="float">
            <text:p>-0.0589568968</text:p>
          </table:table-cell>
          <table:table-cell table:formula="of:=([.K35]-[.L35])^(1/3)" office:value-type="float" office:value="-0.0589568967816615" calcext:value-type="float">
            <text:p>-0.0589568968</text:p>
          </table:table-cell>
          <table:table-cell table:formula="of:=SQRT(-[.$G$4]*[.A35]*(4*([.$G$5]/3^(3/2))^3-[.$G$3]^2*[.$G$4]*[.A35]))/(2*[.$G$3]^2)" office:value-type="float" office:value="166.00517816135" calcext:value-type="float">
            <text:p>166.0051781614</text:p>
          </table:table-cell>
          <table:table-cell table:formula="of:=([.$G$4]*[.A35])/(2*[.$G$3])-([.$G$5]/([.$G$3]*3^(3/2)))^3" office:value-type="float" office:value="166.005383090552" calcext:value-type="float">
            <text:p>166.005383090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table:formula="of:=LOG([.A36]/[.$H$7];2)/[.$H$6]" office:value-type="float" office:value="6.0094021230139" calcext:value-type="float">
            <text:p>6.009402123</text:p>
          </table:table-cell>
          <table:table-cell table:formula="of:=SQRT(SQRT(3)*[.A36]/[.$G$2])" office:value-type="float" office:value="3.24601947201656" calcext:value-type="float">
            <text:p>3.246019472</text:p>
          </table:table-cell>
          <table:table-cell table:formula="of:=-([.J36]+[.$G$5]^2/(27*[.$G$3]^2*[.J36])+[.$G$5]/(3^(3/2)*[.$G$3]))" office:value-type="float" office:value="6.61578118850712" calcext:value-type="float">
            <text:p>6.6157811885</text:p>
          </table:table-cell>
          <table:table-cell table:formula="of:=-([.I36]+[.$G$5]^2/(27*[.$G$3]^2*[.I36])+[.$G$5]/(3^(3/2)*[.$G$3]))" office:value-type="float" office:value="6.61578118813628" calcext:value-type="float">
            <text:p>6.6157811881</text:p>
          </table:table-cell>
          <table:table-cell table:number-columns-repeated="2"/>
          <table:table-cell table:formula="of:=(SQRT(-[.$G$4]*[.A36]*(4*[.$G$5]^3-3^(9/2)*[.$G$3]^2*[.$G$4]*[.A36]))/(2*3^(9/4)*[.$G$3]^2)-(3^(9/2)*[.$G$3]^2*[.$G$4]*[.A36]-2*[.$G$5]^3)/(2*3^(9/2)*[.$G$3]^3))^(1/3)" office:value-type="float" office:value="-0.056716118871406" calcext:value-type="float">
            <text:p>-0.0567161189</text:p>
          </table:table-cell>
          <table:table-cell table:formula="of:=([.K36]-[.L36])^(1/3)" office:value-type="float" office:value="-0.0567161188684608" calcext:value-type="float">
            <text:p>-0.0567161189</text:p>
          </table:table-cell>
          <table:table-cell table:formula="of:=SQRT(-[.$G$4]*[.A36]*(4*([.$G$5]/3^(3/2))^3-[.$G$3]^2*[.$G$4]*[.A36]))/(2*[.$G$3]^2)" office:value-type="float" office:value="186.46873607258" calcext:value-type="float">
            <text:p>186.4687360726</text:p>
          </table:table-cell>
          <table:table-cell table:formula="of:=([.$G$4]*[.A36])/(2*[.$G$3])-([.$G$5]/([.$G$3]*3^(3/2)))^3" office:value-type="float" office:value="186.468918512348" calcext:value-type="float">
            <text:p>186.468918512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table:formula="of:=LOG([.A37]/[.$H$7];2)/[.$H$6]" office:value-type="float" office:value="6.14358407960436" calcext:value-type="float">
            <text:p>6.1435840796</text:p>
          </table:table-cell>
          <table:table-cell table:formula="of:=SQRT(SQRT(3)*[.A37]/[.$G$2])" office:value-type="float" office:value="3.44030238763794" calcext:value-type="float">
            <text:p>3.4403023876</text:p>
          </table:table-cell>
          <table:table-cell table:formula="of:=-([.J37]+[.$G$5]^2/(27*[.$G$3]^2*[.J37])+[.$G$5]/(3^(3/2)*[.$G$3]))" office:value-type="float" office:value="6.89842738922123" calcext:value-type="float">
            <text:p>6.8984273892</text:p>
          </table:table-cell>
          <table:table-cell table:formula="of:=-([.I37]+[.$G$5]^2/(27*[.$G$3]^2*[.I37])+[.$G$5]/(3^(3/2)*[.$G$3]))" office:value-type="float" office:value="6.8984273883545" calcext:value-type="float">
            <text:p>6.8984273884</text:p>
          </table:table-cell>
          <table:table-cell table:number-columns-repeated="2"/>
          <table:table-cell table:formula="of:=(SQRT(-[.$G$4]*[.A37]*(4*[.$G$5]^3-3^(9/2)*[.$G$3]^2*[.$G$4]*[.A37]))/(2*3^(9/4)*[.$G$3]^2)-(3^(9/2)*[.$G$3]^2*[.$G$4]*[.A37]-2*[.$G$5]^3)/(2*3^(9/2)*[.$G$3]^3))^(1/3)" office:value-type="float" office:value="-0.0545574337885551" calcext:value-type="float">
            <text:p>-0.0545574338</text:p>
          </table:table-cell>
          <table:table-cell table:formula="of:=([.K37]-[.L37])^(1/3)" office:value-type="float" office:value="-0.0545574337821893" calcext:value-type="float">
            <text:p>-0.0545574338</text:p>
          </table:table-cell>
          <table:table-cell table:formula="of:=SQRT(-[.$G$4]*[.A37]*(4*([.$G$5]/3^(3/2))^3-[.$G$3]^2*[.$G$4]*[.A37]))/(2*[.$G$3]^2)" office:value-type="float" office:value="209.490233470926" calcext:value-type="float">
            <text:p>209.4902334709</text:p>
          </table:table-cell>
          <table:table-cell table:formula="of:=([.$G$4]*[.A37])/(2*[.$G$3])-([.$G$5]/([.$G$3]*3^(3/2)))^3" office:value-type="float" office:value="209.490395861868" calcext:value-type="float">
            <text:p>209.490395861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table:formula="of:=LOG([.A38]/[.$H$7];2)/[.$H$6]" office:value-type="float" office:value="6.27889835234347" calcext:value-type="float">
            <text:p>6.2788983523</text:p>
          </table:table-cell>
          <table:table-cell table:formula="of:=SQRT(SQRT(3)*[.A38]/[.$G$2])" office:value-type="float" office:value="3.64800270076941" calcext:value-type="float">
            <text:p>3.6480027008</text:p>
          </table:table-cell>
          <table:table-cell table:formula="of:=-([.J38]+[.$G$5]^2/(27*[.$G$3]^2*[.J38])+[.$G$5]/(3^(3/2)*[.$G$3]))" office:value-type="float" office:value="7.19491112174678" calcext:value-type="float">
            <text:p>7.1949111217</text:p>
          </table:table-cell>
          <table:table-cell table:formula="of:=-([.I38]+[.$G$5]^2/(27*[.$G$3]^2*[.I38])+[.$G$5]/(3^(3/2)*[.$G$3]))" office:value-type="float" office:value="7.19491112073265" calcext:value-type="float">
            <text:p>7.1949111207</text:p>
          </table:table-cell>
          <table:table-cell table:number-columns-repeated="2"/>
          <table:table-cell table:formula="of:=(SQRT(-[.$G$4]*[.A38]*(4*[.$G$5]^3-3^(9/2)*[.$G$3]^2*[.$G$4]*[.A38]))/(2*3^(9/4)*[.$G$3]^2)-(3^(9/2)*[.$G$3]^2*[.$G$4]*[.A38]-2*[.$G$5]^3)/(2*3^(9/2)*[.$G$3]^3))^(1/3)" office:value-type="float" office:value="-0.0524640274715014" calcext:value-type="float">
            <text:p>-0.0524640275</text:p>
          </table:table-cell>
          <table:table-cell table:formula="of:=([.K38]-[.L38])^(1/3)" office:value-type="float" office:value="-0.0524640274646175" calcext:value-type="float">
            <text:p>-0.0524640275</text:p>
          </table:table-cell>
          <table:table-cell table:formula="of:=SQRT(-[.$G$4]*[.A38]*(4*([.$G$5]/3^(3/2))^3-[.$G$3]^2*[.$G$4]*[.A38]))/(2*[.$G$3]^2)" office:value-type="float" office:value="235.581259118777" calcext:value-type="float">
            <text:p>235.5812591188</text:p>
          </table:table-cell>
          <table:table-cell table:formula="of:=([.$G$4]*[.A38])/(2*[.$G$3])-([.$G$5]/([.$G$3]*3^(3/2)))^3" office:value-type="float" office:value="235.581403524658" calcext:value-type="float">
            <text:p>235.581403524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table:formula="of:=LOG([.A39]/[.$H$7];2)/[.$H$6]" office:value-type="float" office:value="6.41344663014924" calcext:value-type="float">
            <text:p>6.4134466301</text:p>
          </table:table-cell>
          <table:table-cell table:formula="of:=SQRT(SQRT(3)*[.A39]/[.$G$2])" office:value-type="float" office:value="3.86695900831795" calcext:value-type="float">
            <text:p>3.8669590083</text:p>
          </table:table-cell>
          <table:table-cell table:formula="of:=-([.J39]+[.$G$5]^2/(27*[.$G$3]^2*[.J39])+[.$G$5]/(3^(3/2)*[.$G$3]))" office:value-type="float" office:value="7.50156746330496" calcext:value-type="float">
            <text:p>7.5015674633</text:p>
          </table:table-cell>
          <table:table-cell table:formula="of:=-([.I39]+[.$G$5]^2/(27*[.$G$3]^2*[.I39])+[.$G$5]/(3^(3/2)*[.$G$3]))" office:value-type="float" office:value="7.50156746211949" calcext:value-type="float">
            <text:p>7.5015674621</text:p>
          </table:table-cell>
          <table:table-cell table:number-columns-repeated="2"/>
          <table:table-cell table:formula="of:=(SQRT(-[.$G$4]*[.A39]*(4*[.$G$5]^3-3^(9/2)*[.$G$3]^2*[.$G$4]*[.A39]))/(2*3^(9/4)*[.$G$3]^2)-(3^(9/2)*[.$G$3]^2*[.$G$4]*[.A39]-2*[.$G$5]^3)/(2*3^(9/2)*[.$G$3]^3))^(1/3)" office:value-type="float" office:value="-0.0504623768606568" calcext:value-type="float">
            <text:p>-0.0504623769</text:p>
          </table:table-cell>
          <table:table-cell table:formula="of:=([.K39]-[.L39])^(1/3)" office:value-type="float" office:value="-0.0504623768532159" calcext:value-type="float">
            <text:p>-0.0504623769</text:p>
          </table:table-cell>
          <table:table-cell table:formula="of:=SQRT(-[.$G$4]*[.A39]*(4*([.$G$5]/3^(3/2))^3-[.$G$3]^2*[.$G$4]*[.A39]))/(2*[.$G$3]^2)" office:value-type="float" office:value="264.741813000723" calcext:value-type="float">
            <text:p>264.7418130007</text:p>
          </table:table-cell>
          <table:table-cell table:formula="of:=([.$G$4]*[.A39])/(2*[.$G$3])-([.$G$5]/([.$G$3]*3^(3/2)))^3" office:value-type="float" office:value="264.741941500717" calcext:value-type="float">
            <text:p>264.741941500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" calcext:value-type="float">
            <text:p>8</text:p>
          </table:table-cell>
          <table:table-cell table:formula="of:=LOG([.A40]/[.$H$7];2)/[.$H$6]" office:value-type="float" office:value="6.54790027432663" calcext:value-type="float">
            <text:p>6.5479002743</text:p>
          </table:table-cell>
          <table:table-cell table:formula="of:=SQRT(SQRT(3)*[.A40]/[.$G$2])" office:value-type="float" office:value="4.09888921946155" calcext:value-type="float">
            <text:p>4.0988892195</text:p>
          </table:table-cell>
          <table:table-cell table:formula="of:=-([.J40]+[.$G$5]^2/(27*[.$G$3]^2*[.J40])+[.$G$5]/(3^(3/2)*[.$G$3]))" office:value-type="float" office:value="7.82027727155344" calcext:value-type="float">
            <text:p>7.8202772716</text:p>
          </table:table-cell>
          <table:table-cell table:formula="of:=-([.I40]+[.$G$5]^2/(27*[.$G$3]^2*[.I40])+[.$G$5]/(3^(3/2)*[.$G$3]))" office:value-type="float" office:value="7.8202772687824" calcext:value-type="float">
            <text:p>7.8202772688</text:p>
          </table:table-cell>
          <table:table-cell table:number-columns-repeated="2"/>
          <table:table-cell table:formula="of:=(SQRT(-[.$G$4]*[.A40]*(4*[.$G$5]^3-3^(9/2)*[.$G$3]^2*[.$G$4]*[.A40]))/(2*3^(9/4)*[.$G$3]^2)-(3^(9/2)*[.$G$3]^2*[.$G$4]*[.A40]-2*[.$G$5]^3)/(2*3^(9/2)*[.$G$3]^3))^(1/3)" office:value-type="float" office:value="-0.0485386399484328" calcext:value-type="float">
            <text:p>-0.0485386399</text:p>
          </table:table-cell>
          <table:table-cell table:formula="of:=([.K40]-[.L40])^(1/3)" office:value-type="float" office:value="-0.0485386399323481" calcext:value-type="float">
            <text:p>-0.0485386399</text:p>
          </table:table-cell>
          <table:table-cell table:formula="of:=SQRT(-[.$G$4]*[.A40]*(4*([.$G$5]/3^(3/2))^3-[.$G$3]^2*[.$G$4]*[.A40]))/(2*[.$G$3]^2)" office:value-type="float" office:value="297.483483818576" calcext:value-type="float">
            <text:p>297.4834838186</text:p>
          </table:table-cell>
          <table:table-cell table:formula="of:=([.$G$4]*[.A40])/(2*[.$G$3])-([.$G$5]/([.$G$3]*3^(3/2)))^3" office:value-type="float" office:value="297.483598175591" calcext:value-type="float">
            <text:p>297.4835981756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" calcext:value-type="float">
            <text:p>8</text:p>
          </table:table-cell>
          <table:table-cell table:formula="of:=LOG([.A41]/[.$H$7];2)/[.$H$6]" office:value-type="float" office:value="6.68251746039847" calcext:value-type="float">
            <text:p>6.6825174604</text:p>
          </table:table-cell>
          <table:table-cell table:formula="of:=SQRT(SQRT(3)*[.A41]/[.$G$2])" office:value-type="float" office:value="4.34503783671682" calcext:value-type="float">
            <text:p>4.3450378367</text:p>
          </table:table-cell>
          <table:table-cell table:formula="of:=-([.J41]+[.$G$5]^2/(27*[.$G$3]^2*[.J41])+[.$G$5]/(3^(3/2)*[.$G$3]))" office:value-type="float" office:value="8.15214464661083" calcext:value-type="float">
            <text:p>8.1521446466</text:p>
          </table:table-cell>
          <table:table-cell table:formula="of:=-([.I41]+[.$G$5]^2/(27*[.$G$3]^2*[.I41])+[.$G$5]/(3^(3/2)*[.$G$3]))" office:value-type="float" office:value="8.15214464499127" calcext:value-type="float">
            <text:p>8.152144645</text:p>
          </table:table-cell>
          <table:table-cell table:number-columns-repeated="2"/>
          <table:table-cell table:formula="of:=(SQRT(-[.$G$4]*[.A41]*(4*[.$G$5]^3-3^(9/2)*[.$G$3]^2*[.$G$4]*[.A41]))/(2*3^(9/4)*[.$G$3]^2)-(3^(9/2)*[.$G$3]^2*[.$G$4]*[.A41]-2*[.$G$5]^3)/(2*3^(9/2)*[.$G$3]^3))^(1/3)" office:value-type="float" office:value="-0.0466862189546167" calcext:value-type="float">
            <text:p>-0.046686219</text:p>
          </table:table-cell>
          <table:table-cell table:formula="of:=([.K41]-[.L41])^(1/3)" office:value-type="float" office:value="-0.0466862189459235" calcext:value-type="float">
            <text:p>-0.0466862189</text:p>
          </table:table-cell>
          <table:table-cell table:formula="of:=SQRT(-[.$G$4]*[.A41]*(4*([.$G$5]/3^(3/2))^3-[.$G$3]^2*[.$G$4]*[.A41]))/(2*[.$G$3]^2)" office:value-type="float" office:value="334.317860177399" calcext:value-type="float">
            <text:p>334.3178601774</text:p>
          </table:table-cell>
          <table:table-cell table:formula="of:=([.$G$4]*[.A41])/(2*[.$G$3])-([.$G$5]/([.$G$3]*3^(3/2)))^3" office:value-type="float" office:value="334.317961934823" calcext:value-type="float">
            <text:p>334.317961934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table:formula="of:=LOG([.A42]/[.$H$7];2)/[.$H$6]" office:value-type="float" office:value="6.81728035177898" calcext:value-type="float">
            <text:p>6.8172803518</text:p>
          </table:table-cell>
          <table:table-cell table:formula="of:=SQRT(SQRT(3)*[.A42]/[.$G$2])" office:value-type="float" office:value="4.60625904533372" calcext:value-type="float">
            <text:p>4.6062590453</text:p>
          </table:table-cell>
          <table:table-cell table:formula="of:=-([.J42]+[.$G$5]^2/(27*[.$G$3]^2*[.J42])+[.$G$5]/(3^(3/2)*[.$G$3]))" office:value-type="float" office:value="8.4976729553398" calcext:value-type="float">
            <text:p>8.4976729553</text:p>
          </table:table-cell>
          <table:table-cell table:formula="of:=-([.I42]+[.$G$5]^2/(27*[.$G$3]^2*[.I42])+[.$G$5]/(3^(3/2)*[.$G$3]))" office:value-type="float" office:value="8.49767295155306" calcext:value-type="float">
            <text:p>8.4976729516</text:p>
          </table:table-cell>
          <table:table-cell table:number-columns-repeated="2"/>
          <table:table-cell table:formula="of:=(SQRT(-[.$G$4]*[.A42]*(4*[.$G$5]^3-3^(9/2)*[.$G$3]^2*[.$G$4]*[.A42]))/(2*3^(9/4)*[.$G$3]^2)-(3^(9/2)*[.$G$3]^2*[.$G$4]*[.A42]-2*[.$G$5]^3)/(2*3^(9/2)*[.$G$3]^3))^(1/3)" office:value-type="float" office:value="-0.0449027618526603" calcext:value-type="float">
            <text:p>-0.0449027619</text:p>
          </table:table-cell>
          <table:table-cell table:formula="of:=([.K42]-[.L42])^(1/3)" office:value-type="float" office:value="-0.0449027618338652" calcext:value-type="float">
            <text:p>-0.0449027618</text:p>
          </table:table-cell>
          <table:table-cell table:formula="of:=SQRT(-[.$G$4]*[.A42]*(4*([.$G$5]/3^(3/2))^3-[.$G$3]^2*[.$G$4]*[.A42]))/(2*[.$G$3]^2)" office:value-type="float" office:value="375.756530628406" calcext:value-type="float">
            <text:p>375.7565306284</text:p>
          </table:table-cell>
          <table:table-cell table:formula="of:=([.$G$4]*[.A42])/(2*[.$G$3])-([.$G$5]/([.$G$3]*3^(3/2)))^3" office:value-type="float" office:value="375.75662116396" calcext:value-type="float">
            <text:p>375.756621164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" calcext:value-type="float">
            <text:p>9</text:p>
          </table:table-cell>
          <table:table-cell table:formula="of:=LOG([.A43]/[.$H$7];2)/[.$H$6]" office:value-type="float" office:value="6.95199837713556" calcext:value-type="float">
            <text:p>6.9519983771</text:p>
          </table:table-cell>
          <table:table-cell table:formula="of:=SQRT(SQRT(3)*[.A43]/[.$G$2])" office:value-type="float" office:value="4.88308981256044" calcext:value-type="float">
            <text:p>4.8830898126</text:p>
          </table:table-cell>
          <table:table-cell table:formula="of:=-([.J43]+[.$G$5]^2/(27*[.$G$3]^2*[.J43])+[.$G$5]/(3^(3/2)*[.$G$3]))" office:value-type="float" office:value="8.85691222901146" calcext:value-type="float">
            <text:p>8.856912229</text:p>
          </table:table-cell>
          <table:table-cell table:formula="of:=-([.I43]+[.$G$5]^2/(27*[.$G$3]^2*[.I43])+[.$G$5]/(3^(3/2)*[.$G$3]))" office:value-type="float" office:value="8.85691222458496" calcext:value-type="float">
            <text:p>8.8569122246</text:p>
          </table:table-cell>
          <table:table-cell table:number-columns-repeated="2"/>
          <table:table-cell table:formula="of:=(SQRT(-[.$G$4]*[.A43]*(4*[.$G$5]^3-3^(9/2)*[.$G$3]^2*[.$G$4]*[.A43]))/(2*3^(9/4)*[.$G$3]^2)-(3^(9/2)*[.$G$3]^2*[.$G$4]*[.A43]-2*[.$G$5]^3)/(2*3^(9/2)*[.$G$3]^3))^(1/3)" office:value-type="float" office:value="-0.0431881310345987" calcext:value-type="float">
            <text:p>-0.043188131</text:p>
          </table:table-cell>
          <table:table-cell table:formula="of:=([.K43]-[.L43])^(1/3)" office:value-type="float" office:value="-0.0431881310142816" calcext:value-type="float">
            <text:p>-0.043188131</text:p>
          </table:table-cell>
          <table:table-cell table:formula="of:=SQRT(-[.$G$4]*[.A43]*(4*([.$G$5]/3^(3/2))^3-[.$G$3]^2*[.$G$4]*[.A43]))/(2*[.$G$3]^2)" office:value-type="float" office:value="422.311083693411" calcext:value-type="float">
            <text:p>422.3110836934</text:p>
          </table:table-cell>
          <table:table-cell table:formula="of:=([.$G$4]*[.A43])/(2*[.$G$3])-([.$G$5]/([.$G$3]*3^(3/2)))^3" office:value-type="float" office:value="422.311164248546" calcext:value-type="float">
            <text:p>422.3111642485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" calcext:value-type="float">
            <text:p>9</text:p>
          </table:table-cell>
          <table:table-cell table:formula="of:=LOG([.A44]/[.$H$7];2)/[.$H$6]" office:value-type="float" office:value="7.08762782910612" calcext:value-type="float">
            <text:p>7.0876278291</text:p>
          </table:table-cell>
          <table:table-cell table:formula="of:=SQRT(SQRT(3)*[.A44]/[.$G$2])" office:value-type="float" office:value="5.17860212836033" calcext:value-type="float">
            <text:p>5.1786021284</text:p>
          </table:table-cell>
          <table:table-cell table:formula="of:=-([.J44]+[.$G$5]^2/(27*[.$G$3]^2*[.J44])+[.$G$5]/(3^(3/2)*[.$G$3]))" office:value-type="float" office:value="9.23309767798081" calcext:value-type="float">
            <text:p>9.233097678</text:p>
          </table:table-cell>
          <table:table-cell table:formula="of:=-([.I44]+[.$G$5]^2/(27*[.$G$3]^2*[.I44])+[.$G$5]/(3^(3/2)*[.$G$3]))" office:value-type="float" office:value="9.233097675391" calcext:value-type="float">
            <text:p>9.2330976754</text:p>
          </table:table-cell>
          <table:table-cell table:number-columns-repeated="2"/>
          <table:table-cell table:formula="of:=(SQRT(-[.$G$4]*[.A44]*(4*[.$G$5]^3-3^(9/2)*[.$G$3]^2*[.$G$4]*[.A44]))/(2*3^(9/4)*[.$G$3]^2)-(3^(9/2)*[.$G$3]^2*[.$G$4]*[.A44]-2*[.$G$5]^3)/(2*3^(9/2)*[.$G$3]^3))^(1/3)" office:value-type="float" office:value="-0.0415281519850301" calcext:value-type="float">
            <text:p>-0.041528152</text:p>
          </table:table-cell>
          <table:table-cell table:formula="of:=([.K44]-[.L44])^(1/3)" office:value-type="float" office:value="-0.0415281519740432" calcext:value-type="float">
            <text:p>-0.041528152</text:p>
          </table:table-cell>
          <table:table-cell table:formula="of:=SQRT(-[.$G$4]*[.A44]*(4*([.$G$5]/3^(3/2))^3-[.$G$3]^2*[.$G$4]*[.A44]))/(2*[.$G$3]^2)" office:value-type="float" office:value="475.004696340742" calcext:value-type="float">
            <text:p>475.0046963407</text:p>
          </table:table-cell>
          <table:table-cell table:formula="of:=([.$G$4]*[.A44])/(2*[.$G$3])-([.$G$5]/([.$G$3]*3^(3/2)))^3" office:value-type="float" office:value="475.00476795967" calcext:value-type="float">
            <text:p>475.0047679597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 table:formula="of:=LOG([.A45]/[.$H$7];2)/[.$H$6]" office:value-type="float" office:value="7.2234297815746" calcext:value-type="float">
            <text:p>7.2234297816</text:p>
          </table:table-cell>
          <table:table-cell table:formula="of:=SQRT(SQRT(3)*[.A45]/[.$G$2])" office:value-type="float" office:value="5.49240853953509" calcext:value-type="float">
            <text:p>5.4924085395</text:p>
          </table:table-cell>
          <table:table-cell table:formula="of:=-([.J45]+[.$G$5]^2/(27*[.$G$3]^2*[.J45])+[.$G$5]/(3^(3/2)*[.$G$3]))" office:value-type="float" office:value="9.62493211229243" calcext:value-type="float">
            <text:p>9.6249321123</text:p>
          </table:table-cell>
          <table:table-cell table:formula="of:=-([.I45]+[.$G$5]^2/(27*[.$G$3]^2*[.I45])+[.$G$5]/(3^(3/2)*[.$G$3]))" office:value-type="float" office:value="9.62493210623055" calcext:value-type="float">
            <text:p>9.6249321062</text:p>
          </table:table-cell>
          <table:table-cell table:number-columns-repeated="2"/>
          <table:table-cell table:formula="of:=(SQRT(-[.$G$4]*[.A45]*(4*[.$G$5]^3-3^(9/2)*[.$G$3]^2*[.$G$4]*[.A45]))/(2*3^(9/4)*[.$G$3]^2)-(3^(9/2)*[.$G$3]^2*[.$G$4]*[.A45]-2*[.$G$5]^3)/(2*3^(9/2)*[.$G$3]^3))^(1/3)" office:value-type="float" office:value="-0.0399300867465693" calcext:value-type="float">
            <text:p>-0.0399300867</text:p>
          </table:table-cell>
          <table:table-cell table:formula="of:=([.K45]-[.L45])^(1/3)" office:value-type="float" office:value="-0.0399300867228015" calcext:value-type="float">
            <text:p>-0.0399300867</text:p>
          </table:table-cell>
          <table:table-cell table:formula="of:=SQRT(-[.$G$4]*[.A45]*(4*([.$G$5]/3^(3/2))^3-[.$G$3]^2*[.$G$4]*[.A45]))/(2*[.$G$3]^2)" office:value-type="float" office:value="534.348957017876" calcext:value-type="float">
            <text:p>534.3489570179</text:p>
          </table:table-cell>
          <table:table-cell table:formula="of:=([.$G$4]*[.A45])/(2*[.$G$3])-([.$G$5]/([.$G$3]*3^(3/2)))^3" office:value-type="float" office:value="534.349020682878" calcext:value-type="float">
            <text:p>534.3490206829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table:formula="of:=LOG([.A46]/[.$H$7];2)/[.$H$6]" office:value-type="float" office:value="7.35875603316189" calcext:value-type="float">
            <text:p>7.3587560332</text:p>
          </table:table-cell>
          <table:table-cell table:formula="of:=SQRT(SQRT(3)*[.A46]/[.$G$2])" office:value-type="float" office:value="5.82403024673555" calcext:value-type="float">
            <text:p>5.8240302467</text:p>
          </table:table-cell>
          <table:table-cell table:formula="of:=-([.J46]+[.$G$5]^2/(27*[.$G$3]^2*[.J46])+[.$G$5]/(3^(3/2)*[.$G$3]))" office:value-type="float" office:value="10.0310938020765" calcext:value-type="float">
            <text:p>10.0310938021</text:p>
          </table:table-cell>
          <table:table-cell table:formula="of:=-([.I46]+[.$G$5]^2/(27*[.$G$3]^2*[.I46])+[.$G$5]/(3^(3/2)*[.$G$3]))" office:value-type="float" office:value="10.0310938020765" calcext:value-type="float">
            <text:p>10.0310938021</text:p>
          </table:table-cell>
          <table:table-cell table:number-columns-repeated="2"/>
          <table:table-cell table:formula="of:=(SQRT(-[.$G$4]*[.A46]*(4*[.$G$5]^3-3^(9/2)*[.$G$3]^2*[.$G$4]*[.A46]))/(2*3^(9/4)*[.$G$3]^2)-(3^(9/2)*[.$G$3]^2*[.$G$4]*[.A46]-2*[.$G$5]^3)/(2*3^(9/2)*[.$G$3]^3))^(1/3)" office:value-type="float" office:value="-0.0383988815464775" calcext:value-type="float">
            <text:p>-0.0383988815</text:p>
          </table:table-cell>
          <table:table-cell table:formula="of:=([.K46]-[.L46])^(1/3)" office:value-type="float" office:value="-0.0383988815464775" calcext:value-type="float">
            <text:p>-0.0383988815</text:p>
          </table:table-cell>
          <table:table-cell table:formula="of:=SQRT(-[.$G$4]*[.A46]*(4*([.$G$5]/3^(3/2))^3-[.$G$3]^2*[.$G$4]*[.A46]))/(2*[.$G$3]^2)" office:value-type="float" office:value="600.855454185558" calcext:value-type="float">
            <text:p>600.8554541856</text:p>
          </table:table-cell>
          <table:table-cell table:formula="of:=([.$G$4]*[.A46])/(2*[.$G$3])-([.$G$5]/([.$G$3]*3^(3/2)))^3" office:value-type="float" office:value="600.855510803715" calcext:value-type="float">
            <text:p>600.8555108037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" calcext:value-type="float">
            <text:p>10</text:p>
          </table:table-cell>
          <table:table-cell table:formula="of:=LOG([.A47]/[.$H$7];2)/[.$H$6]" office:value-type="float" office:value="7.49393180099746" calcext:value-type="float">
            <text:p>7.493931801</text:p>
          </table:table-cell>
          <table:table-cell table:formula="of:=SQRT(SQRT(3)*[.A47]/[.$G$2])" office:value-type="float" office:value="6.17527208145316" calcext:value-type="float">
            <text:p>6.1752720815</text:p>
          </table:table-cell>
          <table:table-cell table:formula="of:=-([.J47]+[.$G$5]^2/(27*[.$G$3]^2*[.J47])+[.$G$5]/(3^(3/2)*[.$G$3]))" office:value-type="float" office:value="10.4530704792543" calcext:value-type="float">
            <text:p>10.4530704793</text:p>
          </table:table-cell>
          <table:table-cell table:formula="of:=-([.I47]+[.$G$5]^2/(27*[.$G$3]^2*[.I47])+[.$G$5]/(3^(3/2)*[.$G$3]))" office:value-type="float" office:value="10.4530704709629" calcext:value-type="float">
            <text:p>10.453070471</text:p>
          </table:table-cell>
          <table:table-cell table:number-columns-repeated="2"/>
          <table:table-cell table:formula="of:=(SQRT(-[.$G$4]*[.A47]*(4*[.$G$5]^3-3^(9/2)*[.$G$3]^2*[.$G$4]*[.A47]))/(2*3^(9/4)*[.$G$3]^2)-(3^(9/2)*[.$G$3]^2*[.$G$4]*[.A47]-2*[.$G$5]^3)/(2*3^(9/2)*[.$G$3]^3))^(1/3)" office:value-type="float" office:value="-0.0369280728588357" calcext:value-type="float">
            <text:p>-0.0369280729</text:p>
          </table:table-cell>
          <table:table-cell table:formula="of:=([.K47]-[.L47])^(1/3)" office:value-type="float" office:value="-0.0369280728310465" calcext:value-type="float">
            <text:p>-0.0369280728</text:p>
          </table:table-cell>
          <table:table-cell table:formula="of:=SQRT(-[.$G$4]*[.A47]*(4*([.$G$5]/3^(3/2))^3-[.$G$3]^2*[.$G$4]*[.A47]))/(2*[.$G$3]^2)" office:value-type="float" office:value="675.547364735101" calcext:value-type="float">
            <text:p>675.5473647351</text:p>
          </table:table-cell>
          <table:table-cell table:formula="of:=([.$G$4]*[.A47])/(2*[.$G$3])-([.$G$5]/([.$G$3]*3^(3/2)))^3" office:value-type="float" office:value="675.54741509327" calcext:value-type="float">
            <text:p>675.5474150933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1" calcext:value-type="float">
            <text:p>11</text:p>
          </table:table-cell>
          <table:table-cell table:formula="of:=LOG([.A48]/[.$H$7];2)/[.$H$6]" office:value-type="float" office:value="7.62977472043088" calcext:value-type="float">
            <text:p>7.6297747204</text:p>
          </table:table-cell>
          <table:table-cell table:formula="of:=SQRT(SQRT(3)*[.A48]/[.$G$2])" office:value-type="float" office:value="6.54958968186475" calcext:value-type="float">
            <text:p>6.5495896819</text:p>
          </table:table-cell>
          <table:table-cell table:formula="of:=-([.J48]+[.$G$5]^2/(27*[.$G$3]^2*[.J48])+[.$G$5]/(3^(3/2)*[.$G$3]))" office:value-type="float" office:value="10.894157770435" calcext:value-type="float">
            <text:p>10.8941577704</text:p>
          </table:table-cell>
          <table:table-cell table:formula="of:=-([.I48]+[.$G$5]^2/(27*[.$G$3]^2*[.I48])+[.$G$5]/(3^(3/2)*[.$G$3]))" office:value-type="float" office:value="10.8941577607318" calcext:value-type="float">
            <text:p>10.8941577607</text:p>
          </table:table-cell>
          <table:table-cell table:number-columns-repeated="2"/>
          <table:table-cell table:formula="of:=(SQRT(-[.$G$4]*[.A48]*(4*[.$G$5]^3-3^(9/2)*[.$G$3]^2*[.$G$4]*[.A48]))/(2*3^(9/4)*[.$G$3]^2)-(3^(9/2)*[.$G$3]^2*[.$G$4]*[.A48]-2*[.$G$5]^3)/(2*3^(9/2)*[.$G$3]^3))^(1/3)" office:value-type="float" office:value="-0.0355068195330287" calcext:value-type="float">
            <text:p>-0.0355068195</text:p>
          </table:table-cell>
          <table:table-cell table:formula="of:=([.K48]-[.L48])^(1/3)" office:value-type="float" office:value="-0.0355068195029703" calcext:value-type="float">
            <text:p>-0.0355068195</text:p>
          </table:table-cell>
          <table:table-cell table:formula="of:=SQRT(-[.$G$4]*[.A48]*(4*([.$G$5]/3^(3/2))^3-[.$G$3]^2*[.$G$4]*[.A48]))/(2*[.$G$3]^2)" office:value-type="float" office:value="759.959453943515" calcext:value-type="float">
            <text:p>759.9594539435</text:p>
          </table:table-cell>
          <table:table-cell table:formula="of:=([.$G$4]*[.A48])/(2*[.$G$3])-([.$G$5]/([.$G$3]*3^(3/2)))^3" office:value-type="float" office:value="759.959498708178" calcext:value-type="float">
            <text:p>759.9594987082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1" calcext:value-type="float">
            <text:p>11</text:p>
          </table:table-cell>
          <table:table-cell table:formula="of:=LOG([.A49]/[.$H$7];2)/[.$H$6]" office:value-type="float" office:value="7.76519681444895" calcext:value-type="float">
            <text:p>7.7651968144</text:p>
          </table:table-cell>
          <table:table-cell table:formula="of:=SQRT(SQRT(3)*[.A49]/[.$G$2])" office:value-type="float" office:value="6.94533044503955" calcext:value-type="float">
            <text:p>6.945330445</text:p>
          </table:table-cell>
          <table:table-cell table:formula="of:=-([.J49]+[.$G$5]^2/(27*[.$G$3]^2*[.J49])+[.$G$5]/(3^(3/2)*[.$G$3]))" office:value-type="float" office:value="11.3515438497122" calcext:value-type="float">
            <text:p>11.3515438497</text:p>
          </table:table-cell>
          <table:table-cell table:formula="of:=-([.I49]+[.$G$5]^2/(27*[.$G$3]^2*[.I49])+[.$G$5]/(3^(3/2)*[.$G$3]))" office:value-type="float" office:value="11.3515438383625" calcext:value-type="float">
            <text:p>11.3515438384</text:p>
          </table:table-cell>
          <table:table-cell table:number-columns-repeated="2"/>
          <table:table-cell table:formula="of:=(SQRT(-[.$G$4]*[.A49]*(4*[.$G$5]^3-3^(9/2)*[.$G$3]^2*[.$G$4]*[.A49]))/(2*3^(9/4)*[.$G$3]^2)-(3^(9/2)*[.$G$3]^2*[.$G$4]*[.A49]-2*[.$G$5]^3)/(2*3^(9/2)*[.$G$3]^3))^(1/3)" office:value-type="float" office:value="-0.0341444711881287" calcext:value-type="float">
            <text:p>-0.0341444712</text:p>
          </table:table-cell>
          <table:table-cell table:formula="of:=([.K49]-[.L49])^(1/3)" office:value-type="float" office:value="-0.0341444711556238" calcext:value-type="float">
            <text:p>-0.0341444712</text:p>
          </table:table-cell>
          <table:table-cell table:formula="of:=SQRT(-[.$G$4]*[.A49]*(4*([.$G$5]/3^(3/2))^3-[.$G$3]^2*[.$G$4]*[.A49]))/(2*[.$G$3]^2)" office:value-type="float" office:value="854.603310226826" calcext:value-type="float">
            <text:p>854.6033102268</text:p>
          </table:table-cell>
          <table:table-cell table:formula="of:=([.$G$4]*[.A49])/(2*[.$G$3])-([.$G$5]/([.$G$3]*3^(3/2)))^3" office:value-type="float" office:value="854.603350033984" calcext:value-type="float">
            <text:p>854.603350034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2" calcext:value-type="float">
            <text:p>12</text:p>
          </table:table-cell>
          <table:table-cell table:formula="of:=LOG([.A50]/[.$H$7];2)/[.$H$6]" office:value-type="float" office:value="7.90059948113605" calcext:value-type="float">
            <text:p>7.9005994811</text:p>
          </table:table-cell>
          <table:table-cell table:formula="of:=SQRT(SQRT(3)*[.A50]/[.$G$2])" office:value-type="float" office:value="7.36492075927266" calcext:value-type="float">
            <text:p>7.3649207593</text:p>
          </table:table-cell>
          <table:table-cell table:formula="of:=-([.J50]+[.$G$5]^2/(27*[.$G$3]^2*[.J50])+[.$G$5]/(3^(3/2)*[.$G$3]))" office:value-type="float" office:value="11.8271990595685" calcext:value-type="float">
            <text:p>11.8271990596</text:p>
          </table:table-cell>
          <table:table-cell table:formula="of:=-([.I50]+[.$G$5]^2/(27*[.$G$3]^2*[.I50])+[.$G$5]/(3^(3/2)*[.$G$3]))" office:value-type="float" office:value="11.8271990197439" calcext:value-type="float">
            <text:p>11.8271990197</text:p>
          </table:table-cell>
          <table:table-cell table:number-columns-repeated="2"/>
          <table:table-cell table:formula="of:=(SQRT(-[.$G$4]*[.A50]*(4*[.$G$5]^3-3^(9/2)*[.$G$3]^2*[.$G$4]*[.A50]))/(2*3^(9/4)*[.$G$3]^2)-(3^(9/2)*[.$G$3]^2*[.$G$4]*[.A50]-2*[.$G$5]^3)/(2*3^(9/2)*[.$G$3]^3))^(1/3)" office:value-type="float" office:value="-0.032834624694421" calcext:value-type="float">
            <text:p>-0.0328346247</text:p>
          </table:table-cell>
          <table:table-cell table:formula="of:=([.K50]-[.L50])^(1/3)" office:value-type="float" office:value="-0.0328346245889711" calcext:value-type="float">
            <text:p>-0.0328346246</text:p>
          </table:table-cell>
          <table:table-cell table:formula="of:=SQRT(-[.$G$4]*[.A50]*(4*([.$G$5]/3^(3/2))^3-[.$G$3]^2*[.$G$4]*[.A50]))/(2*[.$G$3]^2)" office:value-type="float" office:value="961.013698827901" calcext:value-type="float">
            <text:p>961.0136988279</text:p>
          </table:table-cell>
          <table:table-cell table:formula="of:=([.$G$4]*[.A50])/(2*[.$G$3])-([.$G$5]/([.$G$3]*3^(3/2)))^3" office:value-type="float" office:value="961.013734227323" calcext:value-type="float">
            <text:p>961.0137342273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2" calcext:value-type="float">
            <text:p>12</text:p>
          </table:table-cell>
          <table:table-cell table:formula="of:=LOG([.A51]/[.$H$7];2)/[.$H$6]" office:value-type="float" office:value="8.03606164154795" calcext:value-type="float">
            <text:p>8.0360616415</text:p>
          </table:table-cell>
          <table:table-cell table:formula="of:=SQRT(SQRT(3)*[.A51]/[.$G$2])" office:value-type="float" office:value="7.81006119949671" calcext:value-type="float">
            <text:p>7.8100611995</text:p>
          </table:table-cell>
          <table:table-cell table:formula="of:=-([.J51]+[.$G$5]^2/(27*[.$G$3]^2*[.J51])+[.$G$5]/(3^(3/2)*[.$G$3]))" office:value-type="float" office:value="12.3221372935207" calcext:value-type="float">
            <text:p>12.3221372935</text:p>
          </table:table-cell>
          <table:table-cell table:formula="of:=-([.I51]+[.$G$5]^2/(27*[.$G$3]^2*[.I51])+[.$G$5]/(3^(3/2)*[.$G$3]))" office:value-type="float" office:value="12.322137262466" calcext:value-type="float">
            <text:p>12.3221372625</text:p>
          </table:table-cell>
          <table:table-cell table:number-columns-repeated="2"/>
          <table:table-cell table:formula="of:=(SQRT(-[.$G$4]*[.A51]*(4*[.$G$5]^3-3^(9/2)*[.$G$3]^2*[.$G$4]*[.A51]))/(2*3^(9/4)*[.$G$3]^2)-(3^(9/2)*[.$G$3]^2*[.$G$4]*[.A51]-2*[.$G$5]^3)/(2*3^(9/2)*[.$G$3]^3))^(1/3)" office:value-type="float" office:value="-0.0315745230340845" calcext:value-type="float">
            <text:p>-0.031574523</text:p>
          </table:table-cell>
          <table:table-cell table:formula="of:=([.K51]-[.L51])^(1/3)" office:value-type="float" office:value="-0.0315745229580614" calcext:value-type="float">
            <text:p>-0.031574523</text:p>
          </table:table-cell>
          <table:table-cell table:formula="of:=SQRT(-[.$G$4]*[.A51]*(4*([.$G$5]/3^(3/2))^3-[.$G$3]^2*[.$G$4]*[.A51]))/(2*[.$G$3]^2)" office:value-type="float" office:value="1080.72538496659" calcext:value-type="float">
            <text:p>1080.7253849666</text:p>
          </table:table-cell>
          <table:table-cell table:formula="of:=([.$G$4]*[.A51])/(2*[.$G$3])-([.$G$5]/([.$G$3]*3^(3/2)))^3" office:value-type="float" office:value="1080.72541644483" calcext:value-type="float">
            <text:p>1080.7254164448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3" calcext:value-type="float">
            <text:p>13</text:p>
          </table:table-cell>
          <table:table-cell table:formula="of:=LOG([.A52]/[.$H$7];2)/[.$H$6]" office:value-type="float" office:value="8.17194095035395" calcext:value-type="float">
            <text:p>8.1719409504</text:p>
          </table:table-cell>
          <table:table-cell table:formula="of:=SQRT(SQRT(3)*[.A52]/[.$G$2])" office:value-type="float" office:value="8.28360305019422" calcext:value-type="float">
            <text:p>8.2836030502</text:p>
          </table:table-cell>
          <table:table-cell table:formula="of:=-([.J52]+[.$G$5]^2/(27*[.$G$3]^2*[.J52])+[.$G$5]/(3^(3/2)*[.$G$3]))" office:value-type="float" office:value="12.8385283291422" calcext:value-type="float">
            <text:p>12.8385283291</text:p>
          </table:table-cell>
          <table:table-cell table:formula="of:=-([.I52]+[.$G$5]^2/(27*[.$G$3]^2*[.I52])+[.$G$5]/(3^(3/2)*[.$G$3]))" office:value-type="float" office:value="12.8385282564601" calcext:value-type="float">
            <text:p>12.8385282565</text:p>
          </table:table-cell>
          <table:table-cell table:number-columns-repeated="2"/>
          <table:table-cell table:formula="of:=(SQRT(-[.$G$4]*[.A52]*(4*[.$G$5]^3-3^(9/2)*[.$G$3]^2*[.$G$4]*[.A52]))/(2*3^(9/4)*[.$G$3]^2)-(3^(9/2)*[.$G$3]^2*[.$G$4]*[.A52]-2*[.$G$5]^3)/(2*3^(9/2)*[.$G$3]^3))^(1/3)" office:value-type="float" office:value="-0.0303591558307944" calcext:value-type="float">
            <text:p>-0.0303591558</text:p>
          </table:table-cell>
          <table:table-cell table:formula="of:=([.K52]-[.L52])^(1/3)" office:value-type="float" office:value="-0.0303591556663309" calcext:value-type="float">
            <text:p>-0.0303591557</text:p>
          </table:table-cell>
          <table:table-cell table:formula="of:=SQRT(-[.$G$4]*[.A52]*(4*([.$G$5]/3^(3/2))^3-[.$G$3]^2*[.$G$4]*[.A52]))/(2*[.$G$3]^2)" office:value-type="float" office:value="1215.78472224731" calcext:value-type="float">
            <text:p>1215.7847222473</text:p>
          </table:table-cell>
          <table:table-cell table:formula="of:=([.$G$4]*[.A52])/(2*[.$G$3])-([.$G$5]/([.$G$3]*3^(3/2)))^3" office:value-type="float" office:value="1215.78475022868" calcext:value-type="float">
            <text:p>1215.7847502287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3" calcext:value-type="float">
            <text:p>13</text:p>
          </table:table-cell>
          <table:table-cell table:formula="of:=LOG([.A53]/[.$H$7];2)/[.$H$6]" office:value-type="float" office:value="8.30782700007468" calcext:value-type="float">
            <text:p>8.3078270001</text:p>
          </table:table-cell>
          <table:table-cell table:formula="of:=SQRT(SQRT(3)*[.A53]/[.$G$2])" office:value-type="float" office:value="8.78588248217861" calcext:value-type="float">
            <text:p>8.7858824822</text:p>
          </table:table-cell>
          <table:table-cell table:formula="of:=-([.J53]+[.$G$5]^2/(27*[.$G$3]^2*[.J53])+[.$G$5]/(3^(3/2)*[.$G$3]))" office:value-type="float" office:value="13.3757008573131" calcext:value-type="float">
            <text:p>13.3757008573</text:p>
          </table:table-cell>
          <table:table-cell table:formula="of:=-([.I53]+[.$G$5]^2/(27*[.$G$3]^2*[.I53])+[.$G$5]/(3^(3/2)*[.$G$3]))" office:value-type="float" office:value="13.375700729733" calcext:value-type="float">
            <text:p>13.3757007297</text:p>
          </table:table-cell>
          <table:table-cell table:number-columns-repeated="2"/>
          <table:table-cell table:formula="of:=(SQRT(-[.$G$4]*[.A53]*(4*[.$G$5]^3-3^(9/2)*[.$G$3]^2*[.$G$4]*[.A53]))/(2*3^(9/4)*[.$G$3]^2)-(3^(9/2)*[.$G$3]^2*[.$G$4]*[.A53]-2*[.$G$5]^3)/(2*3^(9/2)*[.$G$3]^3))^(1/3)" office:value-type="float" office:value="-0.02919054258856" calcext:value-type="float">
            <text:p>-0.0291905426</text:p>
          </table:table-cell>
          <table:table-cell table:formula="of:=([.K53]-[.L53])^(1/3)" office:value-type="float" office:value="-0.029190542321717" calcext:value-type="float">
            <text:p>-0.0291905423</text:p>
          </table:table-cell>
          <table:table-cell table:formula="of:=SQRT(-[.$G$4]*[.A53]*(4*([.$G$5]/3^(3/2))^3-[.$G$3]^2*[.$G$4]*[.A53]))/(2*[.$G$3]^2)" office:value-type="float" office:value="1367.72647586261" calcext:value-type="float">
            <text:p>1367.7264758626</text:p>
          </table:table-cell>
          <table:table-cell table:formula="of:=([.$G$4]*[.A53])/(2*[.$G$3])-([.$G$5]/([.$G$3]*3^(3/2)))^3" office:value-type="float" office:value="1367.72650073552" calcext:value-type="float">
            <text:p>1367.7265007355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4" calcext:value-type="float">
            <text:p>14</text:p>
          </table:table-cell>
          <table:table-cell table:formula="of:=LOG([.A54]/[.$H$7];2)/[.$H$6]" office:value-type="float" office:value="8.44367108134211" calcext:value-type="float">
            <text:p>8.4436710813</text:p>
          </table:table-cell>
          <table:table-cell table:formula="of:=SQRT(SQRT(3)*[.A54]/[.$G$2])" office:value-type="float" office:value="9.31844839477687" calcext:value-type="float">
            <text:p>9.3184483948</text:p>
          </table:table-cell>
          <table:table-cell table:formula="of:=-([.J54]+[.$G$5]^2/(27*[.$G$3]^2*[.J54])+[.$G$5]/(3^(3/2)*[.$G$3]))" office:value-type="float" office:value="13.934281474111" calcext:value-type="float">
            <text:p>13.9342814741</text:p>
          </table:table-cell>
          <table:table-cell table:formula="of:=-([.I54]+[.$G$5]^2/(27*[.$G$3]^2*[.I54])+[.$G$5]/(3^(3/2)*[.$G$3]))" office:value-type="float" office:value="13.9342813745871" calcext:value-type="float">
            <text:p>13.9342813746</text:p>
          </table:table-cell>
          <table:table-cell table:number-columns-repeated="2"/>
          <table:table-cell table:formula="of:=(SQRT(-[.$G$4]*[.A54]*(4*[.$G$5]^3-3^(9/2)*[.$G$3]^2*[.$G$4]*[.A54]))/(2*3^(9/4)*[.$G$3]^2)-(3^(9/2)*[.$G$3]^2*[.$G$4]*[.A54]-2*[.$G$5]^3)/(2*3^(9/2)*[.$G$3]^3))^(1/3)" office:value-type="float" office:value="-0.0280672776161114" calcext:value-type="float">
            <text:p>-0.0280672776</text:p>
          </table:table-cell>
          <table:table-cell table:formula="of:=([.K54]-[.L54])^(1/3)" office:value-type="float" office:value="-0.0280672774236923" calcext:value-type="float">
            <text:p>-0.0280672774</text:p>
          </table:table-cell>
          <table:table-cell table:formula="of:=SQRT(-[.$G$4]*[.A54]*(4*([.$G$5]/3^(3/2))^3-[.$G$3]^2*[.$G$4]*[.A54]))/(2*[.$G$3]^2)" office:value-type="float" office:value="1538.59699939689" calcext:value-type="float">
            <text:p>1538.5969993969</text:p>
          </table:table-cell>
          <table:table-cell table:formula="of:=([.$G$4]*[.A54])/(2*[.$G$3])-([.$G$5]/([.$G$3]*3^(3/2)))^3" office:value-type="float" office:value="1538.59702150751" calcext:value-type="float">
            <text:p>1538.5970215075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5" calcext:value-type="float">
            <text:p>15</text:p>
          </table:table-cell>
          <table:table-cell table:formula="of:=LOG([.A55]/[.$H$7];2)/[.$H$6]" office:value-type="float" office:value="8.57961108249596" calcext:value-type="float">
            <text:p>8.5796110825</text:p>
          </table:table-cell>
          <table:table-cell table:formula="of:=SQRT(SQRT(3)*[.A55]/[.$G$2])" office:value-type="float" office:value="9.88370707512544" calcext:value-type="float">
            <text:p>9.8837070751</text:p>
          </table:table-cell>
          <table:table-cell table:formula="of:=-([.J55]+[.$G$5]^2/(27*[.$G$3]^2*[.J55])+[.$G$5]/(3^(3/2)*[.$G$3]))" office:value-type="float" office:value="14.5157113652062" calcext:value-type="float">
            <text:p>14.5157113652</text:p>
          </table:table-cell>
          <table:table-cell table:formula="of:=-([.I55]+[.$G$5]^2/(27*[.$G$3]^2*[.I55])+[.$G$5]/(3^(3/2)*[.$G$3]))" office:value-type="float" office:value="14.5157113069724" calcext:value-type="float">
            <text:p>14.515711307</text:p>
          </table:table-cell>
          <table:table-cell table:number-columns-repeated="2"/>
          <table:table-cell table:formula="of:=(SQRT(-[.$G$4]*[.A55]*(4*[.$G$5]^3-3^(9/2)*[.$G$3]^2*[.$G$4]*[.A55]))/(2*3^(9/4)*[.$G$3]^2)-(3^(9/2)*[.$G$3]^2*[.$G$4]*[.A55]-2*[.$G$5]^3)/(2*3^(9/2)*[.$G$3]^3))^(1/3)" office:value-type="float" office:value="-0.0269865099628225" calcext:value-type="float">
            <text:p>-0.02698651</text:p>
          </table:table-cell>
          <table:table-cell table:formula="of:=([.K55]-[.L55])^(1/3)" office:value-type="float" office:value="-0.0269865098587525" calcext:value-type="float">
            <text:p>-0.0269865099</text:p>
          </table:table-cell>
          <table:table-cell table:formula="of:=SQRT(-[.$G$4]*[.A55]*(4*([.$G$5]/3^(3/2))^3-[.$G$3]^2*[.$G$4]*[.A55]))/(2*[.$G$3]^2)" office:value-type="float" office:value="1730.95423481888" calcext:value-type="float">
            <text:p>1730.9542348189</text:p>
          </table:table-cell>
          <table:table-cell table:formula="of:=([.$G$4]*[.A55])/(2*[.$G$3])-([.$G$5]/([.$G$3]*3^(3/2)))^3" office:value-type="float" office:value="1730.95425447239" calcext:value-type="float">
            <text:p>1730.9542544724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14" calcext:value-type="float">
            <text:p>14</text:p>
          </table:table-cell>
          <table:table-cell table:formula="of:=LOG([.A56]/[.$H$7];2)/[.$H$6]" office:value-type="float" office:value="8.71555108364981" calcext:value-type="float">
            <text:p>8.7155510836</text:p>
          </table:table-cell>
          <table:table-cell table:formula="of:=SQRT(SQRT(3)*[.A56]/[.$G$2])" office:value-type="float" office:value="10.483254444124" calcext:value-type="float">
            <text:p>10.4832544441</text:p>
          </table:table-cell>
          <table:table-cell table:formula="of:=-([.J56]+[.$G$5]^2/(27*[.$G$3]^2*[.J56])+[.$G$5]/(3^(3/2)*[.$G$3]))" office:value-type="float" office:value="15.1205006070663" calcext:value-type="float">
            <text:p>15.1205006071</text:p>
          </table:table-cell>
          <table:table-cell table:formula="of:=-([.I56]+[.$G$5]^2/(27*[.$G$3]^2*[.I56])+[.$G$5]/(3^(3/2)*[.$G$3]))" office:value-type="float" office:value="15.1205005389192" calcext:value-type="float">
            <text:p>15.1205005389</text:p>
          </table:table-cell>
          <table:table-cell table:number-columns-repeated="2"/>
          <table:table-cell table:formula="of:=(SQRT(-[.$G$4]*[.A56]*(4*[.$G$5]^3-3^(9/2)*[.$G$3]^2*[.$G$4]*[.A56]))/(2*3^(9/4)*[.$G$3]^2)-(3^(9/2)*[.$G$3]^2*[.$G$4]*[.A56]-2*[.$G$5]^3)/(2*3^(9/2)*[.$G$3]^3))^(1/3)" office:value-type="float" office:value="-0.0259473768063087" calcext:value-type="float">
            <text:p>-0.0259473768</text:p>
          </table:table-cell>
          <table:table-cell table:formula="of:=([.K56]-[.L56])^(1/3)" office:value-type="float" office:value="-0.0259473766937363" calcext:value-type="float">
            <text:p>-0.0259473767</text:p>
          </table:table-cell>
          <table:table-cell table:formula="of:=SQRT(-[.$G$4]*[.A56]*(4*([.$G$5]/3^(3/2))^3-[.$G$3]^2*[.$G$4]*[.A56]))/(2*[.$G$3]^2)" office:value-type="float" office:value="1947.35612408839" calcext:value-type="float">
            <text:p>1947.3561240884</text:p>
          </table:table-cell>
          <table:table-cell table:formula="of:=([.$G$4]*[.A56])/(2*[.$G$3])-([.$G$5]/([.$G$3]*3^(3/2)))^3" office:value-type="float" office:value="1947.35614155788" calcext:value-type="float">
            <text:p>1947.3561415579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6" calcext:value-type="float">
            <text:p>16</text:p>
          </table:table-cell>
          <table:table-cell table:formula="of:=LOG([.A57]/[.$H$7];2)/[.$H$6]" office:value-type="float" office:value="8.85125526430841" calcext:value-type="float">
            <text:p>8.8512552643</text:p>
          </table:table-cell>
          <table:table-cell table:formula="of:=SQRT(SQRT(3)*[.A57]/[.$G$2])" office:value-type="float" office:value="11.1180345670221" calcext:value-type="float">
            <text:p>11.118034567</text:p>
          </table:table-cell>
          <table:table-cell table:formula="of:=-([.J57]+[.$G$5]^2/(27*[.$G$3]^2*[.J57])+[.$G$5]/(3^(3/2)*[.$G$3]))" office:value-type="float" office:value="15.7484688271242" calcext:value-type="float">
            <text:p>15.7484688271</text:p>
          </table:table-cell>
          <table:table-cell table:formula="of:=-([.I57]+[.$G$5]^2/(27*[.$G$3]^2*[.I57])+[.$G$5]/(3^(3/2)*[.$G$3]))" office:value-type="float" office:value="15.7484688271242" calcext:value-type="float">
            <text:p>15.7484688271</text:p>
          </table:table-cell>
          <table:table-cell table:number-columns-repeated="2"/>
          <table:table-cell table:formula="of:=(SQRT(-[.$G$4]*[.A57]*(4*[.$G$5]^3-3^(9/2)*[.$G$3]^2*[.$G$4]*[.A57]))/(2*3^(9/4)*[.$G$3]^2)-(3^(9/2)*[.$G$3]^2*[.$G$4]*[.A57]-2*[.$G$5]^3)/(2*3^(9/2)*[.$G$3]^3))^(1/3)" office:value-type="float" office:value="-0.0249499710278004" calcext:value-type="float">
            <text:p>-0.024949971</text:p>
          </table:table-cell>
          <table:table-cell table:formula="of:=([.K57]-[.L57])^(1/3)" office:value-type="float" office:value="-0.0249499710278004" calcext:value-type="float">
            <text:p>-0.024949971</text:p>
          </table:table-cell>
          <table:table-cell table:formula="of:=SQRT(-[.$G$4]*[.A57]*(4*([.$G$5]/3^(3/2))^3-[.$G$3]^2*[.$G$4]*[.A57]))/(2*[.$G$3]^2)" office:value-type="float" office:value="2190.36060916033" calcext:value-type="float">
            <text:p>2190.3606091603</text:p>
          </table:table-cell>
          <table:table-cell table:formula="of:=([.$G$4]*[.A57])/(2*[.$G$3])-([.$G$5]/([.$G$3]*3^(3/2)))^3" office:value-type="float" office:value="2190.36062469171" calcext:value-type="float">
            <text:p>2190.3606246917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16" calcext:value-type="float">
            <text:p>16</text:p>
          </table:table-cell>
          <table:table-cell table:formula="of:=LOG([.A58]/[.$H$7];2)/[.$H$6]" office:value-type="float" office:value="8.98713536686958" calcext:value-type="float">
            <text:p>8.9871353669</text:p>
          </table:table-cell>
          <table:table-cell table:formula="of:=SQRT(SQRT(3)*[.A58]/[.$G$2])" office:value-type="float" office:value="11.7921504541929" calcext:value-type="float">
            <text:p>11.7921504542</text:p>
          </table:table-cell>
          <table:table-cell table:formula="of:=-([.J58]+[.$G$5]^2/(27*[.$G$3]^2*[.J58])+[.$G$5]/(3^(3/2)*[.$G$3]))" office:value-type="float" office:value="16.4024733253014" calcext:value-type="float">
            <text:p>16.4024733253</text:p>
          </table:table-cell>
          <table:table-cell table:formula="of:=-([.I58]+[.$G$5]^2/(27*[.$G$3]^2*[.I58])+[.$G$5]/(3^(3/2)*[.$G$3]))" office:value-type="float" office:value="16.4024731387255" calcext:value-type="float">
            <text:p>16.4024731387</text:p>
          </table:table-cell>
          <table:table-cell table:number-columns-repeated="2"/>
          <table:table-cell table:formula="of:=(SQRT(-[.$G$4]*[.A58]*(4*[.$G$5]^3-3^(9/2)*[.$G$3]^2*[.$G$4]*[.A58]))/(2*3^(9/4)*[.$G$3]^2)-(3^(9/2)*[.$G$3]^2*[.$G$4]*[.A58]-2*[.$G$5]^3)/(2*3^(9/2)*[.$G$3]^3))^(1/3)" office:value-type="float" office:value="-0.0239896994247479" calcext:value-type="float">
            <text:p>-0.0239896994</text:p>
          </table:table-cell>
          <table:table-cell table:formula="of:=([.K58]-[.L58])^(1/3)" office:value-type="float" office:value="-0.0239896991613579" calcext:value-type="float">
            <text:p>-0.0239896992</text:p>
          </table:table-cell>
          <table:table-cell table:formula="of:=SQRT(-[.$G$4]*[.A58]*(4*([.$G$5]/3^(3/2))^3-[.$G$3]^2*[.$G$4]*[.A58]))/(2*[.$G$3]^2)" office:value-type="float" office:value="2464.06039715202" calcext:value-type="float">
            <text:p>2464.060397152</text:p>
          </table:table-cell>
          <table:table-cell table:formula="of:=([.$G$4]*[.A58])/(2*[.$G$3])-([.$G$5]/([.$G$3]*3^(3/2)))^3" office:value-type="float" office:value="2464.06041095823" calcext:value-type="float">
            <text:p>2464.0604109582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7" calcext:value-type="float">
            <text:p>17</text:p>
          </table:table-cell>
          <table:table-cell table:formula="of:=LOG([.A59]/[.$H$7];2)/[.$H$6]" office:value-type="float" office:value="9.12304874542882" calcext:value-type="float">
            <text:p>9.1230487454</text:p>
          </table:table-cell>
          <table:table-cell table:formula="of:=SQRT(SQRT(3)*[.A59]/[.$G$2])" office:value-type="float" office:value="12.5073200741377" calcext:value-type="float">
            <text:p>12.5073200741</text:p>
          </table:table-cell>
          <table:table-cell table:formula="of:=-([.J59]+[.$G$5]^2/(27*[.$G$3]^2*[.J59])+[.$G$5]/(3^(3/2)*[.$G$3]))" office:value-type="float" office:value="17.0828931539993" calcext:value-type="float">
            <text:p>17.082893154</text:p>
          </table:table-cell>
          <table:table-cell table:formula="of:=-([.I59]+[.$G$5]^2/(27*[.$G$3]^2*[.I59])+[.$G$5]/(3^(3/2)*[.$G$3]))" office:value-type="float" office:value="17.082893372322" calcext:value-type="float">
            <text:p>17.0828933723</text:p>
          </table:table-cell>
          <table:table-cell table:number-columns-repeated="2"/>
          <table:table-cell table:formula="of:=(SQRT(-[.$G$4]*[.A59]*(4*[.$G$5]^3-3^(9/2)*[.$G$3]^2*[.$G$4]*[.A59]))/(2*3^(9/4)*[.$G$3]^2)-(3^(9/2)*[.$G$3]^2*[.$G$4]*[.A59]-2*[.$G$5]^3)/(2*3^(9/2)*[.$G$3]^3))^(1/3)" office:value-type="float" office:value="-0.023066175609119" calcext:value-type="float">
            <text:p>-0.0230661756</text:p>
          </table:table-cell>
          <table:table-cell table:formula="of:=([.K59]-[.L59])^(1/3)" office:value-type="float" office:value="-0.0230661758940225" calcext:value-type="float">
            <text:p>-0.0230661759</text:p>
          </table:table-cell>
          <table:table-cell table:formula="of:=SQRT(-[.$G$4]*[.A59]*(4*([.$G$5]/3^(3/2))^3-[.$G$3]^2*[.$G$4]*[.A59]))/(2*[.$G$3]^2)" office:value-type="float" office:value="2772.03660678393" calcext:value-type="float">
            <text:p>2772.0366067839</text:p>
          </table:table-cell>
          <table:table-cell table:formula="of:=([.$G$4]*[.A59])/(2*[.$G$3])-([.$G$5]/([.$G$3]*3^(3/2)))^3" office:value-type="float" office:value="2772.03661905626" calcext:value-type="float">
            <text:p>2772.0366190563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18" calcext:value-type="float">
            <text:p>18</text:p>
          </table:table-cell>
          <table:table-cell table:formula="of:=LOG([.A60]/[.$H$7];2)/[.$H$6]" office:value-type="float" office:value="9.25891774999466" calcext:value-type="float">
            <text:p>9.25891775</text:p>
          </table:table-cell>
          <table:table-cell table:formula="of:=SQRT(SQRT(3)*[.A60]/[.$G$2])" office:value-type="float" office:value="13.2656082427078" calcext:value-type="float">
            <text:p>13.2656082427</text:p>
          </table:table-cell>
          <table:table-cell table:formula="of:=-([.J60]+[.$G$5]^2/(27*[.$G$3]^2*[.J60])+[.$G$5]/(3^(3/2)*[.$G$3]))" office:value-type="float" office:value="17.7903847129952" calcext:value-type="float">
            <text:p>17.790384713</text:p>
          </table:table-cell>
          <table:table-cell table:formula="of:=-([.I60]+[.$G$5]^2/(27*[.$G$3]^2*[.I60])+[.$G$5]/(3^(3/2)*[.$G$3]))" office:value-type="float" office:value="17.7903847129952" calcext:value-type="float">
            <text:p>17.790384713</text:p>
          </table:table-cell>
          <table:table-cell table:number-columns-repeated="2"/>
          <table:table-cell table:formula="of:=(SQRT(-[.$G$4]*[.A60]*(4*[.$G$5]^3-3^(9/2)*[.$G$3]^2*[.$G$4]*[.A60]))/(2*3^(9/4)*[.$G$3]^2)-(3^(9/2)*[.$G$3]^2*[.$G$4]*[.A60]-2*[.$G$5]^3)/(2*3^(9/2)*[.$G$3]^3))^(1/3)" office:value-type="float" office:value="-0.0221784988530113" calcext:value-type="float">
            <text:p>-0.0221784989</text:p>
          </table:table-cell>
          <table:table-cell table:formula="of:=([.K60]-[.L60])^(1/3)" office:value-type="float" office:value="-0.0221784988530113" calcext:value-type="float">
            <text:p>-0.0221784989</text:p>
          </table:table-cell>
          <table:table-cell table:formula="of:=SQRT(-[.$G$4]*[.A60]*(4*([.$G$5]/3^(3/2))^3-[.$G$3]^2*[.$G$4]*[.A60]))/(2*[.$G$3]^2)" office:value-type="float" office:value="3118.38194516086" calcext:value-type="float">
            <text:p>3118.3819451609</text:p>
          </table:table-cell>
          <table:table-cell table:formula="of:=([.$G$4]*[.A60])/(2*[.$G$3])-([.$G$5]/([.$G$3]*3^(3/2)))^3" office:value-type="float" office:value="3118.38195607015" calcext:value-type="float">
            <text:p>3118.3819560702</text:p>
          </table:table-cell>
          <table:table-cell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18" calcext:value-type="float">
            <text:p>18</text:p>
          </table:table-cell>
          <table:table-cell table:formula="of:=LOG([.A61]/[.$H$7];2)/[.$H$6]" office:value-type="float" office:value="9.39485775114851" calcext:value-type="float">
            <text:p>9.3948577511</text:p>
          </table:table-cell>
          <table:table-cell table:formula="of:=SQRT(SQRT(3)*[.A61]/[.$G$2])" office:value-type="float" office:value="14.0703023174743" calcext:value-type="float">
            <text:p>14.0703023175</text:p>
          </table:table-cell>
          <table:table-cell table:formula="of:=-([.J61]+[.$G$5]^2/(27*[.$G$3]^2*[.J61])+[.$G$5]/(3^(3/2)*[.$G$3]))" office:value-type="float" office:value="18.5266475609588" calcext:value-type="float">
            <text:p>18.526647561</text:p>
          </table:table-cell>
          <table:table-cell table:formula="of:=-([.I61]+[.$G$5]^2/(27*[.$G$3]^2*[.I61])+[.$G$5]/(3^(3/2)*[.$G$3]))" office:value-type="float" office:value="18.5266472620328" calcext:value-type="float">
            <text:p>18.526647262</text:p>
          </table:table-cell>
          <table:table-cell table:number-columns-repeated="2"/>
          <table:table-cell table:formula="of:=(SQRT(-[.$G$4]*[.A61]*(4*[.$G$5]^3-3^(9/2)*[.$G$3]^2*[.$G$4]*[.A61]))/(2*3^(9/4)*[.$G$3]^2)-(3^(9/2)*[.$G$3]^2*[.$G$4]*[.A61]-2*[.$G$5]^3)/(2*3^(9/2)*[.$G$3]^3))^(1/3)" office:value-type="float" office:value="-0.0213245543295633" calcext:value-type="float">
            <text:p>-0.0213245543</text:p>
          </table:table-cell>
          <table:table-cell table:formula="of:=([.K61]-[.L61])^(1/3)" office:value-type="float" office:value="-0.0213245539962221" calcext:value-type="float">
            <text:p>-0.021324554</text:p>
          </table:table-cell>
          <table:table-cell table:formula="of:=SQRT(-[.$G$4]*[.A61]*(4*([.$G$5]/3^(3/2))^3-[.$G$3]^2*[.$G$4]*[.A61]))/(2*[.$G$3]^2)" office:value-type="float" office:value="3508.21229615831" calcext:value-type="float">
            <text:p>3508.2122961583</text:p>
          </table:table-cell>
          <table:table-cell table:formula="of:=([.$G$4]*[.A61])/(2*[.$G$3])-([.$G$5]/([.$G$3]*3^(3/2)))^3" office:value-type="float" office:value="3508.21230585537" calcext:value-type="float">
            <text:p>3508.2123058554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19" calcext:value-type="float">
            <text:p>19</text:p>
          </table:table-cell>
          <table:table-cell table:formula="of:=LOG([.A62]/[.$H$7];2)/[.$H$6]" office:value-type="float" office:value="9.53076035316648" calcext:value-type="float">
            <text:p>9.5307603532</text:p>
          </table:table-cell>
          <table:table-cell table:formula="of:=SQRT(SQRT(3)*[.A62]/[.$G$2])" office:value-type="float" office:value="14.9235674803278" calcext:value-type="float">
            <text:p>14.9235674803</text:p>
          </table:table-cell>
          <table:table-cell table:formula="of:=-([.J62]+[.$G$5]^2/(27*[.$G$3]^2*[.J62])+[.$G$5]/(3^(3/2)*[.$G$3]))" office:value-type="float" office:value="19.2922388880134" calcext:value-type="float">
            <text:p>19.292238888</text:p>
          </table:table-cell>
          <table:table-cell table:formula="of:=-([.I62]+[.$G$5]^2/(27*[.$G$3]^2*[.I62])+[.$G$5]/(3^(3/2)*[.$G$3]))" office:value-type="float" office:value="19.2922388880134" calcext:value-type="float">
            <text:p>19.292238888</text:p>
          </table:table-cell>
          <table:table-cell table:number-columns-repeated="2"/>
          <table:table-cell table:formula="of:=(SQRT(-[.$G$4]*[.A62]*(4*[.$G$5]^3-3^(9/2)*[.$G$3]^2*[.$G$4]*[.A62]))/(2*3^(9/4)*[.$G$3]^2)-(3^(9/2)*[.$G$3]^2*[.$G$4]*[.A62]-2*[.$G$5]^3)/(2*3^(9/2)*[.$G$3]^3))^(1/3)" office:value-type="float" office:value="-0.0205037180193501" calcext:value-type="float">
            <text:p>-0.020503718</text:p>
          </table:table-cell>
          <table:table-cell table:formula="of:=([.K62]-[.L62])^(1/3)" office:value-type="float" office:value="-0.0205037180193501" calcext:value-type="float">
            <text:p>-0.020503718</text:p>
          </table:table-cell>
          <table:table-cell table:formula="of:=SQRT(-[.$G$4]*[.A62]*(4*([.$G$5]/3^(3/2))^3-[.$G$3]^2*[.$G$4]*[.A62]))/(2*[.$G$3]^2)" office:value-type="float" office:value="3946.64354364753" calcext:value-type="float">
            <text:p>3946.6435436475</text:p>
          </table:table-cell>
          <table:table-cell table:formula="of:=([.$G$4]*[.A62])/(2*[.$G$3])-([.$G$5]/([.$G$3]*3^(3/2)))^3" office:value-type="float" office:value="3946.64355226734" calcext:value-type="float">
            <text:p>3946.6435522674</text:p>
          </table:table-cell>
          <table:table-cell/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20" calcext:value-type="float">
            <text:p>20</text:p>
          </table:table-cell>
          <table:table-cell table:formula="of:=LOG([.A63]/[.$H$7];2)/[.$H$6]" office:value-type="float" office:value="9.66665048692061" calcext:value-type="float">
            <text:p>9.6666504869</text:p>
          </table:table-cell>
          <table:table-cell table:formula="of:=SQRT(SQRT(3)*[.A63]/[.$G$2])" office:value-type="float" office:value="15.8284916942467" calcext:value-type="float">
            <text:p>15.8284916942</text:p>
          </table:table-cell>
          <table:table-cell table:formula="of:=-([.J63]+[.$G$5]^2/(27*[.$G$3]^2*[.J63])+[.$G$5]/(3^(3/2)*[.$G$3]))" office:value-type="float" office:value="20.0884637335158" calcext:value-type="float">
            <text:p>20.0884637335</text:p>
          </table:table-cell>
          <table:table-cell table:formula="of:=-([.I63]+[.$G$5]^2/(27*[.$G$3]^2*[.I63])+[.$G$5]/(3^(3/2)*[.$G$3]))" office:value-type="float" office:value="20.0884637335158" calcext:value-type="float">
            <text:p>20.0884637335</text:p>
          </table:table-cell>
          <table:table-cell table:number-columns-repeated="2"/>
          <table:table-cell table:formula="of:=(SQRT(-[.$G$4]*[.A63]*(4*[.$G$5]^3-3^(9/2)*[.$G$3]^2*[.$G$4]*[.A63]))/(2*3^(9/4)*[.$G$3]^2)-(3^(9/2)*[.$G$3]^2*[.$G$4]*[.A63]-2*[.$G$5]^3)/(2*3^(9/2)*[.$G$3]^3))^(1/3)" office:value-type="float" office:value="-0.0197145545705184" calcext:value-type="float">
            <text:p>-0.0197145546</text:p>
          </table:table-cell>
          <table:table-cell table:formula="of:=([.K63]-[.L63])^(1/3)" office:value-type="float" office:value="-0.0197145545705184" calcext:value-type="float">
            <text:p>-0.0197145546</text:p>
          </table:table-cell>
          <table:table-cell table:formula="of:=SQRT(-[.$G$4]*[.A63]*(4*([.$G$5]/3^(3/2))^3-[.$G$3]^2*[.$G$4]*[.A63]))/(2*[.$G$3]^2)" office:value-type="float" office:value="4439.81474827029" calcext:value-type="float">
            <text:p>4439.8147482703</text:p>
          </table:table-cell>
          <table:table-cell table:formula="of:=([.$G$4]*[.A63])/(2*[.$G$3])-([.$G$5]/([.$G$3]*3^(3/2)))^3" office:value-type="float" office:value="4439.81475593262" calcext:value-type="float">
            <text:p>4439.8147559326</text:p>
          </table:table-cell>
          <table:table-cell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21" calcext:value-type="float">
            <text:p>21</text:p>
          </table:table-cell>
          <table:table-cell table:formula="of:=LOG([.A64]/[.$H$7];2)/[.$H$6]" office:value-type="float" office:value="9.80248705252429" calcext:value-type="float">
            <text:p>9.8024870525</text:p>
          </table:table-cell>
          <table:table-cell table:formula="of:=SQRT(SQRT(3)*[.A64]/[.$G$2])" office:value-type="float" office:value="16.7878984362223" calcext:value-type="float">
            <text:p>16.7878984362</text:p>
          </table:table-cell>
          <table:table-cell table:formula="of:=-([.J64]+[.$G$5]^2/(27*[.$G$3]^2*[.J64])+[.$G$5]/(3^(3/2)*[.$G$3]))" office:value-type="float" office:value="20.9162831395371" calcext:value-type="float">
            <text:p>20.9162831395</text:p>
          </table:table-cell>
          <table:table-cell table:formula="of:=-([.I64]+[.$G$5]^2/(27*[.$G$3]^2*[.I64])+[.$G$5]/(3^(3/2)*[.$G$3]))" office:value-type="float" office:value="20.9162831395371" calcext:value-type="float">
            <text:p>20.9162831395</text:p>
          </table:table-cell>
          <table:table-cell table:number-columns-repeated="2"/>
          <table:table-cell table:formula="of:=(SQRT(-[.$G$4]*[.A64]*(4*[.$G$5]^3-3^(9/2)*[.$G$3]^2*[.$G$4]*[.A64]))/(2*3^(9/4)*[.$G$3]^2)-(3^(9/2)*[.$G$3]^2*[.$G$4]*[.A64]-2*[.$G$5]^3)/(2*3^(9/2)*[.$G$3]^3))^(1/3)" office:value-type="float" office:value="-0.0189560644863698" calcext:value-type="float">
            <text:p>-0.0189560645</text:p>
          </table:table-cell>
          <table:table-cell table:formula="of:=([.K64]-[.L64])^(1/3)" office:value-type="float" office:value="-0.0189560644863698" calcext:value-type="float">
            <text:p>-0.0189560645</text:p>
          </table:table-cell>
          <table:table-cell table:formula="of:=SQRT(-[.$G$4]*[.A64]*(4*([.$G$5]/3^(3/2))^3-[.$G$3]^2*[.$G$4]*[.A64]))/(2*[.$G$3]^2)" office:value-type="float" office:value="4994.37655905177" calcext:value-type="float">
            <text:p>4994.3765590518</text:p>
          </table:table-cell>
          <table:table-cell table:formula="of:=([.$G$4]*[.A64])/(2*[.$G$3])-([.$G$5]/([.$G$3]*3^(3/2)))^3" office:value-type="float" office:value="4994.37656586329" calcext:value-type="float">
            <text:p>4994.3765658633</text:p>
          </table:table-cell>
          <table:table-cell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float" office:value="22" calcext:value-type="float">
            <text:p>22</text:p>
          </table:table-cell>
          <table:table-cell table:formula="of:=LOG([.A65]/[.$H$7];2)/[.$H$6]" office:value-type="float" office:value="9.93838764722056" calcext:value-type="float">
            <text:p>9.9383876472</text:p>
          </table:table-cell>
          <table:table-cell table:formula="of:=SQRT(SQRT(3)*[.A65]/[.$G$2])" office:value-type="float" office:value="17.8059512614598" calcext:value-type="float">
            <text:p>17.8059512615</text:p>
          </table:table-cell>
          <table:table-cell table:formula="of:=-([.J65]+[.$G$5]^2/(27*[.$G$3]^2*[.J65])+[.$G$5]/(3^(3/2)*[.$G$3]))" office:value-type="float" office:value="21.7776965318947" calcext:value-type="float">
            <text:p>21.7776965319</text:p>
          </table:table-cell>
          <table:table-cell table:formula="of:=-([.I65]+[.$G$5]^2/(27*[.$G$3]^2*[.I65])+[.$G$5]/(3^(3/2)*[.$G$3]))" office:value-type="float" office:value="21.7776942907587" calcext:value-type="float">
            <text:p>21.7776942908</text:p>
          </table:table-cell>
          <table:table-cell table:number-columns-repeated="2"/>
          <table:table-cell table:formula="of:=(SQRT(-[.$G$4]*[.A65]*(4*[.$G$5]^3-3^(9/2)*[.$G$3]^2*[.$G$4]*[.A65]))/(2*3^(9/4)*[.$G$3]^2)-(3^(9/2)*[.$G$3]^2*[.$G$4]*[.A65]-2*[.$G$5]^3)/(2*3^(9/2)*[.$G$3]^3))^(1/3)" office:value-type="float" office:value="-0.0182264234603228" calcext:value-type="float">
            <text:p>-0.0182264235</text:p>
          </table:table-cell>
          <table:table-cell table:formula="of:=([.K65]-[.L65])^(1/3)" office:value-type="float" office:value="-0.0182264216351414" calcext:value-type="float">
            <text:p>-0.0182264216</text:p>
          </table:table-cell>
          <table:table-cell table:formula="of:=SQRT(-[.$G$4]*[.A65]*(4*([.$G$5]/3^(3/2))^3-[.$G$3]^2*[.$G$4]*[.A65]))/(2*[.$G$3]^2)" office:value-type="float" office:value="5618.51439017321" calcext:value-type="float">
            <text:p>5618.5143901732</text:p>
          </table:table-cell>
          <table:table-cell table:formula="of:=([.$G$4]*[.A65])/(2*[.$G$3])-([.$G$5]/([.$G$3]*3^(3/2)))^3" office:value-type="float" office:value="5618.51439622807" calcext:value-type="float">
            <text:p>5618.5143962281</text:p>
          </table:table-cell>
          <table:table-cell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23" calcext:value-type="float">
            <text:p>23</text:p>
          </table:table-cell>
          <table:table-cell table:formula="of:=LOG([.A66]/[.$H$7];2)/[.$H$6]" office:value-type="float" office:value="10.0742459121729" calcext:value-type="float">
            <text:p>10.0742459122</text:p>
          </table:table-cell>
          <table:table-cell table:formula="of:=SQRT(SQRT(3)*[.A66]/[.$G$2])" office:value-type="float" office:value="18.8853945892558" calcext:value-type="float">
            <text:p>18.8853945893</text:p>
          </table:table-cell>
          <table:table-cell table:formula="of:=-([.J66]+[.$G$5]^2/(27*[.$G$3]^2*[.J66])+[.$G$5]/(3^(3/2)*[.$G$3]))" office:value-type="float" office:value="22.6733597396283" calcext:value-type="float">
            <text:p>22.6733597396</text:p>
          </table:table-cell>
          <table:table-cell table:formula="of:=-([.I66]+[.$G$5]^2/(27*[.$G$3]^2*[.I66])+[.$G$5]/(3^(3/2)*[.$G$3]))" office:value-type="float" office:value="22.6733571174623" calcext:value-type="float">
            <text:p>22.6733571175</text:p>
          </table:table-cell>
          <table:table-cell table:number-columns-repeated="2"/>
          <table:table-cell table:formula="of:=(SQRT(-[.$G$4]*[.A66]*(4*[.$G$5]^3-3^(9/2)*[.$G$3]^2*[.$G$4]*[.A66]))/(2*3^(9/4)*[.$G$3]^2)-(3^(9/2)*[.$G$3]^2*[.$G$4]*[.A66]-2*[.$G$5]^3)/(2*3^(9/2)*[.$G$3]^3))^(1/3)" office:value-type="float" office:value="-0.0175250852530661" calcext:value-type="float">
            <text:p>-0.0175250853</text:p>
          </table:table-cell>
          <table:table-cell table:formula="of:=([.K66]-[.L66])^(1/3)" office:value-type="float" office:value="-0.0175250832788773" calcext:value-type="float">
            <text:p>-0.0175250833</text:p>
          </table:table-cell>
          <table:table-cell table:formula="of:=SQRT(-[.$G$4]*[.A66]*(4*([.$G$5]/3^(3/2))^3-[.$G$3]^2*[.$G$4]*[.A66]))/(2*[.$G$3]^2)" office:value-type="float" office:value="6320.41365581321" calcext:value-type="float">
            <text:p>6320.4136558132</text:p>
          </table:table-cell>
          <table:table-cell table:formula="of:=([.$G$4]*[.A66])/(2*[.$G$3])-([.$G$5]/([.$G$3]*3^(3/2)))^3" office:value-type="float" office:value="6320.41366119567" calcext:value-type="float">
            <text:p>6320.4136611957</text:p>
          </table:table-cell>
          <table:table-cell/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float" office:value="24" calcext:value-type="float">
            <text:p>24</text:p>
          </table:table-cell>
          <table:table-cell table:formula="of:=LOG([.A67]/[.$H$7];2)/[.$H$6]" office:value-type="float" office:value="10.2101547742035" calcext:value-type="float">
            <text:p>10.2101547742</text:p>
          </table:table-cell>
          <table:table-cell table:formula="of:=SQRT(SQRT(3)*[.A67]/[.$G$2])" office:value-type="float" office:value="20.0307156530497" calcext:value-type="float">
            <text:p>20.030715653</text:p>
          </table:table-cell>
          <table:table-cell table:formula="of:=-([.J67]+[.$G$5]^2/(27*[.$G$3]^2*[.J67])+[.$G$5]/(3^(3/2)*[.$G$3]))" office:value-type="float" office:value="23.6052722780675" calcext:value-type="float">
            <text:p>23.6052722781</text:p>
          </table:table-cell>
          <table:table-cell table:formula="of:=-([.I67]+[.$G$5]^2/(27*[.$G$3]^2*[.I67])+[.$G$5]/(3^(3/2)*[.$G$3]))" office:value-type="float" office:value="23.6052707439968" calcext:value-type="float">
            <text:p>23.605270744</text:p>
          </table:table-cell>
          <table:table-cell table:number-columns-repeated="2"/>
          <table:table-cell table:formula="of:=(SQRT(-[.$G$4]*[.A67]*(4*[.$G$5]^3-3^(9/2)*[.$G$3]^2*[.$G$4]*[.A67]))/(2*3^(9/4)*[.$G$3]^2)-(3^(9/2)*[.$G$3]^2*[.$G$4]*[.A67]-2*[.$G$5]^3)/(2*3^(9/2)*[.$G$3]^3))^(1/3)" office:value-type="float" office:value="-0.0168504888991791" calcext:value-type="float">
            <text:p>-0.0168504889</text:p>
          </table:table-cell>
          <table:table-cell table:formula="of:=([.K67]-[.L67])^(1/3)" office:value-type="float" office:value="-0.0168504878314675" calcext:value-type="float">
            <text:p>-0.0168504878</text:p>
          </table:table-cell>
          <table:table-cell table:formula="of:=SQRT(-[.$G$4]*[.A67]*(4*([.$G$5]/3^(3/2))^3-[.$G$3]^2*[.$G$4]*[.A67]))/(2*[.$G$3]^2)" office:value-type="float" office:value="7110.30612369248" calcext:value-type="float">
            <text:p>7110.3061236925</text:p>
          </table:table-cell>
          <table:table-cell table:formula="of:=([.$G$4]*[.A67])/(2*[.$G$3])-([.$G$5]/([.$G$3]*3^(3/2)))^3" office:value-type="float" office:value="7110.30612847699" calcext:value-type="float">
            <text:p>7110.306128477</text:p>
          </table:table-cell>
          <table:table-cell/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float" office:value="25" calcext:value-type="float">
            <text:p>25</text:p>
          </table:table-cell>
          <table:table-cell table:formula="of:=LOG([.A68]/[.$H$7];2)/[.$H$6]" office:value-type="float" office:value="10.3460670954314" calcext:value-type="float">
            <text:p>10.3460670954</text:p>
          </table:table-cell>
          <table:table-cell table:formula="of:=SQRT(SQRT(3)*[.A68]/[.$G$2])" office:value-type="float" office:value="21.2455275399894" calcext:value-type="float">
            <text:p>21.24552754</text:p>
          </table:table-cell>
          <table:table-cell table:formula="of:=-([.J68]+[.$G$5]^2/(27*[.$G$3]^2*[.J68])+[.$G$5]/(3^(3/2)*[.$G$3]))" office:value-type="float" office:value="24.5745632338399" calcext:value-type="float">
            <text:p>24.5745632338</text:p>
          </table:table-cell>
          <table:table-cell table:formula="of:=-([.I68]+[.$G$5]^2/(27*[.$G$3]^2*[.I68])+[.$G$5]/(3^(3/2)*[.$G$3]))" office:value-type="float" office:value="24.5745632338399" calcext:value-type="float">
            <text:p>24.5745632338</text:p>
          </table:table-cell>
          <table:table-cell table:number-columns-repeated="2"/>
          <table:table-cell table:formula="of:=(SQRT(-[.$G$4]*[.A68]*(4*[.$G$5]^3-3^(9/2)*[.$G$3]^2*[.$G$4]*[.A68]))/(2*3^(9/4)*[.$G$3]^2)-(3^(9/2)*[.$G$3]^2*[.$G$4]*[.A68]-2*[.$G$5]^3)/(2*3^(9/2)*[.$G$3]^3))^(1/3)" office:value-type="float" office:value="-0.0162018486838907" calcext:value-type="float">
            <text:p>-0.0162018487</text:p>
          </table:table-cell>
          <table:table-cell table:formula="of:=([.K68]-[.L68])^(1/3)" office:value-type="float" office:value="-0.0162018486838907" calcext:value-type="float">
            <text:p>-0.0162018487</text:p>
          </table:table-cell>
          <table:table-cell table:formula="of:=SQRT(-[.$G$4]*[.A68]*(4*([.$G$5]/3^(3/2))^3-[.$G$3]^2*[.$G$4]*[.A68]))/(2*[.$G$3]^2)" office:value-type="float" office:value="7998.93514991549" calcext:value-type="float">
            <text:p>7998.9351499155</text:p>
          </table:table-cell>
          <table:table-cell table:formula="of:=([.$G$4]*[.A68])/(2*[.$G$3])-([.$G$5]/([.$G$3]*3^(3/2)))^3" office:value-type="float" office:value="7998.93515416848" calcext:value-type="float">
            <text:p>7998.9351541685</text:p>
          </table:table-cell>
          <table:table-cell/>
        </table:table-row>
        <table:table-row table:style-name="ro1">
          <table:table-cell office:value-type="float" office:value="17590" calcext:value-type="float">
            <text:p>17590</text:p>
          </table:table-cell>
          <table:table-cell office:value-type="float" office:value="26" calcext:value-type="float">
            <text:p>26</text:p>
          </table:table-cell>
          <table:table-cell table:formula="of:=LOG([.A69]/[.$H$7];2)/[.$H$6]" office:value-type="float" office:value="10.4819742898875" calcext:value-type="float">
            <text:p>10.4819742899</text:p>
          </table:table-cell>
          <table:table-cell table:formula="of:=SQRT(SQRT(3)*[.A69]/[.$G$2])" office:value-type="float" office:value="22.5339646256995" calcext:value-type="float">
            <text:p>22.5339646257</text:p>
          </table:table-cell>
          <table:table-cell table:formula="of:=-([.J69]+[.$G$5]^2/(27*[.$G$3]^2*[.J69])+[.$G$5]/(3^(3/2)*[.$G$3]))" office:value-type="float" office:value="25.5826746960542" calcext:value-type="float">
            <text:p>25.5826746961</text:p>
          </table:table-cell>
          <table:table-cell table:formula="of:=-([.I69]+[.$G$5]^2/(27*[.$G$3]^2*[.I69])+[.$G$5]/(3^(3/2)*[.$G$3]))" office:value-type="float" office:value="25.5826704955631" calcext:value-type="float">
            <text:p>25.5826704956</text:p>
          </table:table-cell>
          <table:table-cell table:number-columns-repeated="2"/>
          <table:table-cell table:formula="of:=(SQRT(-[.$G$4]*[.A69]*(4*[.$G$5]^3-3^(9/2)*[.$G$3]^2*[.$G$4]*[.A69]))/(2*3^(9/4)*[.$G$3]^2)-(3^(9/2)*[.$G$3]^2*[.$G$4]*[.A69]-2*[.$G$5]^3)/(2*3^(9/2)*[.$G$3]^3))^(1/3)" office:value-type="float" office:value="-0.0155782019570721" calcext:value-type="float">
            <text:p>-0.015578202</text:p>
          </table:table-cell>
          <table:table-cell table:formula="of:=([.K69]-[.L69])^(1/3)" office:value-type="float" office:value="-0.0155781994586011" calcext:value-type="float">
            <text:p>-0.0155781995</text:p>
          </table:table-cell>
          <table:table-cell table:formula="of:=SQRT(-[.$G$4]*[.A69]*(4*([.$G$5]/3^(3/2))^3-[.$G$3]^2*[.$G$4]*[.A69]))/(2*[.$G$3]^2)" office:value-type="float" office:value="8998.57885574268" calcext:value-type="float">
            <text:p>8998.5788557427</text:p>
          </table:table-cell>
          <table:table-cell table:formula="of:=([.$G$4]*[.A69])/(2*[.$G$3])-([.$G$5]/([.$G$3]*3^(3/2)))^3" office:value-type="float" office:value="8998.5788595232" calcext:value-type="float">
            <text:p>8998.5788595232</text:p>
          </table:table-cell>
          <table:table-cell/>
        </table:table-row>
        <table:table-row table:style-name="ro1">
          <table:table-cell office:value-type="float" office:value="19788" calcext:value-type="float">
            <text:p>19788</text:p>
          </table:table-cell>
          <table:table-cell office:value-type="float" office:value="26" calcext:value-type="float">
            <text:p>26</text:p>
          </table:table-cell>
          <table:table-cell table:formula="of:=LOG([.A70]/[.$H$7];2)/[.$H$6]" office:value-type="float" office:value="10.6178705473269" calcext:value-type="float">
            <text:p>10.6178705473</text:p>
          </table:table-cell>
          <table:table-cell table:formula="of:=SQRT(SQRT(3)*[.A70]/[.$G$2])" office:value-type="float" office:value="23.9004258609803" calcext:value-type="float">
            <text:p>23.900425861</text:p>
          </table:table-cell>
          <table:table-cell table:formula="of:=-([.J70]+[.$G$5]^2/(27*[.$G$3]^2*[.J70])+[.$G$5]/(3^(3/2)*[.$G$3]))" office:value-type="float" office:value="26.6310984887691" calcext:value-type="float">
            <text:p>26.6310984888</text:p>
          </table:table-cell>
          <table:table-cell table:formula="of:=-([.I70]+[.$G$5]^2/(27*[.$G$3]^2*[.I70])+[.$G$5]/(3^(3/2)*[.$G$3]))" office:value-type="float" office:value="26.6310935740041" calcext:value-type="float">
            <text:p>26.631093574</text:p>
          </table:table-cell>
          <table:table-cell table:number-columns-repeated="2"/>
          <table:table-cell table:formula="of:=(SQRT(-[.$G$4]*[.A70]*(4*[.$G$5]^3-3^(9/2)*[.$G$3]^2*[.$G$4]*[.A70]))/(2*3^(9/4)*[.$G$3]^2)-(3^(9/2)*[.$G$3]^2*[.$G$4]*[.A70]-2*[.$G$5]^3)/(2*3^(9/2)*[.$G$3]^3))^(1/3)" office:value-type="float" office:value="-0.0149786108823562" calcext:value-type="float">
            <text:p>-0.0149786109</text:p>
          </table:table-cell>
          <table:table-cell table:formula="of:=([.K70]-[.L70])^(1/3)" office:value-type="float" office:value="-0.0149786081798549" calcext:value-type="float">
            <text:p>-0.0149786082</text:p>
          </table:table-cell>
          <table:table-cell table:formula="of:=SQRT(-[.$G$4]*[.A70]*(4*([.$G$5]/3^(3/2))^3-[.$G$3]^2*[.$G$4]*[.A70]))/(2*[.$G$3]^2)" office:value-type="float" office:value="10123.0501275903" calcext:value-type="float">
            <text:p>10123.0501275903</text:p>
          </table:table-cell>
          <table:table-cell table:formula="of:=([.$G$4]*[.A70])/(2*[.$G$3])-([.$G$5]/([.$G$3]*3^(3/2)))^3" office:value-type="float" office:value="10123.0501309509" calcext:value-type="float">
            <text:p>10123.0501309509</text:p>
          </table:table-cell>
          <table:table-cell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formula="of:=CRAZYCALC(1;2;3)" office:value-type="string" office:string-value="" calcext:value-type="error">
            <text:p>#VALUE!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4:23:43.018180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1T16:18:54.647008254</dc:date>
    <meta:editing-duration>PT20H15M14S</meta:editing-duration>
    <meta:editing-cycles>23</meta:editing-cycles>
    <meta:generator>LibreOffice/5.1.6.2$Linux_X86_64 LibreOffice_project/10m0$Build-2</meta:generator>
    <meta:document-statistic meta:table-count="1" meta:cell-count="711" meta:object-count="1"/>
  </office:meta>
</office:document-meta>
</file>

<file path=Basic/Standard/myfn.xml><?xml version="1.0" encoding="utf-8"?>
<!DOCTYPE module  PUBLIC '-//OpenOffice.org//DTD OfficeDocument 1.0//EN'  'module.dtd'>
<script:module xmlns:script="http://openoffice.org/2000/script" script:name="myfn" script:language="StarBasic">REM  *****  BASIC  *****

Function CRAZYCALC(valA as Double,valB as Double,valT as Double)
	dim valX as Double
	valX=-(-(SQR(-valB*(4.*valT^3-3^(9./2)*valA^2*valB))/(2.*3^(9./4)*valA^2)-(3.^(9./2)*valA^2*valB-2.*valT^3.)/(2.*3.^(9./2)*valA^3.)))^(1./3)
	CRAZYCALC=valX+valT^2/(27*valA^2*valX)+valT/(3^(1.5)*valA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f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14cm" svg:height="28.582cm" xlink:href=".." xlink:type="simple" chart:class="chart:scatter" chart:style-name="ch1">
        <chart:legend chart:legend-position="end" svg:x="45.843cm" svg:y="12.996cm" style:legend-expansion="high" chart:style-name="ch2"/>
        <chart:plot-area chart:style-name="ch3" table:cell-range-address="bench.A2:bench.F70 bench.B1:bench.F1" chart:data-source-has-labels="row" svg:x="0.962cm" svg:y="0.571cm" svg:width="43.919cm" svg:height="27.44cm">
          <chartooo:coordinate-region svg:x="1.583cm" svg:y="0.77cm" svg:width="42.833cm" svg:height="26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ch.B2:bench.B70" chart:label-cell-address="bench.B1:bench.B1" chart:class="chart:scatter">
            <chart:domain table:cell-range-address="bench.A2:bench.A70"/>
            <chart:data-point chart:repeated="69"/>
          </chart:series>
          <chart:series chart:style-name="ch7" chart:values-cell-range-address="bench.C2:bench.C70" chart:label-cell-address="bench.C1:bench.C1" chart:class="chart:scatter">
            <chart:data-point chart:repeated="69"/>
          </chart:series>
          <chart:series chart:style-name="ch8" chart:values-cell-range-address="bench.D2:bench.D70" chart:label-cell-address="bench.D1:bench.D1" chart:class="chart:scatter">
            <chart:data-point chart:repeated="69"/>
          </chart:series>
          <chart:series chart:style-name="ch9" chart:values-cell-range-address="bench.E2:bench.E70" chart:label-cell-address="bench.E1:bench.E1" chart:class="chart:scatter">
            <chart:data-point chart:repeated="69"/>
          </chart:series>
          <chart:series chart:style-name="ch10" chart:values-cell-range-address="bench.F2:bench.F70" chart:label-cell-address="bench.F1:bench.F1" chart:class="chart:scatter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</text:p>
                <draw:g>
                  <svg:desc>bench.B1:bench.B1</svg:desc>
                </draw:g>
              </table:table-cell>
              <table:table-cell office:value-type="string">
                <text:p>log</text:p>
                <draw:g>
                  <svg:desc>bench.C1:bench.C1</svg:desc>
                </draw:g>
              </table:table-cell>
              <table:table-cell office:value-type="string">
                <text:p>sqrt</text:p>
                <draw:g>
                  <svg:desc>bench.D1:bench.D1</svg:desc>
                </draw:g>
              </table:table-cell>
              <table:table-cell office:value-type="string">
                <text:p>other2</text:p>
                <draw:g>
                  <svg:desc>bench.E1:bench.E1</svg:desc>
                </draw:g>
              </table:table-cell>
              <table:table-cell office:value-type="string">
                <text:p>other3</text:p>
                <draw:g>
                  <svg:desc>bench.F1:bench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ench.A2:bench.A70</svg:desc>
                </draw:g>
              </table:table-cell>
              <table:table-cell office:value-type="float" office:value="2">
                <text:p>2</text:p>
                <draw:g>
                  <svg:desc>bench.B2:bench.B70</svg:desc>
                </draw:g>
              </table:table-cell>
              <table:table-cell office:value-type="float" office:value="1.85754247590989">
                <text:p>1.85754247590989</text:p>
                <draw:g>
                  <svg:desc>bench.C2:bench.C70</svg:desc>
                </draw:g>
              </table:table-cell>
              <table:table-cell office:value-type="float" office:value="0.537284965911771">
                <text:p>0.537284965911771</text:p>
                <draw:g>
                  <svg:desc>bench.D2:bench.D70</svg:desc>
                </draw:g>
              </table:table-cell>
              <table:table-cell office:value-type="float" office:value="NaN">
                <text:p>NaN</text:p>
                <draw:g>
                  <svg:desc>bench.E2:bench.E70</svg:desc>
                </draw:g>
              </table:table-cell>
              <table:table-cell office:value-type="float" office:value="1.68536049557808">
                <text:p>1.68536049557808</text:p>
                <draw:g>
                  <svg:desc>bench.F2:bench.F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.96754529490984">
                <text:p>1.96754529490984</text:p>
              </table:table-cell>
              <table:table-cell office:value-type="float" office:value="0.563509226237064">
                <text:p>0.563509226237064</text:p>
              </table:table-cell>
              <table:table-cell office:value-type="float" office:value="1.75159160355413">
                <text:p>1.75159160355413</text:p>
              </table:table-cell>
              <table:table-cell office:value-type="float" office:value="1.75159160355404">
                <text:p>1.75159160355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.06797000057692">
                <text:p>2.06797000057692</text:p>
              </table:table-cell>
              <table:table-cell office:value-type="float" office:value="0.588566191276542">
                <text:p>0.588566191276542</text:p>
              </table:table-cell>
              <table:table-cell office:value-type="float" office:value="1.8140898159584">
                <text:p>1.8140898159584</text:p>
              </table:table-cell>
              <table:table-cell office:value-type="float" office:value="1.8140898159584">
                <text:p>1.8140898159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16035177451287">
                <text:p>2.16035177451287</text:p>
              </table:table-cell>
              <table:table-cell office:value-type="float" office:value="0.612599114407829">
                <text:p>0.612599114407829</text:p>
              </table:table-cell>
              <table:table-cell office:value-type="float" office:value="1.87334633843676">
                <text:p>1.87334633843676</text:p>
              </table:table-cell>
              <table:table-cell office:value-type="float" office:value="1.87334633843664">
                <text:p>1.87334633843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.24588393764608">
                <text:p>2.24588393764608</text:p>
              </table:table-cell>
              <table:table-cell office:value-type="float" office:value="0.635724144918799">
                <text:p>0.635724144918799</text:p>
              </table:table-cell>
              <table:table-cell office:value-type="float" office:value="1.92975596795366">
                <text:p>1.92975596795366</text:p>
              </table:table-cell>
              <table:table-cell office:value-type="float" office:value="1.92975596795352">
                <text:p>1.92975596795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.32551247648682">
                <text:p>2.32551247648682</text:p>
              </table:table-cell>
              <table:table-cell office:value-type="float" office:value="0.658037006476246">
                <text:p>0.658037006476246</text:p>
              </table:table-cell>
              <table:table-cell office:value-type="float" office:value="1.98364140995166">
                <text:p>1.98364140995166</text:p>
              </table:table-cell>
              <table:table-cell office:value-type="float" office:value="1.98364140995137">
                <text:p>1.98364140995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  <table:table-cell office:value-type="float" office:value="0.679617697938849">
                <text:p>0.679617697938849</text:p>
              </table:table-cell>
              <table:table-cell office:value-type="float" office:value="2.03527027489624">
                <text:p>2.03527027489624</text:p>
              </table:table-cell>
              <table:table-cell office:value-type="float" office:value="2.03527027489624">
                <text:p>2.03527027489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.53594000115385">
                <text:p>2.53594000115385</text:p>
              </table:table-cell>
              <table:table-cell office:value-type="float" office:value="0.720843424240426">
                <text:p>0.720843424240426</text:p>
              </table:table-cell>
              <table:table-cell office:value-type="float" office:value="2.13262315851117">
                <text:p>2.13262315851117</text:p>
              </table:table-cell>
              <table:table-cell office:value-type="float" office:value="2.13262315851117">
                <text:p>2.13262315851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.65754247590989">
                <text:p>2.65754247590989</text:p>
              </table:table-cell>
              <table:table-cell office:value-type="float" office:value="0.759835685651593">
                <text:p>0.759835685651593</text:p>
              </table:table-cell>
              <table:table-cell office:value-type="float" office:value="2.22324343280618">
                <text:p>2.22324343280618</text:p>
              </table:table-cell>
              <table:table-cell office:value-type="float" office:value="2.22324343280529">
                <text:p>2.22324343280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.76754529490984">
                <text:p>2.76754529490984</text:p>
              </table:table-cell>
              <table:table-cell office:value-type="float" office:value="0.796922390266824">
                <text:p>0.796922390266824</text:p>
              </table:table-cell>
              <table:table-cell office:value-type="float" office:value="2.30819596515837">
                <text:p>2.30819596515837</text:p>
              </table:table-cell>
              <table:table-cell office:value-type="float" office:value="2.30819596515786">
                <text:p>2.30819596515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.86797000057693">
                <text:p>2.86797000057693</text:p>
              </table:table-cell>
              <table:table-cell office:value-type="float" office:value="0.832358290057563">
                <text:p>0.832358290057563</text:p>
              </table:table-cell>
              <table:table-cell office:value-type="float" office:value="2.38829837481261">
                <text:p>2.38829837481261</text:p>
              </table:table-cell>
              <table:table-cell office:value-type="float" office:value="2.38829837481204">
                <text:p>2.38829837481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3.00391000173077">
                <text:p>3.00391000173077</text:p>
              </table:table-cell>
              <table:table-cell office:value-type="float" office:value="0.882849286914813">
                <text:p>0.882849286914813</text:p>
              </table:table-cell>
              <table:table-cell office:value-type="float" office:value="2.50072931591324">
                <text:p>2.50072931591324</text:p>
              </table:table-cell>
              <table:table-cell office:value-type="float" office:value="2.50072931591121">
                <text:p>2.50072931591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3.12551247648681">
                <text:p>3.12551247648681</text:p>
              </table:table-cell>
              <table:table-cell office:value-type="float" office:value="0.930604859102099">
                <text:p>0.930604859102099</text:p>
              </table:table-cell>
              <table:table-cell office:value-type="float" office:value="2.60533422741969">
                <text:p>2.60533422741969</text:p>
              </table:table-cell>
              <table:table-cell office:value-type="float" office:value="2.60533422741812">
                <text:p>2.60533422741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3.23551529548676">
                <text:p>3.23551529548676</text:p>
              </table:table-cell>
              <table:table-cell office:value-type="float" office:value="0.976026610376419">
                <text:p>0.976026610376419</text:p>
              </table:table-cell>
              <table:table-cell office:value-type="float" office:value="2.70335584673393">
                <text:p>2.70335584673393</text:p>
              </table:table-cell>
              <table:table-cell office:value-type="float" office:value="2.70335584673393">
                <text:p>2.70335584673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.36756269250316">
                <text:p>3.36756269250316</text:p>
              </table:table-cell>
              <table:table-cell office:value-type="float" office:value="1.03348826698749">
                <text:p>1.03348826698749</text:p>
              </table:table-cell>
              <table:table-cell office:value-type="float" office:value="2.82542790549874">
                <text:p>2.82542790549874</text:p>
              </table:table-cell>
              <table:table-cell office:value-type="float" office:value="2.82542790549665">
                <text:p>2.82542790549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.48604160369447">
                <text:p>3.48604160369447</text:p>
              </table:table-cell>
              <table:table-cell office:value-type="float" office:value="1.08791913846514">
                <text:p>1.08791913846514</text:p>
              </table:table-cell>
              <table:table-cell office:value-type="float" office:value="2.93918985406044">
                <text:p>2.93918985406044</text:p>
              </table:table-cell>
              <table:table-cell office:value-type="float" office:value="2.93918985405803">
                <text:p>2.93918985405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3.61884956484561">
                <text:p>3.61884956484561</text:p>
              </table:table-cell>
              <table:table-cell office:value-type="float" office:value="1.15234787244831">
                <text:p>1.15234787244831</text:p>
              </table:table-cell>
              <table:table-cell office:value-type="float" office:value="3.07164454936881">
                <text:p>3.07164454936881</text:p>
              </table:table-cell>
              <table:table-cell office:value-type="float" office:value="3.07164454936881">
                <text:p>3.07164454936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3.7379402735772">
                <text:p>3.7379402735772</text:p>
              </table:table-cell>
              <table:table-cell office:value-type="float" office:value="1.21336028715034">
                <text:p>1.21336028715034</text:p>
              </table:table-cell>
              <table:table-cell office:value-type="float" office:value="3.19501083187191">
                <text:p>3.19501083187191</text:p>
              </table:table-cell>
              <table:table-cell office:value-type="float" office:value="3.19501083187191">
                <text:p>3.195010831871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3.86631201133179">
                <text:p>3.86631201133179</text:p>
              </table:table-cell>
              <table:table-cell office:value-type="float" office:value="1.28275027467954">
                <text:p>1.28275027467954</text:p>
              </table:table-cell>
              <table:table-cell office:value-type="float" office:value="3.33303138192745">
                <text:p>3.33303138192745</text:p>
              </table:table-cell>
              <table:table-cell office:value-type="float" office:value="3.33303138192366">
                <text:p>3.33303138192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3592353958777">
                <text:p>1.3592353958777</text:p>
              </table:table-cell>
              <table:table-cell office:value-type="float" office:value="3.48252912652359">
                <text:p>3.48252912652359</text:p>
              </table:table-cell>
              <table:table-cell office:value-type="float" office:value="3.48252912652359">
                <text:p>3.48252912652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.13594000115385">
                <text:p>4.13594000115385</text:p>
              </table:table-cell>
              <table:table-cell office:value-type="float" office:value="1.44168684848085">
                <text:p>1.44168684848085</text:p>
              </table:table-cell>
              <table:table-cell office:value-type="float" office:value="3.64080298612976">
                <text:p>3.64080298612976</text:p>
              </table:table-cell>
              <table:table-cell office:value-type="float" office:value="3.64080298611936">
                <text:p>3.64080298611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.2718800023077">
                <text:p>4.2718800023077</text:p>
              </table:table-cell>
              <table:table-cell office:value-type="float" office:value="1.52913982036241">
                <text:p>1.52913982036241</text:p>
              </table:table-cell>
              <table:table-cell office:value-type="float" office:value="3.80563270749786">
                <text:p>3.80563270749786</text:p>
              </table:table-cell>
              <table:table-cell office:value-type="float" office:value="3.80563270749786">
                <text:p>3.80563270749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4.40623571215896">
                <text:p>4.40623571215896</text:p>
              </table:table-cell>
              <table:table-cell office:value-type="float" office:value="1.62078491010152">
                <text:p>1.62078491010152</text:p>
              </table:table-cell>
              <table:table-cell office:value-type="float" office:value="3.97523470168749">
                <text:p>3.97523470168749</text:p>
              </table:table-cell>
              <table:table-cell office:value-type="float" office:value="3.97523470164462">
                <text:p>3.97523470164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4.5379402735772">
                <text:p>4.5379402735772</text:p>
              </table:table-cell>
              <table:table-cell office:value-type="float" office:value="1.71595057413292">
                <text:p>1.71595057413292</text:p>
              </table:table-cell>
              <table:table-cell office:value-type="float" office:value="4.14819815118322">
                <text:p>4.14819815118322</text:p>
              </table:table-cell>
              <table:table-cell office:value-type="float" office:value="4.14819815113319">
                <text:p>4.14819815113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4.66631201133179">
                <text:p>4.66631201133179</text:p>
              </table:table-cell>
              <table:table-cell office:value-type="float" office:value="1.81408283558962">
                <text:p>1.81408283558962</text:p>
              </table:table-cell>
              <table:table-cell office:value-type="float" office:value="4.32341858494774">
                <text:p>4.32341858494774</text:p>
              </table:table-cell>
              <table:table-cell office:value-type="float" office:value="4.32341858492836">
                <text:p>4.32341858492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  <table:table-cell office:value-type="float" office:value="1.9222491313078">
                <text:p>1.9222491313078</text:p>
              </table:table-cell>
              <table:table-cell office:value-type="float" office:value="4.51312074287608">
                <text:p>4.51312074287608</text:p>
              </table:table-cell>
              <table:table-cell office:value-type="float" office:value="4.51312074283075">
                <text:p>4.51312074283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4.93594000115385">
                <text:p>4.93594000115385</text:p>
              </table:table-cell>
              <table:table-cell office:value-type="float" office:value="2.03885309381655">
                <text:p>2.03885309381655</text:p>
              </table:table-cell>
              <table:table-cell office:value-type="float" office:value="4.71386785620704">
                <text:p>4.71386785620704</text:p>
              </table:table-cell>
              <table:table-cell office:value-type="float" office:value="4.71386785610077">
                <text:p>4.71386785610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5.0718800023077">
                <text:p>5.0718800023077</text:p>
              </table:table-cell>
              <table:table-cell office:value-type="float" office:value="2.16253027272128">
                <text:p>2.16253027272128</text:p>
              </table:table-cell>
              <table:table-cell office:value-type="float" office:value="4.92283979925994">
                <text:p>4.92283979925994</text:p>
              </table:table-cell>
              <table:table-cell office:value-type="float" office:value="4.92283979919767">
                <text:p>4.922839799197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5.20623571215896">
                <text:p>5.20623571215896</text:p>
              </table:table-cell>
              <table:table-cell office:value-type="float" office:value="2.29213600155523">
                <text:p>2.29213600155523</text:p>
              </table:table-cell>
              <table:table-cell office:value-type="float" office:value="5.1377751081718">
                <text:p>5.1377751081718</text:p>
              </table:table-cell>
              <table:table-cell office:value-type="float" office:value="5.1377751081718">
                <text:p>5.1377751081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5.3379402735772">
                <text:p>5.3379402735772</text:p>
              </table:table-cell>
              <table:table-cell office:value-type="float" office:value="2.42672057430067">
                <text:p>2.42672057430067</text:p>
              </table:table-cell>
              <table:table-cell office:value-type="float" office:value="5.35688823096028">
                <text:p>5.35688823096028</text:p>
              </table:table-cell>
              <table:table-cell office:value-type="float" office:value="5.35688823096028">
                <text:p>5.35688823096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9">
                <text:p>229</text:p>
              </table:table-cell>
              <table:table-cell office:value-type="float" office:value="6">
                <text:p>6</text:p>
              </table:table-cell>
              <table:table-cell office:value-type="float" office:value="5.47136303047756">
                <text:p>5.47136303047756</text:p>
              </table:table-cell>
              <table:table-cell office:value-type="float" office:value="2.57112049157973">
                <text:p>2.57112049157973</text:p>
              </table:table-cell>
              <table:table-cell office:value-type="float" office:value="5.58768721877898">
                <text:p>5.58768721877898</text:p>
              </table:table-cell>
              <table:table-cell office:value-type="float" office:value="5.58768721877898">
                <text:p>5.587687218778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  <table:table-cell office:value-type="float" office:value="5.6044996393551">
                <text:p>5.6044996393551</text:p>
              </table:table-cell>
              <table:table-cell office:value-type="float" office:value="2.72377513005143">
                <text:p>2.72377513005143</text:p>
              </table:table-cell>
              <table:table-cell office:value-type="float" office:value="5.82718866953734">
                <text:p>5.82718866953734</text:p>
              </table:table-cell>
              <table:table-cell office:value-type="float" office:value="5.82718866953734">
                <text:p>5.82718866953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">
                <text:p>289</text:p>
              </table:table-cell>
              <table:table-cell office:value-type="float" office:value="6">
                <text:p>6</text:p>
              </table:table-cell>
              <table:table-cell office:value-type="float" office:value="5.73994054600054">
                <text:p>5.73994054600054</text:p>
              </table:table-cell>
              <table:table-cell office:value-type="float" office:value="2.88837521624011">
                <text:p>2.88837521624011</text:p>
              </table:table-cell>
              <table:table-cell office:value-type="float" office:value="6.08063007024032">
                <text:p>6.08063007024032</text:p>
              </table:table-cell>
              <table:table-cell office:value-type="float" office:value="6.08063006996918">
                <text:p>6.080630069969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5">
                <text:p>325</text:p>
              </table:table-cell>
              <table:table-cell office:value-type="float" office:value="6">
                <text:p>6</text:p>
              </table:table-cell>
              <table:table-cell office:value-type="float" office:value="5.87543672633265">
                <text:p>5.87543672633265</text:p>
              </table:table-cell>
              <table:table-cell office:value-type="float" office:value="3.06299557203915">
                <text:p>3.06299557203915</text:p>
              </table:table-cell>
              <table:table-cell office:value-type="float" office:value="6.34444704867838">
                <text:p>6.34444704867838</text:p>
              </table:table-cell>
              <table:table-cell office:value-type="float" office:value="6.34444704836099">
                <text:p>6.34444704836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5">
                <text:p>365</text:p>
              </table:table-cell>
              <table:table-cell office:value-type="float" office:value="7">
                <text:p>7</text:p>
              </table:table-cell>
              <table:table-cell office:value-type="float" office:value="6.0094021230139">
                <text:p>6.0094021230139</text:p>
              </table:table-cell>
              <table:table-cell office:value-type="float" office:value="3.24601947201656">
                <text:p>3.24601947201656</text:p>
              </table:table-cell>
              <table:table-cell office:value-type="float" office:value="6.61578118850712">
                <text:p>6.61578118850712</text:p>
              </table:table-cell>
              <table:table-cell office:value-type="float" office:value="6.61578118813628">
                <text:p>6.61578118813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  <table:table-cell office:value-type="float" office:value="6.14358407960436">
                <text:p>6.14358407960436</text:p>
              </table:table-cell>
              <table:table-cell office:value-type="float" office:value="3.44030238763794">
                <text:p>3.44030238763794</text:p>
              </table:table-cell>
              <table:table-cell office:value-type="float" office:value="6.89842738922123">
                <text:p>6.89842738922123</text:p>
              </table:table-cell>
              <table:table-cell office:value-type="float" office:value="6.8984273883545">
                <text:p>6.8984273883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1">
                <text:p>461</text:p>
              </table:table-cell>
              <table:table-cell office:value-type="float" office:value="7">
                <text:p>7</text:p>
              </table:table-cell>
              <table:table-cell office:value-type="float" office:value="6.27889835234347">
                <text:p>6.27889835234347</text:p>
              </table:table-cell>
              <table:table-cell office:value-type="float" office:value="3.64800270076941">
                <text:p>3.64800270076941</text:p>
              </table:table-cell>
              <table:table-cell office:value-type="float" office:value="7.19491112174678">
                <text:p>7.19491112174678</text:p>
              </table:table-cell>
              <table:table-cell office:value-type="float" office:value="7.19491112073265">
                <text:p>7.194911120732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8">
                <text:p>518</text:p>
              </table:table-cell>
              <table:table-cell office:value-type="float" office:value="8">
                <text:p>8</text:p>
              </table:table-cell>
              <table:table-cell office:value-type="float" office:value="6.41344663014924">
                <text:p>6.41344663014924</text:p>
              </table:table-cell>
              <table:table-cell office:value-type="float" office:value="3.86695900831795">
                <text:p>3.86695900831795</text:p>
              </table:table-cell>
              <table:table-cell office:value-type="float" office:value="7.50156746330496">
                <text:p>7.50156746330496</text:p>
              </table:table-cell>
              <table:table-cell office:value-type="float" office:value="7.50156746211949">
                <text:p>7.50156746211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2">
                <text:p>582</text:p>
              </table:table-cell>
              <table:table-cell office:value-type="float" office:value="8">
                <text:p>8</text:p>
              </table:table-cell>
              <table:table-cell office:value-type="float" office:value="6.54790027432663">
                <text:p>6.54790027432663</text:p>
              </table:table-cell>
              <table:table-cell office:value-type="float" office:value="4.09888921946155">
                <text:p>4.09888921946155</text:p>
              </table:table-cell>
              <table:table-cell office:value-type="float" office:value="7.82027727155344">
                <text:p>7.82027727155344</text:p>
              </table:table-cell>
              <table:table-cell office:value-type="float" office:value="7.8202772687824">
                <text:p>7.8202772687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4">
                <text:p>654</text:p>
              </table:table-cell>
              <table:table-cell office:value-type="float" office:value="8">
                <text:p>8</text:p>
              </table:table-cell>
              <table:table-cell office:value-type="float" office:value="6.68251746039847">
                <text:p>6.68251746039847</text:p>
              </table:table-cell>
              <table:table-cell office:value-type="float" office:value="4.34503783671682">
                <text:p>4.34503783671682</text:p>
              </table:table-cell>
              <table:table-cell office:value-type="float" office:value="8.15214464661083">
                <text:p>8.15214464661083</text:p>
              </table:table-cell>
              <table:table-cell office:value-type="float" office:value="8.15214464499127">
                <text:p>8.15214464499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5">
                <text:p>735</text:p>
              </table:table-cell>
              <table:table-cell office:value-type="float" office:value="9">
                <text:p>9</text:p>
              </table:table-cell>
              <table:table-cell office:value-type="float" office:value="6.81728035177898">
                <text:p>6.81728035177898</text:p>
              </table:table-cell>
              <table:table-cell office:value-type="float" office:value="4.60625904533372">
                <text:p>4.60625904533372</text:p>
              </table:table-cell>
              <table:table-cell office:value-type="float" office:value="8.4976729553398">
                <text:p>8.4976729553398</text:p>
              </table:table-cell>
              <table:table-cell office:value-type="float" office:value="8.49767295155306">
                <text:p>8.49767295155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6">
                <text:p>826</text:p>
              </table:table-cell>
              <table:table-cell office:value-type="float" office:value="9">
                <text:p>9</text:p>
              </table:table-cell>
              <table:table-cell office:value-type="float" office:value="6.95199837713556">
                <text:p>6.95199837713556</text:p>
              </table:table-cell>
              <table:table-cell office:value-type="float" office:value="4.88308981256044">
                <text:p>4.88308981256044</text:p>
              </table:table-cell>
              <table:table-cell office:value-type="float" office:value="8.85691222901146">
                <text:p>8.85691222901146</text:p>
              </table:table-cell>
              <table:table-cell office:value-type="float" office:value="8.85691222458496">
                <text:p>8.85691222458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9">
                <text:p>929</text:p>
              </table:table-cell>
              <table:table-cell office:value-type="float" office:value="9">
                <text:p>9</text:p>
              </table:table-cell>
              <table:table-cell office:value-type="float" office:value="7.08762782910612">
                <text:p>7.08762782910612</text:p>
              </table:table-cell>
              <table:table-cell office:value-type="float" office:value="5.17860212836033">
                <text:p>5.17860212836033</text:p>
              </table:table-cell>
              <table:table-cell office:value-type="float" office:value="9.23309767798081">
                <text:p>9.23309767798081</text:p>
              </table:table-cell>
              <table:table-cell office:value-type="float" office:value="9.233097675391">
                <text:p>9.2330976753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5">
                <text:p>1045</text:p>
              </table:table-cell>
              <table:table-cell office:value-type="float" office:value="10">
                <text:p>10</text:p>
              </table:table-cell>
              <table:table-cell office:value-type="float" office:value="7.2234297815746">
                <text:p>7.2234297815746</text:p>
              </table:table-cell>
              <table:table-cell office:value-type="float" office:value="5.49240853953509">
                <text:p>5.49240853953509</text:p>
              </table:table-cell>
              <table:table-cell office:value-type="float" office:value="9.62493211229243">
                <text:p>9.62493211229243</text:p>
              </table:table-cell>
              <table:table-cell office:value-type="float" office:value="9.62493210623055">
                <text:p>9.62493210623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5">
                <text:p>1175</text:p>
              </table:table-cell>
              <table:table-cell office:value-type="float" office:value="10">
                <text:p>10</text:p>
              </table:table-cell>
              <table:table-cell office:value-type="float" office:value="7.35875603316189">
                <text:p>7.35875603316189</text:p>
              </table:table-cell>
              <table:table-cell office:value-type="float" office:value="5.82403024673555">
                <text:p>5.82403024673555</text:p>
              </table:table-cell>
              <table:table-cell office:value-type="float" office:value="10.0310938020765">
                <text:p>10.0310938020765</text:p>
              </table:table-cell>
              <table:table-cell office:value-type="float" office:value="10.0310938020765">
                <text:p>10.0310938020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1">
                <text:p>1321</text:p>
              </table:table-cell>
              <table:table-cell office:value-type="float" office:value="10">
                <text:p>10</text:p>
              </table:table-cell>
              <table:table-cell office:value-type="float" office:value="7.49393180099746">
                <text:p>7.49393180099746</text:p>
              </table:table-cell>
              <table:table-cell office:value-type="float" office:value="6.17527208145316">
                <text:p>6.17527208145316</text:p>
              </table:table-cell>
              <table:table-cell office:value-type="float" office:value="10.4530704792543">
                <text:p>10.4530704792543</text:p>
              </table:table-cell>
              <table:table-cell office:value-type="float" office:value="10.4530704709629">
                <text:p>10.4530704709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6">
                <text:p>1486</text:p>
              </table:table-cell>
              <table:table-cell office:value-type="float" office:value="11">
                <text:p>11</text:p>
              </table:table-cell>
              <table:table-cell office:value-type="float" office:value="7.62977472043088">
                <text:p>7.62977472043088</text:p>
              </table:table-cell>
              <table:table-cell office:value-type="float" office:value="6.54958968186475">
                <text:p>6.54958968186475</text:p>
              </table:table-cell>
              <table:table-cell office:value-type="float" office:value="10.894157770435">
                <text:p>10.894157770435</text:p>
              </table:table-cell>
              <table:table-cell office:value-type="float" office:value="10.8941577607318">
                <text:p>10.89415776073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1">
                <text:p>1671</text:p>
              </table:table-cell>
              <table:table-cell office:value-type="float" office:value="11">
                <text:p>11</text:p>
              </table:table-cell>
              <table:table-cell office:value-type="float" office:value="7.76519681444895">
                <text:p>7.76519681444895</text:p>
              </table:table-cell>
              <table:table-cell office:value-type="float" office:value="6.94533044503955">
                <text:p>6.94533044503955</text:p>
              </table:table-cell>
              <table:table-cell office:value-type="float" office:value="11.3515438497122">
                <text:p>11.3515438497122</text:p>
              </table:table-cell>
              <table:table-cell office:value-type="float" office:value="11.3515438383625">
                <text:p>11.3515438383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9">
                <text:p>1879</text:p>
              </table:table-cell>
              <table:table-cell office:value-type="float" office:value="12">
                <text:p>12</text:p>
              </table:table-cell>
              <table:table-cell office:value-type="float" office:value="7.90059948113605">
                <text:p>7.90059948113605</text:p>
              </table:table-cell>
              <table:table-cell office:value-type="float" office:value="7.36492075927266">
                <text:p>7.36492075927266</text:p>
              </table:table-cell>
              <table:table-cell office:value-type="float" office:value="11.8271990595685">
                <text:p>11.8271990595685</text:p>
              </table:table-cell>
              <table:table-cell office:value-type="float" office:value="11.8271990197439">
                <text:p>11.8271990197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3">
                <text:p>2113</text:p>
              </table:table-cell>
              <table:table-cell office:value-type="float" office:value="12">
                <text:p>12</text:p>
              </table:table-cell>
              <table:table-cell office:value-type="float" office:value="8.03606164154795">
                <text:p>8.03606164154795</text:p>
              </table:table-cell>
              <table:table-cell office:value-type="float" office:value="7.81006119949671">
                <text:p>7.81006119949671</text:p>
              </table:table-cell>
              <table:table-cell office:value-type="float" office:value="12.3221372935207">
                <text:p>12.3221372935207</text:p>
              </table:table-cell>
              <table:table-cell office:value-type="float" office:value="12.322137262466">
                <text:p>12.3221372624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7">
                <text:p>2377</text:p>
              </table:table-cell>
              <table:table-cell office:value-type="float" office:value="13">
                <text:p>13</text:p>
              </table:table-cell>
              <table:table-cell office:value-type="float" office:value="8.17194095035395">
                <text:p>8.17194095035395</text:p>
              </table:table-cell>
              <table:table-cell office:value-type="float" office:value="8.28360305019422">
                <text:p>8.28360305019422</text:p>
              </table:table-cell>
              <table:table-cell office:value-type="float" office:value="12.8385283291422">
                <text:p>12.8385283291422</text:p>
              </table:table-cell>
              <table:table-cell office:value-type="float" office:value="12.8385282564601">
                <text:p>12.83852825646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4">
                <text:p>2674</text:p>
              </table:table-cell>
              <table:table-cell office:value-type="float" office:value="13">
                <text:p>13</text:p>
              </table:table-cell>
              <table:table-cell office:value-type="float" office:value="8.30782700007468">
                <text:p>8.30782700007468</text:p>
              </table:table-cell>
              <table:table-cell office:value-type="float" office:value="8.78588248217861">
                <text:p>8.78588248217861</text:p>
              </table:table-cell>
              <table:table-cell office:value-type="float" office:value="13.3757008573131">
                <text:p>13.3757008573131</text:p>
              </table:table-cell>
              <table:table-cell office:value-type="float" office:value="13.375700729733">
                <text:p>13.3757007297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8">
                <text:p>3008</text:p>
              </table:table-cell>
              <table:table-cell office:value-type="float" office:value="14">
                <text:p>14</text:p>
              </table:table-cell>
              <table:table-cell office:value-type="float" office:value="8.44367108134211">
                <text:p>8.44367108134211</text:p>
              </table:table-cell>
              <table:table-cell office:value-type="float" office:value="9.31844839477687">
                <text:p>9.31844839477687</text:p>
              </table:table-cell>
              <table:table-cell office:value-type="float" office:value="13.934281474111">
                <text:p>13.934281474111</text:p>
              </table:table-cell>
              <table:table-cell office:value-type="float" office:value="13.9342813745871">
                <text:p>13.9342813745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4">
                <text:p>3384</text:p>
              </table:table-cell>
              <table:table-cell office:value-type="float" office:value="15">
                <text:p>15</text:p>
              </table:table-cell>
              <table:table-cell office:value-type="float" office:value="8.57961108249596">
                <text:p>8.57961108249596</text:p>
              </table:table-cell>
              <table:table-cell office:value-type="float" office:value="9.88370707512544">
                <text:p>9.88370707512544</text:p>
              </table:table-cell>
              <table:table-cell office:value-type="float" office:value="14.5157113652062">
                <text:p>14.5157113652062</text:p>
              </table:table-cell>
              <table:table-cell office:value-type="float" office:value="14.5157113069724">
                <text:p>14.5157113069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7">
                <text:p>3807</text:p>
              </table:table-cell>
              <table:table-cell office:value-type="float" office:value="14">
                <text:p>14</text:p>
              </table:table-cell>
              <table:table-cell office:value-type="float" office:value="8.71555108364981">
                <text:p>8.71555108364981</text:p>
              </table:table-cell>
              <table:table-cell office:value-type="float" office:value="10.483254444124">
                <text:p>10.483254444124</text:p>
              </table:table-cell>
              <table:table-cell office:value-type="float" office:value="15.1205006070663">
                <text:p>15.1205006070663</text:p>
              </table:table-cell>
              <table:table-cell office:value-type="float" office:value="15.1205005389192">
                <text:p>15.1205005389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82">
                <text:p>4282</text:p>
              </table:table-cell>
              <table:table-cell office:value-type="float" office:value="16">
                <text:p>16</text:p>
              </table:table-cell>
              <table:table-cell office:value-type="float" office:value="8.85125526430841">
                <text:p>8.85125526430841</text:p>
              </table:table-cell>
              <table:table-cell office:value-type="float" office:value="11.1180345670221">
                <text:p>11.1180345670221</text:p>
              </table:table-cell>
              <table:table-cell office:value-type="float" office:value="15.7484688271242">
                <text:p>15.7484688271242</text:p>
              </table:table-cell>
              <table:table-cell office:value-type="float" office:value="15.7484688271242">
                <text:p>15.7484688271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17">
                <text:p>4817</text:p>
              </table:table-cell>
              <table:table-cell office:value-type="float" office:value="16">
                <text:p>16</text:p>
              </table:table-cell>
              <table:table-cell office:value-type="float" office:value="8.98713536686958">
                <text:p>8.98713536686958</text:p>
              </table:table-cell>
              <table:table-cell office:value-type="float" office:value="11.7921504541929">
                <text:p>11.7921504541929</text:p>
              </table:table-cell>
              <table:table-cell office:value-type="float" office:value="16.4024733253014">
                <text:p>16.4024733253014</text:p>
              </table:table-cell>
              <table:table-cell office:value-type="float" office:value="16.4024731387255">
                <text:p>16.4024731387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19">
                <text:p>5419</text:p>
              </table:table-cell>
              <table:table-cell office:value-type="float" office:value="17">
                <text:p>17</text:p>
              </table:table-cell>
              <table:table-cell office:value-type="float" office:value="9.12304874542882">
                <text:p>9.12304874542882</text:p>
              </table:table-cell>
              <table:table-cell office:value-type="float" office:value="12.5073200741377">
                <text:p>12.5073200741377</text:p>
              </table:table-cell>
              <table:table-cell office:value-type="float" office:value="17.0828931539993">
                <text:p>17.0828931539993</text:p>
              </table:table-cell>
              <table:table-cell office:value-type="float" office:value="17.082893372322">
                <text:p>17.0828933723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96">
                <text:p>6096</text:p>
              </table:table-cell>
              <table:table-cell office:value-type="float" office:value="18">
                <text:p>18</text:p>
              </table:table-cell>
              <table:table-cell office:value-type="float" office:value="9.25891774999466">
                <text:p>9.25891774999466</text:p>
              </table:table-cell>
              <table:table-cell office:value-type="float" office:value="13.2656082427078">
                <text:p>13.2656082427078</text:p>
              </table:table-cell>
              <table:table-cell office:value-type="float" office:value="17.7903847129952">
                <text:p>17.7903847129952</text:p>
              </table:table-cell>
              <table:table-cell office:value-type="float" office:value="17.7903847129952">
                <text:p>17.79038471299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8">
                <text:p>6858</text:p>
              </table:table-cell>
              <table:table-cell office:value-type="float" office:value="18">
                <text:p>18</text:p>
              </table:table-cell>
              <table:table-cell office:value-type="float" office:value="9.39485775114851">
                <text:p>9.39485775114851</text:p>
              </table:table-cell>
              <table:table-cell office:value-type="float" office:value="14.0703023174743">
                <text:p>14.0703023174743</text:p>
              </table:table-cell>
              <table:table-cell office:value-type="float" office:value="18.5266475609588">
                <text:p>18.5266475609588</text:p>
              </table:table-cell>
              <table:table-cell office:value-type="float" office:value="18.5266472620328">
                <text:p>18.5266472620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15">
                <text:p>7715</text:p>
              </table:table-cell>
              <table:table-cell office:value-type="float" office:value="19">
                <text:p>19</text:p>
              </table:table-cell>
              <table:table-cell office:value-type="float" office:value="9.53076035316648">
                <text:p>9.53076035316648</text:p>
              </table:table-cell>
              <table:table-cell office:value-type="float" office:value="14.9235674803278">
                <text:p>14.9235674803278</text:p>
              </table:table-cell>
              <table:table-cell office:value-type="float" office:value="19.2922388880134">
                <text:p>19.2922388880134</text:p>
              </table:table-cell>
              <table:table-cell office:value-type="float" office:value="19.2922388880134">
                <text:p>19.2922388880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79">
                <text:p>8679</text:p>
              </table:table-cell>
              <table:table-cell office:value-type="float" office:value="20">
                <text:p>20</text:p>
              </table:table-cell>
              <table:table-cell office:value-type="float" office:value="9.66665048692061">
                <text:p>9.66665048692061</text:p>
              </table:table-cell>
              <table:table-cell office:value-type="float" office:value="15.8284916942467">
                <text:p>15.8284916942467</text:p>
              </table:table-cell>
              <table:table-cell office:value-type="float" office:value="20.0884637335158">
                <text:p>20.0884637335158</text:p>
              </table:table-cell>
              <table:table-cell office:value-type="float" office:value="20.0884637335158">
                <text:p>20.088463733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63">
                <text:p>9763</text:p>
              </table:table-cell>
              <table:table-cell office:value-type="float" office:value="21">
                <text:p>21</text:p>
              </table:table-cell>
              <table:table-cell office:value-type="float" office:value="9.80248705252429">
                <text:p>9.80248705252429</text:p>
              </table:table-cell>
              <table:table-cell office:value-type="float" office:value="16.7878984362223">
                <text:p>16.7878984362223</text:p>
              </table:table-cell>
              <table:table-cell office:value-type="float" office:value="20.9162831395371">
                <text:p>20.9162831395371</text:p>
              </table:table-cell>
              <table:table-cell office:value-type="float" office:value="20.9162831395371">
                <text:p>20.9162831395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83">
                <text:p>10983</text:p>
              </table:table-cell>
              <table:table-cell office:value-type="float" office:value="22">
                <text:p>22</text:p>
              </table:table-cell>
              <table:table-cell office:value-type="float" office:value="9.93838764722056">
                <text:p>9.93838764722056</text:p>
              </table:table-cell>
              <table:table-cell office:value-type="float" office:value="17.8059512614598">
                <text:p>17.8059512614598</text:p>
              </table:table-cell>
              <table:table-cell office:value-type="float" office:value="21.7776965318947">
                <text:p>21.7776965318947</text:p>
              </table:table-cell>
              <table:table-cell office:value-type="float" office:value="21.7776942907587">
                <text:p>21.77769429075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55">
                <text:p>12355</text:p>
              </table:table-cell>
              <table:table-cell office:value-type="float" office:value="23">
                <text:p>23</text:p>
              </table:table-cell>
              <table:table-cell office:value-type="float" office:value="10.0742459121729">
                <text:p>10.0742459121729</text:p>
              </table:table-cell>
              <table:table-cell office:value-type="float" office:value="18.8853945892558">
                <text:p>18.8853945892558</text:p>
              </table:table-cell>
              <table:table-cell office:value-type="float" office:value="22.6733597396283">
                <text:p>22.6733597396283</text:p>
              </table:table-cell>
              <table:table-cell office:value-type="float" office:value="22.6733571174623">
                <text:p>22.67335711746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99">
                <text:p>13899</text:p>
              </table:table-cell>
              <table:table-cell office:value-type="float" office:value="24">
                <text:p>24</text:p>
              </table:table-cell>
              <table:table-cell office:value-type="float" office:value="10.2101547742035">
                <text:p>10.2101547742035</text:p>
              </table:table-cell>
              <table:table-cell office:value-type="float" office:value="20.0307156530497">
                <text:p>20.0307156530497</text:p>
              </table:table-cell>
              <table:table-cell office:value-type="float" office:value="23.6052722780675">
                <text:p>23.6052722780675</text:p>
              </table:table-cell>
              <table:table-cell office:value-type="float" office:value="23.6052707439968">
                <text:p>23.6052707439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36">
                <text:p>15636</text:p>
              </table:table-cell>
              <table:table-cell office:value-type="float" office:value="25">
                <text:p>25</text:p>
              </table:table-cell>
              <table:table-cell office:value-type="float" office:value="10.3460670954314">
                <text:p>10.3460670954314</text:p>
              </table:table-cell>
              <table:table-cell office:value-type="float" office:value="21.2455275399894">
                <text:p>21.2455275399894</text:p>
              </table:table-cell>
              <table:table-cell office:value-type="float" office:value="24.5745632338399">
                <text:p>24.5745632338399</text:p>
              </table:table-cell>
              <table:table-cell office:value-type="float" office:value="24.5745632338399">
                <text:p>24.5745632338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90">
                <text:p>17590</text:p>
              </table:table-cell>
              <table:table-cell office:value-type="float" office:value="26">
                <text:p>26</text:p>
              </table:table-cell>
              <table:table-cell office:value-type="float" office:value="10.4819742898875">
                <text:p>10.4819742898875</text:p>
              </table:table-cell>
              <table:table-cell office:value-type="float" office:value="22.5339646256995">
                <text:p>22.5339646256995</text:p>
              </table:table-cell>
              <table:table-cell office:value-type="float" office:value="25.5826746960542">
                <text:p>25.5826746960542</text:p>
              </table:table-cell>
              <table:table-cell office:value-type="float" office:value="25.5826704955631">
                <text:p>25.58267049556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88">
                <text:p>19788</text:p>
              </table:table-cell>
              <table:table-cell office:value-type="float" office:value="26">
                <text:p>26</text:p>
              </table:table-cell>
              <table:table-cell office:value-type="float" office:value="10.6178705473269">
                <text:p>10.6178705473269</text:p>
              </table:table-cell>
              <table:table-cell office:value-type="float" office:value="23.9004258609803">
                <text:p>23.9004258609803</text:p>
              </table:table-cell>
              <table:table-cell office:value-type="float" office:value="26.6310984887691">
                <text:p>26.6310984887691</text:p>
              </table:table-cell>
              <table:table-cell office:value-type="float" office:value="26.6310935740041">
                <text:p>26.6310935740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